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Arial CE" svg:font-family="&quot;Arial CE&quot;"/>
    <style:font-face style:name="Courier" svg:font-family="Courier"/>
    <style:font-face style:name="Helv" svg:font-family="Helv"/>
    <style:font-face style:name="Gill Sans MT" svg:font-family="&quot;Gill Sans MT&quot;"/>
    <style:font-face style:name="MS Sans Serif" svg:font-family="&quot;MS Sans Serif&quot;"/>
    <style:font-face style:name="Univers 45 Light" svg:font-family="&quot;Univers 45 Light&quot;"/>
    <style:font-face style:name="Book Antiqua" svg:font-family="&quot;Book Antiqua&quot;"/>
    <style:font-face style:name="Times New Roman" svg:font-family="&quot;Times New Roman&quot;"/>
    <style:font-face style:name="Helvetica Black" svg:font-family="&quot;Helvetica Black&quot;"/>
    <style:font-face style:name="Times New Roman CE" svg:font-family="&quot;Times New Roman CE&quot;"/>
    <style:font-face style:name="Verdana" svg:font-family="Verdana"/>
    <style:font-face style:name="Univers (WN)" svg:font-family="&quot;Univers (WN)&quot;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transparent" style:cell-protect="none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transparent" style:cell-protect="none"/>
    </style:style>
    <style:style style:name="ce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0" style:family="table-cell" style:parent-style-name="Default" style:data-style-name="N3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</style:style>
    <style:style style:name="ce11" style:family="table-cell" style:parent-style-name="Default" style:data-style-name="N2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</style:style>
    <style:style style:name="ce12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3" style:family="table-cell" style:parent-style-name="Default" style:data-style-name="N3">
      <style:table-cell-properties fo:border="thin solid #000000" style:vertical-align="middle" fo:background-color="transparent" style:cell-protect="protected" style:repeat-content="false"/>
      <style:paragraph-properties fo:text-align="end" fo:margin-right="0cm"/>
    </style:style>
    <style:style style:name="ce14" style:family="table-cell" style:parent-style-name="Default" style:data-style-name="N2">
      <style:table-cell-properties fo:border="thin solid #000000" style:vertical-align="middle" fo:background-color="transparent" style:cell-protect="protected" style:repeat-content="false"/>
      <style:paragraph-properties fo:text-align="end" fo:margin-right="0cm"/>
    </style:style>
    <style:style style:name="ce15" style:family="table-cell" style:parent-style-name="Default" style:data-style-name="N48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6" style:family="table-cell" style:parent-style-name="Default" style:data-style-name="N49">
      <style:table-cell-properties fo:border="thin solid #000000" style:vertical-align="middle" fo:background-color="transparent" style:cell-protect="protected" style:repeat-content="false"/>
      <style:paragraph-properties fo:text-align="end" fo:margin-right="0cm"/>
    </style:style>
    <style:style style:name="ce17" style:family="table-cell" style:parent-style-name="Default" style:data-style-name="N4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8" style:family="table-cell" style:parent-style-name="Default" style:data-style-name="N48">
      <style:table-cell-properties fo:border="thin solid #000000" style:vertical-align="middle" fo:background-color="transparent" style:cell-protect="protected" style:repeat-content="false"/>
      <style:paragraph-properties fo:text-align="end" fo:margin-right="0cm"/>
    </style:style>
    <style:style style:name="ce19" style:family="table-cell" style:parent-style-name="Default" style:data-style-name="N0">
      <style:table-cell-properties fo:border="thin solid #000000" style:vertical-align="middle" fo:background-color="#FFFFFF" style:cell-protect="none"/>
    </style:style>
    <style:style style:name="ce20" style:family="table-cell" style:parent-style-name="Default" style:data-style-name="N0">
      <style:table-cell-properties fo:border="thin solid #000000" style:vertical-align="middle" fo:background-color="transparent" style:cell-protect="none"/>
    </style:style>
    <style:style style:name="ce21" style:family="table-cell" style:parent-style-name="Default" style:data-style-name="N3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</style:style>
    <style:style style:name="ce22" style:family="table-cell" style:parent-style-name="Default" style:data-style-name="N49">
      <style:table-cell-properties fo:border="thin solid #000000" style:vertical-align="middle" fo:background-color="transparent" style:cell-protect="none" style:repeat-content="false"/>
      <style:paragraph-properties fo:text-align="end" fo:margin-right="0cm"/>
    </style:style>
    <style:style style:name="ce23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</style:style>
    <style:style style:name="ce24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</style:style>
    <style:style style:name="ce25" style:family="table-cell" style:parent-style-name="Default" style:data-style-name="N48">
      <style:table-cell-properties fo:border="thin solid #000000" style:vertical-align="middle" fo:background-color="transparent" style:cell-protect="none" style:repeat-content="false"/>
      <style:paragraph-properties fo:text-align="end" fo:margin-right="0cm"/>
    </style:style>
    <style:style style:name="ce26" style:family="table-cell" style:parent-style-name="Default" style:data-style-name="N0">
      <style:table-cell-properties style:vertical-align="automatic" fo:background-color="transparent" style:cell-protect="none"/>
    </style:style>
    <style:style style:name="ce27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0.4510416666667cm" style:use-optimal-column-width="true"/>
    </style:style>
    <style:style style:name="co2" style:family="table-column">
      <style:table-column-properties fo:break-before="auto" style:column-width="8.38729166666667cm" style:use-optimal-column-width="true"/>
    </style:style>
    <style:style style:name="co3" style:family="table-column">
      <style:table-column-properties fo:break-before="auto" style:column-width="7.19666666666667cm" style:use-optimal-column-width="true"/>
    </style:style>
    <style:style style:name="co4" style:family="table-column">
      <style:table-column-properties fo:break-before="auto" style:column-width="2.64583333333333cm"/>
    </style:style>
    <style:style style:name="co5" style:family="table-column">
      <style:table-column-properties fo:break-before="auto" style:column-width="2.48708333333333cm"/>
    </style:style>
    <style:style style:name="co6" style:family="table-column">
      <style:table-column-properties fo:break-before="auto" style:column-width="2.67229166666667cm"/>
    </style:style>
    <style:style style:name="co7" style:family="table-column">
      <style:table-column-properties fo:break-before="auto" style:column-width="2.59291666666667cm"/>
    </style:style>
    <style:style style:name="co8" style:family="table-column">
      <style:table-column-properties fo:break-before="auto" style:column-width="2.56645833333333cm" style:use-optimal-column-width="true"/>
    </style:style>
    <style:style style:name="co9" style:family="table-column">
      <style:table-column-properties fo:break-before="auto" style:column-width="3.04270833333333cm"/>
    </style:style>
    <style:style style:name="co10" style:family="table-column">
      <style:table-column-properties fo:break-before="auto" style:column-width="3.70416666666667cm"/>
    </style:style>
    <style:style style:name="co11" style:family="table-column">
      <style:table-column-properties fo:break-before="auto" style:column-width="4.55083333333333cm"/>
    </style:style>
    <style:style style:name="co12" style:family="table-column">
      <style:table-column-properties fo:break-before="auto" style:column-width="5.18583333333333cm" style:use-optimal-column-width="true"/>
    </style:style>
    <style:style style:name="co13" style:family="table-column">
      <style:table-column-properties fo:break-before="auto" style:column-width="7.96395833333333cm" style:use-optimal-column-width="true"/>
    </style:style>
    <style:style style:name="co14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53.25pt" style:use-optimal-row-height="false" fo:break-before="auto"/>
    </style:style>
    <style:style style:name="ro3" style:family="table-row">
      <style:table-row-properties style:row-height="57.7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4]));ISBLANK([.S4])))" style:apply-style-name="cf1" style:base-cell-address="Data_sheet.S4"/>
    </style:style>
    <style:style style:name="ce30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1" style:base-cell-address="Data_sheet.R4"/>
    </style:style>
    <style:style style:name="ce31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1" style:base-cell-address="Data_sheet.D4"/>
    </style:style>
    <style:style style:name="ce3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4]));ISBLANK([.E4])))" style:apply-style-name="cf1" style:base-cell-address="Data_sheet.E4"/>
    </style:style>
    <style:style style:name="ce3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4]));ISBLANK([.W4])))" style:apply-style-name="cf1" style:base-cell-address="Data_sheet.W4"/>
    </style:style>
    <style:style style:name="ce34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4]));ISBLANK([.V4])))" style:apply-style-name="cf1" style:base-cell-address="Data_sheet.V4"/>
    </style:style>
    <style:style style:name="ce3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5]));ISBLANK([.U5])))" style:apply-style-name="cf1" style:base-cell-address="Data_sheet.U5"/>
    </style:style>
    <style:style style:name="ce36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5]));ISBLANK([.T5])))" style:apply-style-name="cf1" style:base-cell-address="Data_sheet.T5"/>
    </style:style>
    <style:style style:name="ce3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1" style:base-cell-address="Data_sheet.D4"/>
    </style:style>
    <style:style style:name="ce38" style:family="table-cell" style:parent-style-name="Default" style:data-style-name="N3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D4]));ISBLANK([.E4])))" style:apply-style-name="cf1" style:base-cell-address="Data_sheet.E4"/>
    </style:style>
    <style:style style:name="ce3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1" style:base-cell-address="Data_sheet.D4"/>
    </style:style>
    <style:style style:name="ce4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1" style:base-cell-address="Data_sheet.D4"/>
    </style:style>
    <style:style style:name="ce41" style:family="table-cell" style:parent-style-name="Default" style:data-style-name="N3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E4]));ISBLANK([.D4])))" style:apply-style-name="cf1" style:base-cell-address="Data_sheet.D4"/>
    </style:style>
    <style:style style:name="ce42" style:family="table-cell" style:parent-style-name="Default" style:data-style-name="N3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R4]));ISBLANK([.S4])))" style:apply-style-name="cf1" style:base-cell-address="Data_sheet.S4"/>
    </style:style>
    <style:style style:name="ce43" style:family="table-cell" style:parent-style-name="Default" style:data-style-name="N3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S4]));ISBLANK([.R4])))" style:apply-style-name="cf1" style:base-cell-address="Data_sheet.R4"/>
    </style:style>
    <style:style style:name="ce44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R4]));ISBLANK([.S4])))" style:apply-style-name="cf1" style:base-cell-address="Data_sheet.S4"/>
    </style:style>
    <style:style style:name="ce45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S4]));ISBLANK([.R4])))" style:apply-style-name="cf1" style:base-cell-address="Data_sheet.R4"/>
    </style:style>
    <style:style style:name="ce46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T5]));ISBLANK([.U5])))" style:apply-style-name="cf1" style:base-cell-address="Data_sheet.U5"/>
    </style:style>
    <style:style style:name="ce47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U5]));ISBLANK([.T5])))" style:apply-style-name="cf1" style:base-cell-address="Data_sheet.T5"/>
    </style:style>
    <style:style style:name="ce4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4]));ISBLANK([.I4])))" style:apply-style-name="cf1" style:base-cell-address="Data_sheet.I4"/>
    </style:style>
    <style:style style:name="ce49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H4]));ISBLANK([.I4])))" style:apply-style-name="cf1" style:base-cell-address="Data_sheet.I4"/>
    </style:style>
    <style:style style:name="ce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J4])))" style:apply-style-name="cf1" style:base-cell-address="Data_sheet.J4"/>
    </style:style>
    <style:style style:name="ce51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K4]));ISBLANK([.J4])))" style:apply-style-name="cf1" style:base-cell-address="Data_sheet.J4"/>
    </style:style>
    <style:style style:name="ce52" style:family="table-cell" style:parent-style-name="Default" style:data-style-name="N3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V4]));ISBLANK([.W4])))" style:apply-style-name="cf1" style:base-cell-address="Data_sheet.W4"/>
    </style:style>
    <style:style style:name="ce53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V4]));ISBLANK([.W4])))" style:apply-style-name="cf1" style:base-cell-address="Data_sheet.W4"/>
    </style:style>
    <style:style style:name="ce54" style:family="table-cell" style:parent-style-name="Default" style:data-style-name="N3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W4]));ISBLANK([.V4])))" style:apply-style-name="cf1" style:base-cell-address="Data_sheet.V4"/>
    </style:style>
    <style:style style:name="ce55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W4]));ISBLANK([.V4])))" style:apply-style-name="cf1" style:base-cell-address="Data_sheet.V4"/>
    </style:style>
    <style:style style:name="ce56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X12]));ISBLANK([.Y12])))" style:apply-style-name="cf1" style:base-cell-address="Data_sheet.Y12"/>
    </style:style>
    <style:style style:name="ce57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Y12]));ISBLANK([.X12])))" style:apply-style-name="cf1" style:base-cell-address="Data_sheet.X12"/>
    </style:style>
    <style:style style:name="ce58" style:family="table-cell" style:parent-style-name="Default" style:data-style-name="N0">
      <style:table-cell-properties fo:border="thin solid #000000" style:vertical-align="middle" fo:wrap-option="wrap" fo:background-color="transparent" style:cell-protect="none"/>
      <style:map style:condition="of:is-true-formula(AND(NOT(ISBLANK([.$A4]));ISBLANK([.B4])))" style:apply-style-name="cf1" style:base-cell-address="Data_sheet.B4"/>
    </style:style>
    <style:style style:name="ce59" style:family="table-cell" style:parent-style-name="Default" style:data-style-name="N0">
      <style:table-cell-properties fo:border="thin solid #000000" style:vertical-align="middle" fo:wrap-option="wrap" fo:background-color="transparent" style:cell-protect="none"/>
      <style:map style:condition="of:is-true-formula(AND(NOT(ISBLANK([.A4]));ISBLANK([.C4])))" style:apply-style-name="cf1" style:base-cell-address="Data_sheet.C4"/>
    </style:style>
    <style:style style:name="ce60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E4]));ISBLANK([.D4])))" style:apply-style-name="cf1" style:base-cell-address="Data_sheet.D4"/>
    </style:style>
    <style:style style:name="ce61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D4]));ISBLANK([.E4])))" style:apply-style-name="cf1" style:base-cell-address="Data_sheet.E4"/>
    </style:style>
    <style:style style:name="ce6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G4])))" style:apply-style-name="cf1" style:base-cell-address="Data_sheet.G4"/>
    </style:style>
    <style:style style:name="ce63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F4]));ISBLANK([.G4])))" style:apply-style-name="cf1" style:base-cell-address="Data_sheet.G4"/>
    </style:style>
    <style:style style:name="ce6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4]));ISBLANK([.F4])))" style:apply-style-name="cf1" style:base-cell-address="Data_sheet.F4"/>
    </style:style>
    <style:style style:name="ce65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G4]));ISBLANK([.F4])))" style:apply-style-name="cf1" style:base-cell-address="Data_sheet.F4"/>
    </style:style>
    <style:style style:name="ce6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4]));ISBLANK([.H4])))" style:apply-style-name="cf1" style:base-cell-address="Data_sheet.H4"/>
    </style:style>
    <style:style style:name="ce67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I4]));ISBLANK([.H4])))" style:apply-style-name="cf1" style:base-cell-address="Data_sheet.H4"/>
    </style:style>
    <style:style style:name="ce6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4]));ISBLANK([.K4])))" style:apply-style-name="cf1" style:base-cell-address="Data_sheet.K4"/>
    </style:style>
    <style:style style:name="ce69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J4]));ISBLANK([.K4])))" style:apply-style-name="cf1" style:base-cell-address="Data_sheet.K4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content-validations>
        <table:content-validation table:name="val1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2" table:condition="of:cell-content-is-decimal-number() and cell-content()&gt;0">
          <table:help-message table:display="true"/>
          <table:error-message table:display="true"/>
        </table:content-validation>
        <table:content-validation table:name="val3" table:condition="of:cell-content-is-decimal-number() and cell-content()&gt;=0">
          <table:help-message table:display="true"/>
          <table:error-message table:display="true"/>
        </table:content-validation>
      </table:content-validations>
      <table:table table:name="Data_shee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5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5" table:default-cell-style-name="ce26"/>
        <table:table-column table:style-name="co7" table:default-cell-style-name="ce26"/>
        <table:table-column table:style-name="co5" table:default-cell-style-name="ce26"/>
        <table:table-column table:style-name="co8" table:default-cell-style-name="ce26"/>
        <table:table-column table:style-name="co5" table:default-cell-style-name="ce26"/>
        <table:table-column table:style-name="co8" table:default-cell-style-name="ce26"/>
        <table:table-column table:style-name="co5" table:default-cell-style-name="ce26"/>
        <table:table-column table:style-name="co9" table:number-columns-repeated="10" table:default-cell-style-name="ce26"/>
        <table:table-column table:style-name="co4" table:number-columns-repeated="2" table:default-cell-style-name="ce2"/>
        <table:table-column table:style-name="co10" table:number-columns-repeated="7" table:default-cell-style-name="ce2"/>
        <table:table-column table:style-name="co11" table:number-columns-repeated="3" table:default-cell-style-name="ce2"/>
        <table:table-column table:style-name="co12" table:default-cell-style-name="ce2"/>
        <table:table-column table:style-name="co13" table:default-cell-style-name="ce2"/>
        <table:table-column table:style-name="co14" table:number-columns-repeated="16343" table:default-cell-style-name="ce2"/>
        <table:table-row table:style-name="ro1">
          <table:table-cell office:value-type="string" table:number-columns-spanned="1" table:number-rows-spanned="3" table:content-validation-name="val1" table:style-name="ce27">
            <text:p>Organisation name</text:p>
          </table:table-cell>
          <table:table-cell office:value-type="string" table:number-columns-spanned="1" table:number-rows-spanned="3" table:content-validation-name="val1" table:style-name="ce27">
            <text:p>Organisation<text:s/></text:p>
            <text:p>type</text:p>
          </table:table-cell>
          <table:table-cell office:value-type="string" table:number-columns-spanned="1" table:number-rows-spanned="3" table:content-validation-name="val1" table:style-name="ce27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27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1" table:style-name="ce28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1" table:style-name="ce27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28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28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27">
            <text:p>Grand Total paybill/staffing (payroll and non-payroll) costs</text:p>
          </table:table-cell>
          <table:table-cell office:value-type="string" table:number-columns-spanned="1" table:number-rows-spanned="3" table:content-validation-name="val1" table:style-name="ce27">
            <text:p>Comments and notes</text:p>
          </table:table-cell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28"/>
        </table:table-row>
        <table:table-row table:style-name="ro2">
          <table:covered-table-cell/>
          <table:covered-table-cell/>
          <table:covered-table-cell/>
          <table:table-cell office:value-type="string" table:number-columns-spanned="2" table:number-rows-spanned="1" table:style-name="ce27">
            <text:p>Admin officers/admin assistants</text:p>
          </table:table-cell>
          <table:covered-table-cell/>
          <table:table-cell office:value-type="string" table:number-columns-spanned="2" table:number-rows-spanned="1" table:style-name="ce27">
            <text:p>Executive Officers</text:p>
          </table:table-cell>
          <table:covered-table-cell/>
          <table:table-cell office:value-type="string" table:number-columns-spanned="2" table:number-rows-spanned="1" table:style-name="ce27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27">
            <text:p>Grade 6/7</text:p>
          </table:table-cell>
          <table:covered-table-cell/>
          <table:table-cell office:value-type="string" table:number-columns-spanned="2" table:number-rows-spanned="1" table:style-name="ce27">
            <text:p>Senior Civil Service</text:p>
          </table:table-cell>
          <table:covered-table-cell/>
          <table:table-cell office:value-type="string" table:number-columns-spanned="2" table:number-rows-spanned="1" table:style-name="ce27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1" table:style-name="ce27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27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28">
            <text:p>Interim managers</text:p>
          </table:table-cell>
          <table:covered-table-cell/>
          <table:table-cell office:value-type="string" table:number-columns-spanned="2" table:number-rows-spanned="1" table:style-name="ce28">
            <text:p>Specialist Contractors</text:p>
          </table:table-cell>
          <table:covered-table-cell/>
          <table:table-cell office:value-type="string" table:number-columns-spanned="2" table:number-rows-spanned="1" table:style-name="ce28">
            <text:p>Consultants/consultancy</text:p>
          </table:table-cell>
          <table:covered-table-cell/>
          <table:table-cell office:value-type="string" table:number-columns-spanned="2" table:number-rows-spanned="1" table:style-name="ce27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27">
            <text:p>Salary</text:p>
          </table:table-cell>
          <table:table-cell office:value-type="string" table:number-columns-spanned="1" table:number-rows-spanned="2" table:style-name="ce27">
            <text:p>Allowances</text:p>
          </table:table-cell>
          <table:table-cell office:value-type="string" table:number-columns-spanned="1" table:number-rows-spanned="2" table:style-name="ce27">
            <text:p>Non-consolidated performance payments</text:p>
          </table:table-cell>
          <table:table-cell office:value-type="string" table:number-columns-spanned="1" table:number-rows-spanned="2" table:style-name="ce27">
            <text:p>Overtime</text:p>
          </table:table-cell>
          <table:table-cell office:value-type="string" table:number-columns-spanned="1" table:number-rows-spanned="2" table:style-name="ce27">
            <text:p>Employer pension contributions</text:p>
          </table:table-cell>
          <table:table-cell office:value-type="string" table:number-columns-spanned="1" table:number-rows-spanned="2" table:style-name="ce27">
            <text:p>Employer national insurance contributions</text:p>
          </table:table-cell>
          <table:table-cell office:value-type="string" table:number-columns-spanned="1" table:number-rows-spanned="2" table:style-name="ce27">
            <text:p>Total paybill for payroll staff</text:p>
          </table:table-cell>
          <table:table-cell office:value-type="string" table:number-columns-spanned="1" table:number-rows-spanned="2" table:style-name="ce27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27">
            <text:p>Total cost of consultants/</text:p>
            <text:p>consultancy</text:p>
          </table:table-cell>
          <table:table-cell office:value-type="string" table:number-columns-spanned="1" table:number-rows-spanned="2" table:style-name="ce27">
            <text:p>Total non-payroll (CCL) staff costs</text:p>
          </table:table-cell>
          <table:covered-table-cell/>
          <table:covered-table-cell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28"/>
        </table:table-row>
        <table:table-row table:style-name="ro3">
          <table:covered-table-cell/>
          <table:covered-table-cell/>
          <table:covered-table-cell/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content-validation-name="val1" table:style-name="ce5">
            <text:p>Headcount</text:p>
          </table:table-cell>
          <table:table-cell office:value-type="string" table:content-validation-name="val1" table:style-name="ce4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28"/>
        </table:table-row>
        <table:table-row table:style-name="ro1">
          <table:table-cell office:value-type="string" table:style-name="ce6">
            <text:p>Department for Work and Pensions</text:p>
          </table:table-cell>
          <table:table-cell office:value-type="string" table:style-name="ce58">
            <text:p>Ministerial Department</text:p>
          </table:table-cell>
          <table:table-cell office:value-type="string" table:style-name="ce59">
            <text:p>Department for Work and Pensions</text:p>
          </table:table-cell>
          <table:table-cell office:value-type="float" office:value="37154" table:style-name="ce39">
            <text:p>37,154</text:p>
          </table:table-cell>
          <table:table-cell office:value-type="float" office:value="31593.01" table:style-name="ce32">
            <text:p>31593.01</text:p>
          </table:table-cell>
          <table:table-cell office:value-type="float" office:value="36198" table:style-name="ce64">
            <text:p>36198</text:p>
          </table:table-cell>
          <table:table-cell office:value-type="float" office:value="32024.410000000011" table:style-name="ce62">
            <text:p>32024.41</text:p>
          </table:table-cell>
          <table:table-cell office:value-type="float" office:value="8869" table:style-name="ce66">
            <text:p>8869</text:p>
          </table:table-cell>
          <table:table-cell office:value-type="float" office:value="8447.98" table:style-name="ce48">
            <text:p>8447.98</text:p>
          </table:table-cell>
          <table:table-cell office:value-type="float" office:value="2273" table:style-name="ce50">
            <text:p>2273</text:p>
          </table:table-cell>
          <table:table-cell office:value-type="float" office:value="2205.35" table:style-name="ce68">
            <text:p>2205.35</text:p>
          </table:table-cell>
          <table:table-cell office:value-type="float" office:value="224" table:style-name="ce40">
            <text:p>224</text:p>
          </table:table-cell>
          <table:table-cell office:value-type="float" office:value="221.5" table:style-name="ce32">
            <text:p>221.50</text:p>
          </table:table-cell>
          <table:table-cell office:value-type="string" table:style-name="ce40">
            <text:p>.</text:p>
          </table:table-cell>
          <table:table-cell office:value-type="string" table:style-name="ce32">
            <text:p>.</text:p>
          </table:table-cell>
          <table:table-cell office:value-type="float" office:value="84718" table:content-validation-name="val1" table:style-name="ce10">
            <text:p>84,718</text:p>
          </table:table-cell>
          <table:table-cell office:value-type="float" office:value="74492.250000000015" table:content-validation-name="val1" table:style-name="ce11">
            <text:p>74492.25</text:p>
          </table:table-cell>
          <table:table-cell office:value-type="string" table:style-name="ce31">
            <text:p>.</text:p>
          </table:table-cell>
          <table:table-cell office:value-type="string" table:style-name="ce32">
            <text:p>.</text:p>
          </table:table-cell>
          <table:table-cell office:value-type="string" table:style-name="ce31">
            <text:p>.</text:p>
          </table:table-cell>
          <table:table-cell office:value-type="string" table:style-name="ce32">
            <text:p>.</text:p>
          </table:table-cell>
          <table:table-cell office:value-type="float" office:value="591" table:style-name="ce34">
            <text:p>591</text:p>
          </table:table-cell>
          <table:table-cell office:value-type="float" office:value="591" table:style-name="ce33">
            <text:p>591.00</text:p>
          </table:table-cell>
          <table:table-cell office:value-type="string" table:style-name="ce30">
            <text:p>.</text:p>
          </table:table-cell>
          <table:table-cell office:value-type="string" table:style-name="ce29">
            <text:p>.</text:p>
          </table:table-cell>
          <table:table-cell office:value-type="float" office:value="591" table:style-name="ce10">
            <text:p>591</text:p>
          </table:table-cell>
          <table:table-cell office:value-type="float" office:value="591" table:style-name="ce11">
            <text:p>591.00</text:p>
          </table:table-cell>
          <table:table-cell office:value-type="float" office:value="85309" table:content-validation-name="val1" table:style-name="ce13">
            <text:p>85,309</text:p>
          </table:table-cell>
          <table:table-cell office:value-type="float" office:value="75083.250000000015" table:content-validation-name="val1" table:style-name="ce14">
            <text:p>75083.25</text:p>
          </table:table-cell>
          <table:table-cell office:value-type="currency" office:value="151415423.97" table:content-validation-name="val2" table:style-name="ce15">
            <text:p>£151,415,423.97</text:p>
          </table:table-cell>
          <table:table-cell office:value-type="currency" office:value="2420127.73" table:content-validation-name="val2" table:style-name="ce15">
            <text:p>£2,420,127.73</text:p>
          </table:table-cell>
          <table:table-cell office:value-type="currency" office:value="222498.41" table:content-validation-name="val2" table:style-name="ce15">
            <text:p>£222,498.41</text:p>
          </table:table-cell>
          <table:table-cell office:value-type="currency" office:value="1982692.43" table:content-validation-name="val2" table:style-name="ce15">
            <text:p>£1,982,692.43</text:p>
          </table:table-cell>
          <table:table-cell office:value-type="currency" office:value="30802961.020000003" table:content-validation-name="val2" table:style-name="ce15">
            <text:p>£30,802,961.02</text:p>
          </table:table-cell>
          <table:table-cell office:value-type="currency" office:value="13084187.639999999" table:content-validation-name="val2" table:style-name="ce15">
            <text:p>£13,084,187.64</text:p>
          </table:table-cell>
          <table:table-cell office:value-type="currency" office:value="199927891.19999999" table:style-name="ce16">
            <text:p>£199,927,891</text:p>
          </table:table-cell>
          <table:table-cell office:value-type="currency" office:value="7732602" table:content-validation-name="val2" table:style-name="ce17">
            <text:p>£7,732,602.00</text:p>
          </table:table-cell>
          <table:table-cell office:value-type="currency" office:value="329424.99" table:content-validation-name="val3" table:style-name="ce17">
            <text:p>£329,424.99</text:p>
          </table:table-cell>
          <table:table-cell office:value-type="currency" office:value="8062026.9900000002" table:style-name="ce18">
            <text:p>£8,062,026.99</text:p>
          </table:table-cell>
          <table:table-cell office:value-type="currency" office:value="207989918.19" table:style-name="ce16">
            <text:p>£207,989,918</text:p>
          </table:table-cell>
          <table:table-cell table:content-validation-name="val1" table:style-name="ce19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28"/>
        </table:table-row>
        <table:table-row table:style-name="ro1">
          <table:table-cell office:value-type="string" table:style-name="ce6">
            <text:p>Health and Safety Executive</text:p>
          </table:table-cell>
          <table:table-cell office:value-type="string" table:style-name="ce58">
            <text:p>Crown Non Departmental Public Body</text:p>
          </table:table-cell>
          <table:table-cell office:value-type="string" table:style-name="ce59">
            <text:p>Department for Work and Pensions</text:p>
          </table:table-cell>
          <table:table-cell office:value-type="float" office:value="420" table:style-name="ce40">
            <text:p>420</text:p>
          </table:table-cell>
          <table:table-cell office:value-type="float" office:value="366.83" table:style-name="ce32">
            <text:p>366.83</text:p>
          </table:table-cell>
          <table:table-cell office:value-type="float" office:value="445" table:style-name="ce64">
            <text:p>445</text:p>
          </table:table-cell>
          <table:table-cell office:value-type="float" office:value="411.48" table:style-name="ce62">
            <text:p>411.48</text:p>
          </table:table-cell>
          <table:table-cell office:value-type="float" office:value="1424" table:style-name="ce66">
            <text:p>1424</text:p>
          </table:table-cell>
          <table:table-cell office:value-type="float" office:value="1339.16" table:style-name="ce48">
            <text:p>1339.16</text:p>
          </table:table-cell>
          <table:table-cell office:value-type="float" office:value="442" table:style-name="ce50">
            <text:p>442</text:p>
          </table:table-cell>
          <table:table-cell office:value-type="float" office:value="415.82" table:style-name="ce68">
            <text:p>415.82</text:p>
          </table:table-cell>
          <table:table-cell office:value-type="float" office:value="24" table:style-name="ce40">
            <text:p>24</text:p>
          </table:table-cell>
          <table:table-cell office:value-type="float" office:value="23.41" table:style-name="ce32">
            <text:p>23.41</text:p>
          </table:table-cell>
          <table:table-cell office:value-type="string" table:style-name="ce40">
            <text:p>.</text:p>
          </table:table-cell>
          <table:table-cell office:value-type="string" table:style-name="ce32">
            <text:p>.</text:p>
          </table:table-cell>
          <table:table-cell office:value-type="float" office:value="2755" table:content-validation-name="val1" table:style-name="ce10">
            <text:p>2,755</text:p>
          </table:table-cell>
          <table:table-cell office:value-type="float" office:value="2556.7000000000003" table:content-validation-name="val1" table:style-name="ce11">
            <text:p>2556.70</text:p>
          </table:table-cell>
          <table:table-cell office:value-type="string" table:style-name="ce31">
            <text:p>.</text:p>
          </table:table-cell>
          <table:table-cell office:value-type="string" table:style-name="ce32">
            <text:p>.</text:p>
          </table:table-cell>
          <table:table-cell office:value-type="float" office:value="4" table:style-name="ce36">
            <text:p>4</text:p>
          </table:table-cell>
          <table:table-cell office:value-type="float" office:value="2.13" table:style-name="ce35">
            <text:p>2.13</text:p>
          </table:table-cell>
          <table:table-cell office:value-type="string" table:style-name="ce34">
            <text:p>.</text:p>
          </table:table-cell>
          <table:table-cell office:value-type="string" table:style-name="ce33">
            <text:p>.</text:p>
          </table:table-cell>
          <table:table-cell office:value-type="string" table:style-name="ce31">
            <text:p>.</text:p>
          </table:table-cell>
          <table:table-cell office:value-type="string" table:style-name="ce32">
            <text:p>.</text:p>
          </table:table-cell>
          <table:table-cell office:value-type="float" office:value="4" table:style-name="ce10">
            <text:p>4</text:p>
          </table:table-cell>
          <table:table-cell office:value-type="float" office:value="2.13" table:style-name="ce11">
            <text:p>2.13</text:p>
          </table:table-cell>
          <table:table-cell office:value-type="float" office:value="2759" table:content-validation-name="val1" table:style-name="ce13">
            <text:p>2,759</text:p>
          </table:table-cell>
          <table:table-cell office:value-type="float" office:value="2558.8300000000004" table:content-validation-name="val1" table:style-name="ce14">
            <text:p>2558.83</text:p>
          </table:table-cell>
          <table:table-cell office:value-type="currency" office:value="8671445.2100000009" table:content-validation-name="val2" table:style-name="ce15">
            <text:p>£8,671,445.21</text:p>
          </table:table-cell>
          <table:table-cell office:value-type="currency" office:value="139782.89000000031" table:content-validation-name="val2" table:style-name="ce15">
            <text:p>£139,782.89</text:p>
          </table:table-cell>
          <table:table-cell office:value-type="currency" office:value="0" table:content-validation-name="val2" table:style-name="ce15">
            <text:p>£0.00</text:p>
          </table:table-cell>
          <table:table-cell office:value-type="currency" office:value="41796.750000000022" table:content-validation-name="val2" table:style-name="ce15">
            <text:p>£41,796.75</text:p>
          </table:table-cell>
          <table:table-cell office:value-type="currency" office:value="1840560.7" table:content-validation-name="val2" table:style-name="ce15">
            <text:p>£1,840,560.70</text:p>
          </table:table-cell>
          <table:table-cell office:value-type="currency" office:value="957418.69" table:content-validation-name="val2" table:style-name="ce15">
            <text:p>£957,418.69</text:p>
          </table:table-cell>
          <table:table-cell office:value-type="currency" office:value="11651004.24" table:style-name="ce16">
            <text:p>£11,651,004</text:p>
          </table:table-cell>
          <table:table-cell office:value-type="currency" office:value="26853.62" table:content-validation-name="val2" table:style-name="ce17">
            <text:p>£26,853.62</text:p>
          </table:table-cell>
          <table:table-cell office:value-type="currency" office:value="0" table:content-validation-name="val2" table:style-name="ce17">
            <text:p>£0.00</text:p>
          </table:table-cell>
          <table:table-cell office:value-type="currency" office:value="26853.62" table:style-name="ce18">
            <text:p>£26,853.62</text:p>
          </table:table-cell>
          <table:table-cell office:value-type="currency" office:value="11677857.859999999" table:style-name="ce16">
            <text:p>£11,677,858</text:p>
          </table:table-cell>
          <table:table-cell table:content-validation-name="val1" table:style-name="ce19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28"/>
        </table:table-row>
        <table:table-row table:style-name="ro1">
          <table:table-cell office:value-type="string" table:style-name="ce6">
            <text:p>Independent Living Fund</text:p>
          </table:table-cell>
          <table:table-cell office:value-type="string" table:style-name="ce58">
            <text:p>Executive Non-Departmental Public Body</text:p>
          </table:table-cell>
          <table:table-cell office:value-type="string" table:style-name="ce59">
            <text:p>Department for Work and Pensions</text:p>
          </table:table-cell>
          <table:table-cell table:style-name="ce40"/>
          <table:table-cell table:style-name="ce32"/>
          <table:table-cell table:style-name="ce64"/>
          <table:table-cell table:style-name="ce62"/>
          <table:table-cell table:style-name="ce66"/>
          <table:table-cell table:style-name="ce48"/>
          <table:table-cell table:style-name="ce50"/>
          <table:table-cell table:style-name="ce68"/>
          <table:table-cell table:style-name="ce40"/>
          <table:table-cell table:style-name="ce32"/>
          <table:table-cell table:style-name="ce40"/>
          <table:table-cell table:style-name="ce32"/>
          <table:table-cell office:value-type="string" table:content-validation-name="val1" table:style-name="ce10">
            <text:p>.</text:p>
          </table:table-cell>
          <table:table-cell office:value-type="string" table:content-validation-name="val1" table:style-name="ce11">
            <text:p>.</text:p>
          </table:table-cell>
          <table:table-cell table:style-name="ce31"/>
          <table:table-cell table:style-name="ce32"/>
          <table:table-cell table:style-name="ce31"/>
          <table:table-cell table:style-name="ce32"/>
          <table:table-cell table:style-name="ce31"/>
          <table:table-cell table:style-name="ce32"/>
          <table:table-cell table:style-name="ce31"/>
          <table:table-cell table:style-name="ce32"/>
          <table:table-cell office:value-type="string" table:style-name="ce10">
            <text:p>.</text:p>
          </table:table-cell>
          <table:table-cell office:value-type="string" table:style-name="ce11">
            <text:p>.</text:p>
          </table:table-cell>
          <table:table-cell office:value-type="string" table:content-validation-name="val1" table:style-name="ce13">
            <text:p>.</text:p>
          </table:table-cell>
          <table:table-cell office:value-type="string" table:content-validation-name="val1" table:style-name="ce14">
            <text:p>.</text:p>
          </table:table-cell>
          <table:table-cell table:content-validation-name="val2" table:style-name="ce15"/>
          <table:table-cell table:content-validation-name="val2" table:style-name="ce15"/>
          <table:table-cell table:content-validation-name="val2" table:style-name="ce15"/>
          <table:table-cell table:content-validation-name="val2" table:style-name="ce15"/>
          <table:table-cell table:content-validation-name="val2" table:style-name="ce15"/>
          <table:table-cell table:content-validation-name="val2" table:style-name="ce15"/>
          <table:table-cell office:value-type="currency" office:value="0" table:style-name="ce18">
            <text:p>£0.00</text:p>
          </table:table-cell>
          <table:table-cell table:content-validation-name="val2" table:style-name="ce17"/>
          <table:table-cell table:content-validation-name="val2" table:style-name="ce17"/>
          <table:table-cell office:value-type="currency" office:value="0" table:style-name="ce18">
            <text:p>£0.00</text:p>
          </table:table-cell>
          <table:table-cell office:value-type="currency" office:value="0" table:style-name="ce18">
            <text:p>£0.00</text:p>
          </table:table-cell>
          <table:table-cell office:value-type="string" table:content-validation-name="val1" table:style-name="ce20">
            <text:p>ILF is now closed</text:p>
          </table:table-cell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28"/>
        </table:table-row>
        <table:table-row table:style-name="ro1">
          <table:table-cell office:value-type="string" table:style-name="ce6">
            <text:p>National Employment Savings Trust Corporation</text:p>
          </table:table-cell>
          <table:table-cell office:value-type="string" table:style-name="ce58">
            <text:p>Executive Non-Departmental Public Body</text:p>
          </table:table-cell>
          <table:table-cell office:value-type="string" table:style-name="ce59">
            <text:p>Department for Work and Pensions</text:p>
          </table:table-cell>
          <table:table-cell office:value-type="string" table:style-name="ce39">
            <text:p>.</text:p>
          </table:table-cell>
          <table:table-cell office:value-type="string" table:style-name="ce32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2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2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2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2">
            <text:p>.</text:p>
          </table:table-cell>
          <table:table-cell office:value-type="float" office:value="241" table:style-name="ce39">
            <text:p>241</text:p>
          </table:table-cell>
          <table:table-cell office:value-type="float" office:value="234.7" table:style-name="ce32">
            <text:p>234.70</text:p>
          </table:table-cell>
          <table:table-cell office:value-type="float" office:value="241" table:content-validation-name="val1" table:style-name="ce10">
            <text:p>241</text:p>
          </table:table-cell>
          <table:table-cell office:value-type="float" office:value="234.7" table:content-validation-name="val1" table:style-name="ce11">
            <text:p>234.70</text:p>
          </table:table-cell>
          <table:table-cell office:value-type="string" table:style-name="ce31">
            <text:p>.</text:p>
          </table:table-cell>
          <table:table-cell office:value-type="string" table:style-name="ce32">
            <text:p>.</text:p>
          </table:table-cell>
          <table:table-cell office:value-type="float" office:value="13" table:style-name="ce30">
            <text:p>13</text:p>
          </table:table-cell>
          <table:table-cell office:value-type="float" office:value="11.9" table:style-name="ce29">
            <text:p>11.90</text:p>
          </table:table-cell>
          <table:table-cell office:value-type="string" table:style-name="ce31">
            <text:p>.</text:p>
          </table:table-cell>
          <table:table-cell office:value-type="string" table:style-name="ce32">
            <text:p>.</text:p>
          </table:table-cell>
          <table:table-cell office:value-type="string" table:style-name="ce30">
            <text:p>.</text:p>
          </table:table-cell>
          <table:table-cell office:value-type="string" table:style-name="ce29">
            <text:p>.</text:p>
          </table:table-cell>
          <table:table-cell office:value-type="float" office:value="13" table:style-name="ce10">
            <text:p>13</text:p>
          </table:table-cell>
          <table:table-cell office:value-type="float" office:value="11.9" table:style-name="ce11">
            <text:p>11.90</text:p>
          </table:table-cell>
          <table:table-cell office:value-type="float" office:value="254" table:content-validation-name="val1" table:style-name="ce13">
            <text:p>254</text:p>
          </table:table-cell>
          <table:table-cell office:value-type="float" office:value="246.6" table:content-validation-name="val1" table:style-name="ce14">
            <text:p>246.60</text:p>
          </table:table-cell>
          <table:table-cell office:value-type="currency" office:value="1133187.6900000006" table:content-validation-name="val2" table:style-name="ce15">
            <text:p>£1,133,187.69</text:p>
          </table:table-cell>
          <table:table-cell office:value-type="currency" office:value="0" table:content-validation-name="val2" table:style-name="ce15">
            <text:p>£0.00</text:p>
          </table:table-cell>
          <table:table-cell office:value-type="currency" office:value="0" table:content-validation-name="val2" table:style-name="ce15">
            <text:p>£0.00</text:p>
          </table:table-cell>
          <table:table-cell office:value-type="currency" office:value="0" table:content-validation-name="val2" table:style-name="ce15">
            <text:p>£0.00</text:p>
          </table:table-cell>
          <table:table-cell office:value-type="currency" office:value="87503.369999999981" table:content-validation-name="val2" table:style-name="ce15">
            <text:p>£87,503.37</text:p>
          </table:table-cell>
          <table:table-cell office:value-type="currency" office:value="134025.62000000034" table:content-validation-name="val2" table:style-name="ce15">
            <text:p>£134,025.62</text:p>
          </table:table-cell>
          <table:table-cell office:value-type="currency" office:value="1354716.6800000009" table:style-name="ce16">
            <text:p>£1,354,717</text:p>
          </table:table-cell>
          <table:table-cell office:value-type="currency" office:value="128210.704" table:content-validation-name="val2" table:style-name="ce17">
            <text:p>£128,210.70</text:p>
          </table:table-cell>
          <table:table-cell office:value-type="currency" office:value="0" table:content-validation-name="val2" table:style-name="ce17">
            <text:p>£0.00</text:p>
          </table:table-cell>
          <table:table-cell office:value-type="currency" office:value="128210.704" table:style-name="ce18">
            <text:p>£128,210.70</text:p>
          </table:table-cell>
          <table:table-cell office:value-type="currency" office:value="1482927.3840000008" table:style-name="ce16">
            <text:p>£1,482,927</text:p>
          </table:table-cell>
          <table:table-cell table:content-validation-name="val1" table:style-name="ce19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28"/>
        </table:table-row>
        <table:table-row table:style-name="ro1">
          <table:table-cell office:value-type="string" table:style-name="ce6">
            <text:p>Disabled People's Employment Corporation GB Ltd</text:p>
          </table:table-cell>
          <table:table-cell office:value-type="string" table:style-name="ce58">
            <text:p>Executive Non-Departmental Public Body</text:p>
          </table:table-cell>
          <table:table-cell office:value-type="string" table:style-name="ce59">
            <text:p>Department for Work and Pensions</text:p>
          </table:table-cell>
          <table:table-cell table:style-name="ce40"/>
          <table:table-cell table:style-name="ce32"/>
          <table:table-cell table:style-name="ce40"/>
          <table:table-cell table:style-name="ce32"/>
          <table:table-cell table:style-name="ce40"/>
          <table:table-cell table:style-name="ce32"/>
          <table:table-cell table:style-name="ce40"/>
          <table:table-cell table:style-name="ce32"/>
          <table:table-cell table:style-name="ce40"/>
          <table:table-cell table:style-name="ce32"/>
          <table:table-cell table:style-name="ce40"/>
          <table:table-cell table:style-name="ce32"/>
          <table:table-cell office:value-type="string" table:content-validation-name="val1" table:style-name="ce10">
            <text:p>.</text:p>
          </table:table-cell>
          <table:table-cell office:value-type="string" table:content-validation-name="val1" table:style-name="ce11">
            <text:p>.</text:p>
          </table:table-cell>
          <table:table-cell table:style-name="ce30"/>
          <table:table-cell table:style-name="ce29"/>
          <table:table-cell table:style-name="ce36"/>
          <table:table-cell table:style-name="ce35"/>
          <table:table-cell table:style-name="ce31"/>
          <table:table-cell table:style-name="ce32"/>
          <table:table-cell table:style-name="ce31"/>
          <table:table-cell table:style-name="ce32"/>
          <table:table-cell office:value-type="string" table:style-name="ce10">
            <text:p>.</text:p>
          </table:table-cell>
          <table:table-cell office:value-type="string" table:style-name="ce11">
            <text:p>.</text:p>
          </table:table-cell>
          <table:table-cell office:value-type="string" table:content-validation-name="val1" table:style-name="ce13">
            <text:p>.</text:p>
          </table:table-cell>
          <table:table-cell office:value-type="string" table:content-validation-name="val1" table:style-name="ce14">
            <text:p>.</text:p>
          </table:table-cell>
          <table:table-cell table:content-validation-name="val2" table:style-name="ce15"/>
          <table:table-cell table:content-validation-name="val2" table:style-name="ce15"/>
          <table:table-cell table:content-validation-name="val2" table:style-name="ce15"/>
          <table:table-cell table:content-validation-name="val2" table:style-name="ce15"/>
          <table:table-cell table:content-validation-name="val2" table:style-name="ce15"/>
          <table:table-cell table:content-validation-name="val2" table:style-name="ce15"/>
          <table:table-cell office:value-type="currency" office:value="0" table:style-name="ce18">
            <text:p>£0.00</text:p>
          </table:table-cell>
          <table:table-cell table:content-validation-name="val2" table:style-name="ce17"/>
          <table:table-cell table:content-validation-name="val2" table:style-name="ce17"/>
          <table:table-cell office:value-type="currency" office:value="0" table:style-name="ce18">
            <text:p>£0.00</text:p>
          </table:table-cell>
          <table:table-cell office:value-type="currency" office:value="0" table:style-name="ce18">
            <text:p>£0.00</text:p>
          </table:table-cell>
          <table:table-cell office:value-type="string" table:content-validation-name="val1" table:style-name="ce19">
            <text:p>DPEC no longer reporting from Dec 15</text:p>
          </table:table-cell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28"/>
        </table:table-row>
        <table:table-row table:style-name="ro1">
          <table:table-cell office:value-type="string" table:style-name="ce6">
            <text:p>The Pensions Advisory Service</text:p>
          </table:table-cell>
          <table:table-cell office:value-type="string" table:style-name="ce58">
            <text:p>Executive Non-Departmental Public Body</text:p>
          </table:table-cell>
          <table:table-cell office:value-type="string" table:style-name="ce59">
            <text:p>Department for Work and Pensions</text:p>
          </table:table-cell>
          <table:table-cell office:value-type="string" table:style-name="ce40">
            <text:p>.</text:p>
          </table:table-cell>
          <table:table-cell office:value-type="string" table:style-name="ce32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2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2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2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2">
            <text:p>.</text:p>
          </table:table-cell>
          <table:table-cell office:value-type="float" office:value="88" table:style-name="ce40">
            <text:p>88</text:p>
          </table:table-cell>
          <table:table-cell office:value-type="float" office:value="79.06" table:style-name="ce32">
            <text:p>79.06</text:p>
          </table:table-cell>
          <table:table-cell office:value-type="float" office:value="88" table:content-validation-name="val1" table:style-name="ce10">
            <text:p>88</text:p>
          </table:table-cell>
          <table:table-cell office:value-type="float" office:value="79.06" table:content-validation-name="val1" table:style-name="ce11">
            <text:p>79.06</text:p>
          </table:table-cell>
          <table:table-cell office:value-type="float" office:value="2" table:style-name="ce31">
            <text:p>2</text:p>
          </table:table-cell>
          <table:table-cell office:value-type="float" office:value="2" table:style-name="ce32">
            <text:p>2.00</text:p>
          </table:table-cell>
          <table:table-cell office:value-type="float" office:value="2" table:style-name="ce31">
            <text:p>2</text:p>
          </table:table-cell>
          <table:table-cell office:value-type="float" office:value="2" table:style-name="ce37">
            <text:p>2.00</text:p>
          </table:table-cell>
          <table:table-cell office:value-type="string" table:style-name="ce31">
            <text:p>.</text:p>
          </table:table-cell>
          <table:table-cell office:value-type="string" table:style-name="ce32">
            <text:p>.</text:p>
          </table:table-cell>
          <table:table-cell office:value-type="string" table:style-name="ce31">
            <text:p>.</text:p>
          </table:table-cell>
          <table:table-cell office:value-type="string" table:style-name="ce32">
            <text:p>.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1">
            <text:p>4.00</text:p>
          </table:table-cell>
          <table:table-cell office:value-type="float" office:value="92" table:content-validation-name="val1" table:style-name="ce13">
            <text:p>92</text:p>
          </table:table-cell>
          <table:table-cell office:value-type="float" office:value="83.06" table:content-validation-name="val1" table:style-name="ce14">
            <text:p>83.06</text:p>
          </table:table-cell>
          <table:table-cell office:value-type="currency" office:value="242360.34" table:content-validation-name="val2" table:style-name="ce15">
            <text:p>£242,360.34</text:p>
          </table:table-cell>
          <table:table-cell office:value-type="currency" office:value="0" table:content-validation-name="val2" table:style-name="ce15">
            <text:p>£0.00</text:p>
          </table:table-cell>
          <table:table-cell office:value-type="currency" office:value="0" table:content-validation-name="val2" table:style-name="ce15">
            <text:p>£0.00</text:p>
          </table:table-cell>
          <table:table-cell office:value-type="currency" office:value="3383.85" table:content-validation-name="val2" table:style-name="ce15">
            <text:p>£3,383.85</text:p>
          </table:table-cell>
          <table:table-cell office:value-type="currency" office:value="46940.12" table:content-validation-name="val2" table:style-name="ce15">
            <text:p>£46,940.12</text:p>
          </table:table-cell>
          <table:table-cell office:value-type="currency" office:value="25193.41" table:content-validation-name="val2" table:style-name="ce15">
            <text:p>£25,193.41</text:p>
          </table:table-cell>
          <table:table-cell office:value-type="currency" office:value="317877.71999999997" table:style-name="ce16">
            <text:p>£317,878</text:p>
          </table:table-cell>
          <table:table-cell office:value-type="currency" office:value="16455.21" table:content-validation-name="val2" table:style-name="ce17">
            <text:p>£16,455.21</text:p>
          </table:table-cell>
          <table:table-cell office:value-type="currency" office:value="34801.199999999997" table:content-validation-name="val2" table:style-name="ce17">
            <text:p>£34,801.20</text:p>
          </table:table-cell>
          <table:table-cell office:value-type="currency" office:value="51256.409999999996" table:style-name="ce18">
            <text:p>£51,256.41</text:p>
          </table:table-cell>
          <table:table-cell office:value-type="currency" office:value="369134.12999999995" table:style-name="ce16">
            <text:p>£369,134</text:p>
          </table:table-cell>
          <table:table-cell table:content-validation-name="val1" table:style-name="ce20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28"/>
        </table:table-row>
        <table:table-row table:style-name="ro1">
          <table:table-cell office:value-type="string" table:style-name="ce6">
            <text:p>The Pensions Regulator</text:p>
          </table:table-cell>
          <table:table-cell office:value-type="string" table:style-name="ce58">
            <text:p>Executive Non-Departmental Public Body</text:p>
          </table:table-cell>
          <table:table-cell office:value-type="string" table:style-name="ce59">
            <text:p>Department for Work and Pensions</text:p>
          </table:table-cell>
          <table:table-cell office:value-type="string" table:style-name="ce40">
            <text:p>.</text:p>
          </table:table-cell>
          <table:table-cell office:value-type="string" table:style-name="ce32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2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2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2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2">
            <text:p>.</text:p>
          </table:table-cell>
          <table:table-cell office:value-type="float" office:value="498" table:style-name="ce40">
            <text:p>498</text:p>
          </table:table-cell>
          <table:table-cell office:value-type="float" office:value="481.7" table:style-name="ce32">
            <text:p>481.70</text:p>
          </table:table-cell>
          <table:table-cell office:value-type="float" office:value="498" table:content-validation-name="val1" table:style-name="ce10">
            <text:p>498</text:p>
          </table:table-cell>
          <table:table-cell office:value-type="float" office:value="481.7" table:content-validation-name="val1" table:style-name="ce11">
            <text:p>481.70</text:p>
          </table:table-cell>
          <table:table-cell office:value-type="float" office:value="10" table:style-name="ce30">
            <text:p>10</text:p>
          </table:table-cell>
          <table:table-cell office:value-type="float" office:value="10" table:style-name="ce29">
            <text:p>10.00</text:p>
          </table:table-cell>
          <table:table-cell office:value-type="string" table:style-name="ce31">
            <text:p>.</text:p>
          </table:table-cell>
          <table:table-cell office:value-type="string" table:style-name="ce32">
            <text:p>.</text:p>
          </table:table-cell>
          <table:table-cell office:value-type="string" table:style-name="ce30">
            <text:p>.</text:p>
          </table:table-cell>
          <table:table-cell office:value-type="string" table:style-name="ce29">
            <text:p>.</text:p>
          </table:table-cell>
          <table:table-cell office:value-type="string" table:style-name="ce31">
            <text:p>.</text:p>
          </table:table-cell>
          <table:table-cell office:value-type="string" table:style-name="ce32">
            <text:p>.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1">
            <text:p>10.00</text:p>
          </table:table-cell>
          <table:table-cell office:value-type="float" office:value="508" table:content-validation-name="val1" table:style-name="ce13">
            <text:p>508</text:p>
          </table:table-cell>
          <table:table-cell office:value-type="float" office:value="491.7" table:content-validation-name="val1" table:style-name="ce14">
            <text:p>491.70</text:p>
          </table:table-cell>
          <table:table-cell office:value-type="currency" office:value="2079257.919999999" table:content-validation-name="val2" table:style-name="ce15">
            <text:p>£2,079,257.92</text:p>
          </table:table-cell>
          <table:table-cell office:value-type="currency" office:value="6256" table:content-validation-name="val2" table:style-name="ce15">
            <text:p>£6,256.00</text:p>
          </table:table-cell>
          <table:table-cell office:value-type="currency" office:value="86083.64" table:content-validation-name="val2" table:style-name="ce15">
            <text:p>£86,083.64</text:p>
          </table:table-cell>
          <table:table-cell office:value-type="currency" office:value="2884.0099999999998" table:content-validation-name="val2" table:style-name="ce15">
            <text:p>£2,884.01</text:p>
          </table:table-cell>
          <table:table-cell office:value-type="currency" office:value="433163.07000000007" table:content-validation-name="val2" table:style-name="ce15">
            <text:p>£433,163.07</text:p>
          </table:table-cell>
          <table:table-cell office:value-type="currency" office:value="238608.71" table:content-validation-name="val2" table:style-name="ce15">
            <text:p>£238,608.71</text:p>
          </table:table-cell>
          <table:table-cell office:value-type="currency" office:value="2846253.3499999987" table:style-name="ce16">
            <text:p>£2,846,253</text:p>
          </table:table-cell>
          <table:table-cell office:value-type="currency" office:value="105480.6" table:content-validation-name="val2" table:style-name="ce17">
            <text:p>£105,480.60</text:p>
          </table:table-cell>
          <table:table-cell office:value-type="currency" office:value="1325.5400000000002" table:content-validation-name="val2" table:style-name="ce17">
            <text:p>£1,325.54</text:p>
          </table:table-cell>
          <table:table-cell office:value-type="currency" office:value="106806.14" table:style-name="ce18">
            <text:p>£106,806.14</text:p>
          </table:table-cell>
          <table:table-cell office:value-type="currency" office:value="2953059.4899999988" table:style-name="ce16">
            <text:p>£2,953,059</text:p>
          </table:table-cell>
          <table:table-cell office:value-type="string" table:content-validation-name="val1" table:style-name="ce6">
            <text:p>Slight increase in overall costs mainly due to an increase in permanent headcount resulting in increased salary costs and CEO bonus, offset against reduced non-payroll costs due to reduction in temp numbers.<text:s/></text:p>
          </table:table-cell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28"/>
        </table:table-row>
        <table:table-row table:style-name="ro1">
          <table:table-cell table:style-name="ce6"/>
          <table:table-cell table:style-name="ce58"/>
          <table:table-cell table:style-name="ce59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content-validation-name="val1" table:style-name="ce10"/>
          <table:table-cell table:content-validation-name="val1" table:style-name="ce10"/>
          <table:table-cell table:style-name="ce43"/>
          <table:table-cell table:style-name="ce42"/>
          <table:table-cell table:style-name="ce43"/>
          <table:table-cell table:style-name="ce42"/>
          <table:table-cell table:style-name="ce54"/>
          <table:table-cell table:style-name="ce52"/>
          <table:table-cell table:style-name="ce43"/>
          <table:table-cell table:style-name="ce42"/>
          <table:table-cell table:number-columns-repeated="2" table:style-name="ce10"/>
          <table:table-cell table:content-validation-name="val1" table:style-name="ce13"/>
          <table:table-cell table:content-validation-name="val1" table:style-name="ce13"/>
          <table:table-cell table:content-validation-name="val2" table:style-name="ce22"/>
          <table:table-cell table:content-validation-name="val2" table:style-name="ce22"/>
          <table:table-cell table:content-validation-name="val2" table:style-name="ce22"/>
          <table:table-cell table:content-validation-name="val2" table:style-name="ce22"/>
          <table:table-cell table:content-validation-name="val2" table:style-name="ce22"/>
          <table:table-cell table:content-validation-name="val2" table:style-name="ce22"/>
          <table:table-cell table:style-name="ce16"/>
          <table:table-cell table:content-validation-name="val2" table:style-name="ce22"/>
          <table:table-cell table:content-validation-name="val2" table:style-name="ce22"/>
          <table:table-cell table:number-columns-repeated="2" table:style-name="ce16"/>
          <table:table-cell table:content-validation-name="val1" table:style-name="ce19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28"/>
        </table:table-row>
        <table:table-row table:style-name="ro4">
          <table:table-cell table:style-name="ce6"/>
          <table:table-cell table:style-name="ce58"/>
          <table:table-cell table:style-name="ce59"/>
          <table:table-cell table:style-name="ce60"/>
          <table:table-cell table:style-name="ce61"/>
          <table:table-cell table:style-name="ce65"/>
          <table:table-cell table:style-name="ce63"/>
          <table:table-cell table:style-name="ce67"/>
          <table:table-cell table:style-name="ce49"/>
          <table:table-cell table:style-name="ce51"/>
          <table:table-cell table:style-name="ce69"/>
          <table:table-cell table:style-name="ce60"/>
          <table:table-cell table:style-name="ce61"/>
          <table:table-cell table:style-name="ce60"/>
          <table:table-cell table:style-name="ce61"/>
          <table:table-cell table:content-validation-name="val1" table:style-name="ce10"/>
          <table:table-cell table:content-validation-name="val1" table:style-name="ce10"/>
          <table:table-cell table:style-name="ce45"/>
          <table:table-cell table:style-name="ce44"/>
          <table:table-cell table:style-name="ce47"/>
          <table:table-cell table:style-name="ce46"/>
          <table:table-cell table:style-name="ce55"/>
          <table:table-cell table:style-name="ce53"/>
          <table:table-cell table:style-name="ce57"/>
          <table:table-cell table:style-name="ce56"/>
          <table:table-cell table:number-columns-repeated="2" table:style-name="ce24"/>
          <table:table-cell table:content-validation-name="val1" table:style-name="ce13"/>
          <table:table-cell table:content-validation-name="val1" table:style-name="ce13"/>
          <table:table-cell table:content-validation-name="val2" table:style-name="ce22"/>
          <table:table-cell table:content-validation-name="val2" table:style-name="ce22"/>
          <table:table-cell table:content-validation-name="val2" table:style-name="ce22"/>
          <table:table-cell table:content-validation-name="val2" table:style-name="ce22"/>
          <table:table-cell table:content-validation-name="val2" table:style-name="ce22"/>
          <table:table-cell table:content-validation-name="val2" table:style-name="ce22"/>
          <table:table-cell table:style-name="ce16"/>
          <table:table-cell table:content-validation-name="val2" table:style-name="ce22"/>
          <table:table-cell table:content-validation-name="val2" table:style-name="ce22"/>
          <table:table-cell table:style-name="ce16"/>
          <table:table-cell table:style-name="ce18"/>
          <table:table-cell table:content-validation-name="val1" table:style-name="ce19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28"/>
        </table:table-row>
        <table:table-row table:style-name="ro4">
          <table:table-cell table:style-name="ce6"/>
          <table:table-cell table:style-name="ce58"/>
          <table:table-cell table:style-name="ce59"/>
          <table:table-cell table:style-name="ce60"/>
          <table:table-cell table:style-name="ce61"/>
          <table:table-cell table:style-name="ce65"/>
          <table:table-cell table:style-name="ce63"/>
          <table:table-cell table:style-name="ce67"/>
          <table:table-cell table:style-name="ce49"/>
          <table:table-cell table:style-name="ce51"/>
          <table:table-cell table:style-name="ce69"/>
          <table:table-cell table:style-name="ce60"/>
          <table:table-cell table:style-name="ce61"/>
          <table:table-cell table:style-name="ce60"/>
          <table:table-cell table:style-name="ce61"/>
          <table:table-cell table:content-validation-name="val1" table:style-name="ce10"/>
          <table:table-cell table:content-validation-name="val1" table:style-name="ce10"/>
          <table:table-cell table:style-name="ce45"/>
          <table:table-cell table:style-name="ce44"/>
          <table:table-cell table:style-name="ce47"/>
          <table:table-cell table:style-name="ce46"/>
          <table:table-cell table:style-name="ce55"/>
          <table:table-cell table:style-name="ce53"/>
          <table:table-cell table:style-name="ce57"/>
          <table:table-cell table:style-name="ce56"/>
          <table:table-cell table:number-columns-repeated="2" table:style-name="ce24"/>
          <table:table-cell table:content-validation-name="val1" table:style-name="ce13"/>
          <table:table-cell table:content-validation-name="val1" table:style-name="ce13"/>
          <table:table-cell table:content-validation-name="val2" table:style-name="ce22"/>
          <table:table-cell table:content-validation-name="val2" table:style-name="ce22"/>
          <table:table-cell table:content-validation-name="val2" table:style-name="ce22"/>
          <table:table-cell table:content-validation-name="val2" table:style-name="ce22"/>
          <table:table-cell table:number-columns-repeated="2" table:style-name="ce22"/>
          <table:table-cell table:style-name="ce16"/>
          <table:table-cell table:content-validation-name="val2" table:style-name="ce22"/>
          <table:table-cell table:content-validation-name="val2" table:style-name="ce22"/>
          <table:table-cell table:style-name="ce16"/>
          <table:table-cell table:style-name="ce18"/>
          <table:table-cell table:content-validation-name="val1" table:style-name="ce19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28"/>
        </table:table-row>
        <table:table-row table:number-rows-repeated="87" table:style-name="ro4">
          <table:table-cell table:style-name="ce6"/>
          <table:table-cell table:style-name="ce58"/>
          <table:table-cell table:style-name="ce59"/>
          <table:table-cell table:style-name="ce60"/>
          <table:table-cell table:style-name="ce61"/>
          <table:table-cell table:style-name="ce65"/>
          <table:table-cell table:style-name="ce63"/>
          <table:table-cell table:style-name="ce67"/>
          <table:table-cell table:style-name="ce49"/>
          <table:table-cell table:style-name="ce51"/>
          <table:table-cell table:style-name="ce69"/>
          <table:table-cell table:style-name="ce60"/>
          <table:table-cell table:style-name="ce61"/>
          <table:table-cell table:style-name="ce60"/>
          <table:table-cell table:style-name="ce61"/>
          <table:table-cell table:content-validation-name="val1" table:style-name="ce10"/>
          <table:table-cell table:content-validation-name="val1" table:style-name="ce10"/>
          <table:table-cell table:style-name="ce45"/>
          <table:table-cell table:style-name="ce44"/>
          <table:table-cell table:style-name="ce47"/>
          <table:table-cell table:style-name="ce46"/>
          <table:table-cell table:style-name="ce55"/>
          <table:table-cell table:style-name="ce53"/>
          <table:table-cell table:style-name="ce57"/>
          <table:table-cell table:style-name="ce56"/>
          <table:table-cell table:number-columns-repeated="2" table:style-name="ce24"/>
          <table:table-cell table:content-validation-name="val1" table:style-name="ce13"/>
          <table:table-cell table:content-validation-name="val1" table:style-name="ce13"/>
          <table:table-cell table:content-validation-name="val2" table:style-name="ce25"/>
          <table:table-cell table:content-validation-name="val2" table:style-name="ce25"/>
          <table:table-cell table:content-validation-name="val2" table:style-name="ce25"/>
          <table:table-cell table:content-validation-name="val2" table:style-name="ce25"/>
          <table:table-cell table:content-validation-name="val2" table:style-name="ce25"/>
          <table:table-cell table:content-validation-name="val2" table:style-name="ce25"/>
          <table:table-cell table:style-name="ce18"/>
          <table:table-cell table:content-validation-name="val2" table:style-name="ce25"/>
          <table:table-cell table:content-validation-name="val2" table:style-name="ce25"/>
          <table:table-cell table:number-columns-repeated="2" table:style-name="ce18"/>
          <table:table-cell table:content-validation-name="val1" table:style-name="ce20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28"/>
        </table:table-row>
        <table:table-row table:number-rows-repeated="65436" table:style-name="ro4"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6"/>
          <table:table-cell table:content-validation-name="val1" table:style-name="ce26"/>
          <table:table-cell table:content-validation-name="val1" table:style-name="ce26"/>
          <table:table-cell table:content-validation-name="val1" table:style-name="ce26"/>
          <table:table-cell table:content-validation-name="val1" table:style-name="ce26"/>
          <table:table-cell table:content-validation-name="val1" table:style-name="ce26"/>
          <table:table-cell table:content-validation-name="val1" table:style-name="ce26"/>
          <table:table-cell table:content-validation-name="val1" table:style-name="ce26"/>
          <table:table-cell table:content-validation-name="val1" table:style-name="ce26"/>
          <table:table-cell table:content-validation-name="val1" table:style-name="ce26"/>
          <table:table-cell table:content-validation-name="val1" table:style-name="ce26"/>
          <table:table-cell table:content-validation-name="val1" table:style-name="ce26"/>
          <table:table-cell table:content-validation-name="val1" table:style-name="ce26"/>
          <table:table-cell table:content-validation-name="val1" table:style-name="ce26"/>
          <table:table-cell table:content-validation-name="val1" table:style-name="ce26"/>
          <table:table-cell table:content-validation-name="val1" table:style-name="ce26"/>
          <table:table-cell table:content-validation-name="val1" table:style-name="ce26"/>
          <table:table-cell table:content-validation-name="val1" table:style-name="ce26"/>
          <table:table-cell table:content-validation-name="val1" table:style-name="ce26"/>
          <table:table-cell table:content-validation-name="val1" table:style-name="ce26"/>
          <table:table-cell table:content-validation-name="val1" table:style-name="ce26"/>
          <table:table-cell table:content-validation-name="val1" table:style-name="ce26"/>
          <table:table-cell table:content-validation-name="val1" table:style-name="ce26"/>
          <table:table-cell table:content-validation-name="val1" table:style-name="ce26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28"/>
        </table:table-row>
        <table:table-row table:number-rows-repeated="983040" table:style-name="ro4">
          <table:table-cell table:number-columns-repeated="16384"/>
        </table:table-row>
        <table:named-expressions>
          <table:named-range table:name="Print_Area" table:cell-range-address="Data_sheet.$A$1:Data_sheet.$AO$21" table:base-cell-address="Data_sheet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Arial CE" svg:font-family="&quot;Arial CE&quot;"/>
    <style:font-face style:name="Courier" svg:font-family="Courier"/>
    <style:font-face style:name="Helv" svg:font-family="Helv"/>
    <style:font-face style:name="Gill Sans MT" svg:font-family="&quot;Gill Sans MT&quot;"/>
    <style:font-face style:name="MS Sans Serif" svg:font-family="&quot;MS Sans Serif&quot;"/>
    <style:font-face style:name="Univers 45 Light" svg:font-family="&quot;Univers 45 Light&quot;"/>
    <style:font-face style:name="Book Antiqua" svg:font-family="&quot;Book Antiqua&quot;"/>
    <style:font-face style:name="Times New Roman" svg:font-family="&quot;Times New Roman&quot;"/>
    <style:font-face style:name="Helvetica Black" svg:font-family="&quot;Helvetica Black&quot;"/>
    <style:font-face style:name="Times New Roman CE" svg:font-family="&quot;Times New Roman CE&quot;"/>
    <style:font-face style:name="Verdana" svg:font-family="Verdana"/>
    <style:font-face style:name="Univers (WN)" svg:font-family="&quot;Univers (WN)&quot;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0">
      <number:day number:style="long"/>
      <number:text>-</number:text>
      <number:month number:textual="true"/>
      <number:text>-</number:text>
      <number:year/>
    </number:date-style>
    <number:text-style style:name="N30">
      <number:text-content/>
    </number:text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-</number:text>
      <number:number number:decimal-places="0" number:min-integer-digits="1" number:grouping="true"/>
      <style:map style:condition="value()&gt;=0" style:apply-style-name="N37P0"/>
    </number:number-style>
    <number:number-style style:name="N38P0">
      <number:number number:decimal-places="0" number:min-integer-digits="1" number:grouping="true"/>
    </number:number-style>
    <number:number-style style:name="N38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8P0"/>
    </number:number-style>
    <number:number-style style:name="N39">
      <number:text> </number:text>
      <number:number number:min-integer-digits="1"/>
    </number:number-style>
    <number:number-style style:name="N40P0">
      <number:text> </number:text>
      <number:number number:decimal-places="3" number:min-integer-digits="1" number:grouping="true"/>
      <number:text>    </number:text>
    </number:number-style>
    <number:number-style style:name="N40P1">
      <number:text>-</number:text>
      <number:number number:decimal-places="3" number:min-integer-digits="1" number:grouping="true"/>
      <number:text>    </number:text>
    </number:number-style>
    <number:number-style style:name="N40P2">
      <number:text> -</number:text>
      <number:number number:decimal-places="0" number:min-integer-digits="2">
        <number:embedded-text number:position="0">   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number-style style:name="N41P0">
      <number:number number:decimal-places="1" number:min-integer-digits="1" number:grouping="true"/>
      <number:text> </number:text>
    </number:number-style>
    <number:number-style style:name="N41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41P0"/>
    </number:number-style>
    <number:number-style style:name="N42P0">
      <number:text>$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2">
      <number:text>($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2P0"/>
    </number:number-style>
    <number:number-style style:name="N43P0">
      <number:text> </number:text>
      <number:number number:decimal-places="1" number:min-integer-digits="1" number:grouping="true"/>
      <number:text> </number:text>
    </number:number-style>
    <number:number-style style:name="N43P1">
      <number:text> (</number:text>
      <number:number number:decimal-places="1" number:min-integer-digits="1" number:grouping="true"/>
      <number:text>)</number:text>
    </number:number-style>
    <number:number-style style:name="N43P2">
      <number:text> -</number:text>
      <number:number number:decimal-places="0" number:min-integer-digits="1">
        <number:embedded-text number:position="0"> </number:embedded-text>
      </number:number>
    </number:number-style>
    <number:text-style style:name="N43"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>
      <number:number number:decimal-places="0" number:min-integer-digits="1" number:grouping="true"/>
    </number:number-style>
    <number:number-style style:name="N44">
      <style:text-properties fo:color="#FF0000"/>
      <number:text>-</number:text>
      <number:number number:decimal-places="0" number:min-integer-digits="1" number:grouping="true"/>
      <style:map style:condition="value()&gt;=0" style:apply-style-name="N44P0"/>
    </number:number-style>
    <number:number-style style:name="N45P0">
      <number:number number:decimal-places="2" number:min-integer-digits="1" number:grouping="true"/>
    </number:number-style>
    <number:number-style style:name="N45">
      <style:text-properties fo:color="#FF0000"/>
      <number:text>-</number:text>
      <number:number number:decimal-places="2" number:min-integer-digits="1" number:grouping="true"/>
      <style:map style:condition="value()&gt;=0" style:apply-style-name="N45P0"/>
    </number:number-style>
    <number:number-style style:name="N46P0">
      <number:number number:decimal-places="0" number:min-integer-digits="1" number:grouping="true"/>
    </number:number-style>
    <number:number-style style:name="N46P1">
      <number:text>-</number:text>
      <number:number number:decimal-places="0" number:min-integer-digits="1" number:grouping="true"/>
    </number:number-style>
    <number:text-style style:name="N46">
      <number:text>-</number:text>
      <style:map style:condition="value()&gt;0" style:apply-style-name="N46P0"/>
      <style:map style:condition="value()&lt;0" style:apply-style-name="N46P1"/>
    </number:text-style>
    <number:number-style style:name="N47P0">
      <number:number number:decimal-places="0" number:min-integer-digits="1" number:grouping="true"/>
    </number:number-style>
    <number:number-style style:name="N4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7P0"/>
    </number:number-style>
    <number:currency-style style:name="N4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49" number:language="en" number:country="GB">
      <number:currency-symbol number:language="en" number:country="GB">£</number:currency-symbol>
      <number:number number:decimal-places="0" number:min-integer-digits="1" number:grouping="true"/>
    </number:currency-style>
    <number:number-style style:name="N50P0">
      <number:number number:decimal-places="0" number:min-integer-digits="1" number:grouping="true"/>
    </number:number-style>
    <number:number-style style:name="N50P1">
      <number:text>(</number:text>
      <number:number number:decimal-places="0" number:min-integer-digits="1" number:grouping="true">
        <number:embedded-text number:position="0"> </number:embedded-text>
      </number:number>
    </number:number-style>
    <number:text-style style:name="N50">
      <number:text>-</number:text>
      <style:map style:condition="value()&gt;0" style:apply-style-name="N50P0"/>
      <style:map style:condition="value()&lt;0" style:apply-style-name="N50P1"/>
    </number:text-style>
    <number:number-style style:name="N51P0">
      <number:text> </number:text>
      <number:number number:decimal-places="2" number:min-integer-digits="1" number:grouping="true"/>
      <number:text> </number:text>
    </number:number-style>
    <number:number-style style:name="N51P1">
      <number:text>-</number:text>
      <number:number number:decimal-places="2" number:min-integer-digits="1" number:grouping="true"/>
      <number:text> </number:text>
    </number:number-style>
    <number:number-style style:name="N51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text>$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2">
      <style:text-properties fo:color="#FF0000"/>
      <number:text>($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52P0"/>
    </number:number-style>
    <number:number-style style:name="N53P0">
      <number:text>$</number:text>
      <number:number number:decimal-places="2" number:min-integer-digits="1" number:grouping="true"/>
      <number:text> </number:text>
    </number:number-style>
    <number:number-style style:name="N5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53P0"/>
    </number:number-style>
    <number:currency-style style:name="N54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54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54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54">
      <number:text> </number:text>
      <number:text-content/>
      <number:text> </number:text>
      <style:map style:condition="value()&gt;0" style:apply-style-name="N54P0"/>
      <style:map style:condition="value()&lt;0" style:apply-style-name="N54P1"/>
      <style:map style:condition="value()=0" style:apply-style-name="N54P2"/>
    </number:text-style>
    <number:date-style style:name="N55">
      <number:day number:style="long"/>
      <number:text>:</number:text>
      <number:hours number:style="long"/>
      <number:text>:</number:text>
      <number:minutes number:style="long"/>
    </number:date-style>
    <number:date-style style:name="N56">
      <number:day-of-week number:style="long"/>
      <number:text>/</number:text>
      <number:month number:style="long"/>
      <number:text>/</number:text>
      <number:year number:style="long"/>
    </number:date-style>
    <number:date-style style:name="N57">
      <number:day/>
      <number:text>-</number:text>
      <number:month number:textual="true"/>
      <number:text>-</number:text>
      <number:year/>
      <number:text>   </number:text>
      <number:hours/>
      <number:text>:</number:text>
      <number:minutes number:style="long"/>
    </number:date-style>
    <number:date-style style:name="N58">
      <number:month/>
      <number:text>/</number:text>
      <number:day/>
      <number:text>/</number:text>
      <number:year number:style="long"/>
    </number:date-style>
    <number:number-style style:name="N59P0">
      <number:number number:decimal-places="1" number:min-integer-digits="1" number:grouping="true"/>
      <number:text> </number:text>
    </number:number-style>
    <number:number-style style:name="N59">
      <number:text>(</number:text>
      <number:number number:decimal-places="1" number:min-integer-digits="1" number:grouping="true"/>
      <number:text>)</number:text>
      <style:map style:condition="value()&gt;=0" style:apply-style-name="N59P0"/>
    </number:number-style>
    <number:number-style style:name="N60P0">
      <number:number number:decimal-places="2" number:min-integer-digits="1" number:grouping="true"/>
    </number:number-style>
    <number:number-style style:name="N60">
      <number:text>-</number:text>
      <number:number number:decimal-places="2" number:min-integer-digits="1" number:grouping="true"/>
      <style:map style:condition="value()&gt;=0" style:apply-style-name="N60P0"/>
    </number:number-style>
    <number:number-style style:name="N61P0">
      <number:number number:decimal-places="3" number:min-integer-digits="1" number:grouping="true"/>
      <number:text> </number:text>
    </number:number-style>
    <number:number-style style:name="N61">
      <number:text>(</number:text>
      <number:number number:decimal-places="3" number:min-integer-digits="1" number:grouping="true"/>
      <number:text>)</number:text>
      <style:map style:condition="value()&gt;=0" style:apply-style-name="N61P0"/>
    </number:number-style>
    <number:number-style style:name="N62P0">
      <number:text> </number:text>
      <number:number number:decimal-places="2" number:min-integer-digits="1" number:grouping="true"/>
      <number:text>   </number:text>
    </number:number-style>
    <number:number-style style:name="N62P1">
      <number:text>-</number:text>
      <number:number number:decimal-places="2" number:min-integer-digits="1" number:grouping="true"/>
      <number:text>   </number:text>
    </number:number-style>
    <number:number-style style:name="N62P2">
      <number:text> -</number:text>
      <number:number number:decimal-places="0" number:min-integer-digits="2">
        <number:embedded-text number:position="0">   </number:embedded-text>
      </number:number>
    </number:number-style>
    <number:text-style style:name="N62">
      <number:text> </number:text>
      <number:text-content/>
      <number:text> </number:text>
      <style:map style:condition="value()&gt;0" style:apply-style-name="N62P0"/>
      <style:map style:condition="value()&lt;0" style:apply-style-name="N62P1"/>
      <style:map style:condition="value()=0" style:apply-style-name="N62P2"/>
    </number:text-style>
    <number:date-style style:name="N63">
      <number:month number:style="long"/>
      <number:text>/</number:text>
      <number:day number:style="long"/>
      <number:text>/</number:text>
      <number:year/>
    </number:date-style>
    <number:number-style style:name="N64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4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64P2">
      <number:text> - </number:text>
    </number:text-style>
    <number:text-style style:name="N64">
      <number:text> </number:text>
      <number:text-content/>
      <number:text> </number:text>
      <style:map style:condition="value()&gt;0" style:apply-style-name="N64P0"/>
      <style:map style:condition="value()&lt;0" style:apply-style-name="N64P1"/>
      <style:map style:condition="value()=0" style:apply-style-name="N64P2"/>
    </number:text-style>
    <number:percentage-style style:name="N65P0">
      <number:number number:decimal-places="2" number:min-integer-digits="1"/>
      <number:text>%</number:text>
    </number:percentage-style>
    <number:percentage-style style:name="N65">
      <style:text-properties fo:color="#FF0000"/>
      <number:text>(</number:text>
      <number:number number:decimal-places="2" number:min-integer-digits="1"/>
      <number:text>%)</number:text>
      <style:map style:condition="value()&gt;=0" style:apply-style-name="N65P0"/>
    </number:percentage-style>
    <number:number-style style:name="N66P0">
      <number:number number:decimal-places="0" number:min-integer-digits="1" number:grouping="true">
        <number:embedded-text number:position="0"> </number:embedded-text>
      </number:number>
    </number:number-style>
    <number:number-style style:name="N66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66P0"/>
    </number:number-style>
    <number:percentage-style style:name="N67">
      <number:number number:decimal-places="1" number:min-integer-digits="1"/>
      <number:text>%</number:text>
    </number:percentage-style>
    <number:time-style style:name="N68">
      <number:hours number:style="long"/>
      <number:text>:</number:text>
      <number:minutes number:style="long"/>
    </number:time-style>
    <number:number-style style:name="N69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70P0">
      <number:number number:decimal-places="0" number:min-integer-digits="1" number:grouping="true"/>
    </number:number-style>
    <number:number-style style:name="N70P1">
      <number:text>(</number:text>
      <number:number number:decimal-places="0" number:min-integer-digits="1" number:grouping="true">
        <number:embedded-text number:position="0">)</number:embedded-text>
      </number:number>
    </number:number-style>
    <number:text-style style:name="N70">
      <number:text>-</number:text>
      <style:map style:condition="value()&gt;0" style:apply-style-name="N70P0"/>
      <style:map style:condition="value()&lt;0" style:apply-style-name="N70P1"/>
    </number:text-style>
    <number:percentage-style style:name="N71P0">
      <number:number number:decimal-places="0" number:min-integer-digits="1"/>
      <number:text>%</number:text>
    </number:percentage-style>
    <number:percentage-style style:name="N71P1">
      <number:text>(</number:text>
      <number:number number:decimal-places="0" number:min-integer-digits="1">
        <number:embedded-text number:position="0">)</number:embedded-text>
      </number:number>
      <number:text>%</number:text>
    </number:percentage-style>
    <number:text-style style:name="N71">
      <number:text>-</number:text>
      <style:map style:condition="value()&gt;0" style:apply-style-name="N71P0"/>
      <style:map style:condition="value()&lt;0" style:apply-style-name="N71P1"/>
    </number:text-style>
    <number:number-style style:name="N72P0">
      <number:number number:decimal-places="4" number:min-integer-digits="1" number:grouping="true"/>
    </number:number-style>
    <number:number-style style:name="N72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72P0"/>
    </number:number-style>
    <number:number-style style:name="N73P0">
      <number:text>$</number:text>
      <number:number number:decimal-places="0" number:min-integer-digits="1" number:grouping="true"/>
    </number:number-style>
    <number:number-style style:name="N73">
      <number:text>-$</number:text>
      <number:number number:decimal-places="0" number:min-integer-digits="1" number:grouping="true"/>
      <style:map style:condition="value()&gt;=0" style:apply-style-name="N73P0"/>
    </number:number-style>
    <number:number-style style:name="N74P0">
      <number:text>$</number:text>
      <number:number number:decimal-places="2" number:min-integer-digits="1" number:grouping="true"/>
    </number:number-style>
    <number:number-style style:name="N74">
      <number:text>-$</number:text>
      <number:number number:decimal-places="2" number:min-integer-digits="1" number:grouping="true"/>
      <style:map style:condition="value()&gt;=0" style:apply-style-name="N74P0"/>
    </number:number-style>
    <number:number-style style:name="N75P0">
      <number:text> </number:text>
      <number:number number:decimal-places="0" number:min-integer-digits="1" number:grouping="true">
        <number:embedded-text number:position="0">   </number:embedded-text>
      </number:number>
    </number:number-style>
    <number:number-style style:name="N75P1">
      <number:text>-</number:text>
      <number:number number:decimal-places="0" number:min-integer-digits="1" number:grouping="true">
        <number:embedded-text number:position="0">   </number:embedded-text>
      </number:number>
    </number:number-style>
    <number:text-style style:name="N75P2">
      <number:text> -   </number:text>
    </number:text-style>
    <number:text-style style:name="N75">
      <number:text> </number:text>
      <number:text-content/>
      <number:text> </number:text>
      <style:map style:condition="value()&gt;0" style:apply-style-name="N75P0"/>
      <style:map style:condition="value()&lt;0" style:apply-style-name="N75P1"/>
      <style:map style:condition="value()=0" style:apply-style-name="N75P2"/>
    </number:text-style>
    <number:number-style style:name="N76P0">
      <number:text> $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76P1">
      <number:text> $ -</number:text>
      <number:number number:decimal-places="0" number:min-integer-digits="1" number:grouping="true">
        <number:embedded-text number:position="0"> </number:embedded-text>
      </number:number>
    </number:number-style>
    <number:text-style style:name="N76P2">
      <number:text> $ - </number:text>
    </number:text-style>
    <number:text-style style:name="N76">
      <number:text> </number:text>
      <number:text-content/>
      <number:text> </number:text>
      <style:map style:condition="value()&gt;0" style:apply-style-name="N76P0"/>
      <style:map style:condition="value()&lt;0" style:apply-style-name="N76P1"/>
      <style:map style:condition="value()=0" style:apply-style-name="N76P2"/>
    </number:text-style>
    <number:number-style style:name="N77P0">
      <number:text> $ </number:text>
      <number:number number:decimal-places="2" number:min-integer-digits="1" number:grouping="true"/>
      <number:text> </number:text>
    </number:number-style>
    <number:number-style style:name="N77P1">
      <number:text> $ -</number:text>
      <number:number number:decimal-places="2" number:min-integer-digits="1" number:grouping="true"/>
      <number:text> </number:text>
    </number:number-style>
    <number:number-style style:name="N77P2">
      <number:text> $ -</number:text>
      <number:number number:decimal-places="0" number:min-integer-digits="2">
        <number:embedded-text number:position="0"> </number:embedded-text>
      </number:number>
    </number:number-style>
    <number:text-style style:name="N77">
      <number:text> </number:text>
      <number:text-content/>
      <number:text> </number:text>
      <style:map style:condition="value()&gt;0" style:apply-style-name="N77P0"/>
      <style:map style:condition="value()&lt;0" style:apply-style-name="N77P1"/>
      <style:map style:condition="value()=0" style:apply-style-name="N77P2"/>
    </number:text-style>
    <number:number-style style:name="N78P0">
      <number:text> </number:text>
      <number:number number:decimal-places="2" number:min-integer-digits="1" number:grouping="true"/>
      <number:text> </number:text>
    </number:number-style>
    <number:number-style style:name="N78P1">
      <number:text> -</number:text>
      <number:number number:decimal-places="2" number:min-integer-digits="1" number:grouping="true"/>
      <number:text> </number:text>
    </number:number-style>
    <number:number-style style:name="N7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78">
      <number:text> </number:text>
      <number:text-content/>
      <number:text> </number:text>
      <style:map style:condition="value()&gt;0" style:apply-style-name="N78P0"/>
      <style:map style:condition="value()&lt;0" style:apply-style-name="N78P1"/>
      <style:map style:condition="value()=0" style:apply-style-name="N78P2"/>
    </number:text-style>
    <number:number-style style:name="N79P0">
      <number:text>$</number:text>
      <number:number number:decimal-places="0" number:min-integer-digits="1" number:grouping="true"/>
    </number:number-style>
    <number:number-style style:name="N79">
      <style:text-properties fo:color="#FF0000"/>
      <number:text>-$</number:text>
      <number:number number:decimal-places="0" number:min-integer-digits="1" number:grouping="true"/>
      <style:map style:condition="value()&gt;=0" style:apply-style-name="N79P0"/>
    </number:number-style>
    <number:date-style style:name="N80">
      <number:month number:textual="true"/>
      <number:text>-</number:text>
      <number:year/>
      <number:text> </number:text>
    </number:date-style>
    <number:number-style style:name="N81P0">
      <number:number number:decimal-places="0" number:min-integer-digits="1" number:grouping="true">
        <number:embedded-text number:position="0"> $</number:embedded-text>
      </number:number>
    </number:number-style>
    <number:number-style style:name="N81">
      <number:text>-</number:text>
      <number:number number:decimal-places="0" number:min-integer-digits="1" number:grouping="true">
        <number:embedded-text number:position="0"> $</number:embedded-text>
      </number:number>
      <style:map style:condition="value()&gt;=0" style:apply-style-name="N81P0"/>
    </number:number-style>
    <number:currency-style style:name="N82P0" number:language="en" number:country="GB">
      <number:text> </number:text>
      <number:currency-symbol number:language="en" number:country="GB">£</number:currency-symbol>
      <number:number number:decimal-places="0" number:min-integer-digits="1" number:grouping="true"/>
      <number:text> </number:text>
    </number:currency-style>
    <number:currency-style style:name="N82P1" number:language="en" number:country="GB">
      <number:text>-</number:text>
      <number:currency-symbol number:language="en" number:country="GB">£</number:currency-symbol>
      <number:number number:decimal-places="0" number:min-integer-digits="1" number:grouping="true"/>
      <number:text> </number:text>
    </number:currency-style>
    <number:currency-style style:name="N82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82">
      <number:text> </number:text>
      <number:text-content/>
      <number:text> </number:text>
      <style:map style:condition="value()&gt;0" style:apply-style-name="N82P0"/>
      <style:map style:condition="value()&lt;0" style:apply-style-name="N82P1"/>
      <style:map style:condition="value()=0" style:apply-style-name="N82P2"/>
    </number:text-style>
    <number:number-style style:name="N83P0">
      <number:number number:decimal-places="2" number:min-integer-digits="1" number:grouping="true"/>
    </number:number-style>
    <number:number-style style:name="N83P1">
      <style:text-properties fo:color="#FF0000"/>
      <number:text>(</number:text>
      <number:number number:decimal-places="2" number:min-integer-digits="1" number:grouping="true"/>
      <number:text>)</number:text>
    </number:number-style>
    <number:text-style style:name="N83">
      <number:text>-</number:text>
      <style:map style:condition="value()&gt;0" style:apply-style-name="N83P0"/>
      <style:map style:condition="value()&lt;0" style:apply-style-name="N83P1"/>
    </number:text-style>
    <number:percentage-style style:name="N84P0">
      <number:number number:decimal-places="1" number:min-integer-digits="1"/>
      <number:text>%</number:text>
    </number:percentage-style>
    <number:percentage-style style:name="N84">
      <number:text>(</number:text>
      <number:number number:decimal-places="1" number:min-integer-digits="1"/>
      <number:text>%)</number:text>
      <style:map style:condition="value()&gt;=0" style:apply-style-name="N84P0"/>
    </number:percentage-style>
    <number:percentage-style style:name="N85P0">
      <number:number number:decimal-places="0" number:min-integer-digits="1"/>
      <number:text>% </number:text>
    </number:percentage-style>
    <number:percentage-style style:name="N85">
      <style:text-properties fo:color="#FF0000"/>
      <number:text>(</number:text>
      <number:number number:decimal-places="0" number:min-integer-digits="1"/>
      <number:text>%)</number:text>
      <style:map style:condition="value()&gt;=0" style:apply-style-name="N85P0"/>
    </number:percentage-style>
    <number:percentage-style style:name="N86P0">
      <number:number number:decimal-places="1" number:min-integer-digits="1"/>
      <number:text>% </number:text>
    </number:percentage-style>
    <number:percentage-style style:name="N86">
      <style:text-properties fo:color="#FF0000"/>
      <number:text>(</number:text>
      <number:number number:decimal-places="1" number:min-integer-digits="1"/>
      <number:text>%)</number:text>
      <style:map style:condition="value()&gt;=0" style:apply-style-name="N86P0"/>
    </number:percentage-style>
    <number:percentage-style style:name="N87P0">
      <number:number number:decimal-places="1" number:min-integer-digits="1"/>
      <number:text>%</number:text>
    </number:percentage-style>
    <number:percentage-style style:name="N87">
      <style:text-properties fo:color="#FF0000"/>
      <number:text>-</number:text>
      <number:number number:decimal-places="1" number:min-integer-digits="1"/>
      <number:text>%</number:text>
      <style:map style:condition="value()&gt;=0" style:apply-style-name="N87P0"/>
    </number:percentage-style>
    <number:number-style style:name="N88">
      <number:number number:decimal-places="0" number:min-integer-digits="11">
        <number:embedded-text number:position="5"> </number:embedded-text>
      </number:number>
    </number:number-style>
    <number:number-style style:name="N89P0">
      <number:number number:decimal-places="0" number:min-integer-digits="4"/>
    </number:number-style>
    <number:number-style style:name="N89">
      <number:number number:min-integer-digits="1"/>
      <style:map style:condition="value()&lt;=9999" style:apply-style-name="N89P0"/>
    </number:number-style>
    <number:number-style style:name="N90P0">
      <number:text>N-</number:text>
      <number:number number:decimal-places="0" number:min-integer-digits="4"/>
    </number:number-style>
    <number:number-style style:name="N90">
      <number:number number:min-integer-digits="1"/>
      <style:map style:condition="value()&lt;=9999" style:apply-style-name="N90P0"/>
    </number:number-style>
    <number:text-style style:name="N91P0"/>
    <number:text-style style:name="N91P1"/>
    <number:text-style style:name="N91P2"/>
    <number:text-style style:name="N91">
      <style:map style:condition="value()&gt;0" style:apply-style-name="N91P0"/>
      <style:map style:condition="value()&lt;0" style:apply-style-name="N91P1"/>
      <style:map style:condition="value()=0" style:apply-style-name="N91P2"/>
    </number:text-style>
    <number:text-style style:name="N92P0"/>
    <number:text-style style:name="N92P1"/>
    <number:text-style style:name="N92">
      <style:map style:condition="value()&gt;0" style:apply-style-name="N92P0"/>
      <style:map style:condition="value()&lt;0" style:apply-style-name="N92P1"/>
    </number:text-style>
    <number:number-style style:name="N93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93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93P0"/>
    </number:number-style>
    <number:number-style style:name="N94P0">
      <number:number number:decimal-places="0" number:min-integer-digits="0" number:grouping="true" number:display-factor="1000">
        <number:embedded-text number:position="0"> </number:embedded-text>
      </number:number>
    </number:number-style>
    <number:number-style style:name="N94">
      <style:text-properties fo:color="#FF0000"/>
      <number:text>(</number:text>
      <number:number number:decimal-places="0" number:min-integer-digits="0" number:grouping="true" number:display-factor="1000">
        <number:embedded-text number:position="0">)</number:embedded-text>
      </number:number>
      <style:map style:condition="value()&gt;=0" style:apply-style-name="N94P0"/>
    </number:number-style>
    <number:number-style style:name="N95P0">
      <number:number number:decimal-places="1" number:min-integer-digits="0" number:grouping="true" number:display-factor="1000"/>
      <number:text> </number:text>
    </number:number-style>
    <number:number-style style:name="N95">
      <style:text-properties fo:color="#FF0000"/>
      <number:text>(</number:text>
      <number:number number:decimal-places="1" number:min-integer-digits="0" number:grouping="true" number:display-factor="1000"/>
      <number:text>)</number:text>
      <style:map style:condition="value()&gt;=0" style:apply-style-name="N95P0"/>
    </number:number-style>
    <number:time-style style:name="N96">
      <number:hours/>
      <number:text>:</number:text>
      <number:minutes number:style="long"/>
      <number:text> </number:text>
      <number:am-pm/>
    </number:time-style>
    <number:time-style style:name="N97" number:truncate-on-overflow="false">
      <number:hours/>
      <number:text>:</number:text>
      <number:minutes number:style="long"/>
    </number:time-style>
    <number:time-style style:name="N98" number:truncate-on-overflow="false">
      <number:hours number:style="long"/>
      <number:text>:</number:text>
      <number:minutes number:style="long"/>
    </number:time-style>
    <number:number-style style:name="N99">
      <number:number number:decimal-places="0" number:min-integer-digits="2"/>
    </number:number-style>
    <number:number-style style:name="N100">
      <number:number number:decimal-places="0" number:min-integer-digits="3"/>
    </number:number-style>
    <number:number-style style:name="N101">
      <number:number number:decimal-places="0" number:min-integer-digits="1" number:grouping="true" number:display-factor="1000"/>
    </number:number-style>
    <number:number-style style:name="N102P0">
      <style:text-properties fo:color="#0000FF"/>
      <number:number number:decimal-places="2" number:min-integer-digits="1" number:grouping="true"/>
    </number:number-style>
    <number:number-style style:name="N102P1">
      <style:text-properties fo:color="#FF0000"/>
      <number:text>-</number:text>
      <number:number number:decimal-places="2" number:min-integer-digits="1" number:grouping="true"/>
    </number:number-style>
    <number:number-style style:name="N102">
      <number:number number:decimal-places="2" number:min-integer-digits="1"/>
      <style:map style:condition="value()&gt;0" style:apply-style-name="N102P0"/>
      <style:map style:condition="value()&lt;0" style:apply-style-name="N102P1"/>
    </number:number-style>
    <number:number-style style:name="N103P0">
      <number:text>kr</number:text>
      <number:number number:decimal-places="0" number:min-integer-digits="1" number:grouping="true" number:display-factor="1000"/>
    </number:number-style>
    <number:number-style style:name="N103">
      <number:text>kr-</number:text>
      <number:number number:decimal-places="0" number:min-integer-digits="1" number:grouping="true" number:display-factor="1000"/>
      <style:map style:condition="value()&gt;=0" style:apply-style-name="N103P0"/>
    </number:number-style>
    <number:number-style style:name="N104P0">
      <style:text-properties fo:color="#0000FF"/>
      <number:text>kr</number:text>
      <number:number number:decimal-places="2" number:min-integer-digits="1" number:grouping="true"/>
    </number:number-style>
    <number:number-style style:name="N104P1">
      <style:text-properties fo:color="#FF0000"/>
      <number:text>kr-</number:text>
      <number:number number:decimal-places="2" number:min-integer-digits="1" number:grouping="true"/>
    </number:number-style>
    <number:number-style style:name="N104">
      <number:number number:decimal-places="2" number:min-integer-digits="1"/>
      <style:map style:condition="value()&gt;0" style:apply-style-name="N104P0"/>
      <style:map style:condition="value()&lt;0" style:apply-style-name="N104P1"/>
    </number:number-style>
    <number:number-style style:name="N105P0">
      <number:text> Ł</number:text>
      <number:number number:decimal-places="0" number:min-integer-digits="1" number:grouping="true">
        <number:embedded-text number:position="0"> </number:embedded-text>
      </number:number>
    </number:number-style>
    <number:number-style style:name="N105P1">
      <number:text>-Ł</number:text>
      <number:number number:decimal-places="0" number:min-integer-digits="1" number:grouping="true">
        <number:embedded-text number:position="0"> </number:embedded-text>
      </number:number>
    </number:number-style>
    <number:text-style style:name="N105P2">
      <number:text> Ł- </number:text>
    </number:text-style>
    <number:text-style style:name="N105">
      <number:text> </number:text>
      <number:text-content/>
      <number:text> </number:text>
      <style:map style:condition="value()&gt;0" style:apply-style-name="N105P0"/>
      <style:map style:condition="value()&lt;0" style:apply-style-name="N105P1"/>
      <style:map style:condition="value()=0" style:apply-style-name="N105P2"/>
    </number:text-style>
    <number:number-style style:name="N106P0">
      <number:text> Ł</number:text>
      <number:number number:decimal-places="2" number:min-integer-digits="1" number:grouping="true"/>
      <number:text> </number:text>
    </number:number-style>
    <number:number-style style:name="N106P1">
      <number:text>-Ł</number:text>
      <number:number number:decimal-places="2" number:min-integer-digits="1" number:grouping="true"/>
      <number:text> </number:text>
    </number:number-style>
    <number:number-style style:name="N106P2">
      <number:text> Ł-</number:text>
      <number:number number:decimal-places="0" number:min-integer-digits="2">
        <number:embedded-text number:position="0"> </number:embedded-text>
      </number:number>
    </number:number-style>
    <number:text-style style:name="N106">
      <number:text> </number:text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07">
      <number:number number:decimal-places="0" number:min-integer-digits="1">
        <number:embedded-text number:position="0"> </number:embedded-text>
      </number:number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10_JournalTemplate_61_C_58__92_COMFO_92_CTALK_92_JOURSTD.TPL_10_LbStateAddress_61_3_32_3_32_0_32_251_32_1_32_89_32_2_32_311_10_LbStateJou_32_2" style:display-name="&#10;JournalTemplate=C:\COMFO\CTALK\JOURSTD.TPL&#10;LbStateAddress=3 3 0 251 1 89 2 311&#10;LbStateJou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10_JournalTemplate_61_C_58__92_COMFO_92_CTALK_92_JOURSTD.TPL_10_LbStateAddress_61_3_32_3_32_0_32_251_32_1_32_89_32_2_32_311_10_LbStateJou_32_3" style:display-name="&#10;JournalTemplate=C:\COMFO\CTALK\JOURSTD.TPL&#10;LbStateAddress=3 3 0 251 1 89 2 311&#10;LbStateJou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37__32_2" style:display-name="% 2" style:family="table-cell" style:data-style-name="N0">
      <style:table-cell-properties style:vertical-align="automatic" fo:background-color="transparent"/>
    </style:style>
    <style:style style:name="_37__32_2_32_2" style:display-name="% 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37__32_3" style:display-name="% 3" style:family="table-cell" style:data-style-name="N0">
      <style:table-cell-properties style:vertical-align="automatic" fo:background-color="transparent"/>
    </style:style>
    <style:style style:name="_37__32_4" style:display-name="% 4" style:family="table-cell" style:data-style-name="N0">
      <style:table-cell-properties style:vertical-align="automatic" fo:background-color="transparent"/>
    </style:style>
    <style:style style:name="_37__Apr_32_12_32_template_32_v1" style:display-name="%_Apr 12 template v1" style:family="table-cell" style:data-style-name="N0">
      <style:table-cell-properties style:vertical-align="automatic" fo:background-color="transparent"/>
    </style:style>
    <style:style style:name="_37__Checking_32_file" style:display-name="%_Checking file" style:family="table-cell" style:data-style-name="N0">
      <style:table-cell-properties style:vertical-align="automatic" fo:background-color="transparent"/>
    </style:style>
    <style:style style:name="_PERSONAL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/>
    </style:style>
    <style:style style:name="_PERSONAL_1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/>
    </style:style>
    <style:style style:name="_168__160_L_338_B" style:display-name="¨ LŒB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72__181_rka" style:display-name="¬µrka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_49__32_000_32_K_63__0f83zm4yytAvDZPSbNxjaUl2F" style:display-name="1 000 K?_0f83zm4yytAvDZPSbNxjaUl2F" style:family="table-cell" style:data-style-name="N39"/>
    <style:style style:name="_49__32_000_32_Kc_CTD" style:display-name="1 000 Kc_CTD" style:family="table-cell" style:data-style-name="N40"/>
    <style:style style:name="_50_0_37__32_-_32_Accent1_32_2" style:display-name="20% - Accent1 2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2_32_2" style:display-name="20% - Accent1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2_32_2_32_2" style:display-name="20% - Accent1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2_32_2_32_2_32_2" style:display-name="20% - Accent1 2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2_32_2_32_3" style:display-name="20% - Accent1 2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2_32_3" style:display-name="20% - Accent1 2 3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2_32_3_32_2" style:display-name="20% - Accent1 2 3 2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2_32_4" style:display-name="20% - Accent1 2 4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" style:display-name="20% - Accent1 3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_32_2" style:display-name="20% - Accent1 3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_32_2_32_2" style:display-name="20% - Accent1 3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_32_2_32_2_32_2" style:display-name="20% - Accent1 3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_32_2_32_3" style:display-name="20% - Accent1 3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_32_3" style:display-name="20% - Accent1 3 3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_32_3_32_2" style:display-name="20% - Accent1 3 3 2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_32_4" style:display-name="20% - Accent1 3 4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4" style:display-name="20% - Accent1 4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4_32_2" style:display-name="20% - Accent1 4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4_32_2_32_2" style:display-name="20% - Accent1 4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4_32_2_32_2_32_2" style:display-name="20% - Accent1 4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4_32_2_32_3" style:display-name="20% - Accent1 4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4_32_3" style:display-name="20% - Accent1 4 3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4_32_3_32_2" style:display-name="20% - Accent1 4 3 2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4_32_4" style:display-name="20% - Accent1 4 4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5" style:display-name="20% - Accent1 5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5_32_2" style:display-name="20% - Accent1 5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5_32_2_32_2" style:display-name="20% - Accent1 5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5_32_2_32_2_32_2" style:display-name="20% - Accent1 5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5_32_2_32_3" style:display-name="20% - Accent1 5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5_32_3" style:display-name="20% - Accent1 5 3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5_32_3_32_2" style:display-name="20% - Accent1 5 3 2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5_32_4" style:display-name="20% - Accent1 5 4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6" style:display-name="20% - Accent1 6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6_32_2" style:display-name="20% - Accent1 6 2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6_32_2_32_2" style:display-name="20% - Accent1 6 2 2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6_32_3" style:display-name="20% - Accent1 6 3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" style:display-name="20% - Accent2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_32_2" style:display-name="20% - Accent2 2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_32_2_32_2" style:display-name="20% - Accent2 2 2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_32_2_32_2_32_2" style:display-name="20% - Accent2 2 2 2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_32_2_32_3" style:display-name="20% - Accent2 2 2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_32_3" style:display-name="20% - Accent2 2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_32_3_32_2" style:display-name="20% - Accent2 2 3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_32_4" style:display-name="20% - Accent2 2 4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" style:display-name="20% - Accent2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_32_2" style:display-name="20% - Accent2 3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_32_2_32_2" style:display-name="20% - Accent2 3 2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_32_2_32_2_32_2" style:display-name="20% - Accent2 3 2 2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_32_2_32_3" style:display-name="20% - Accent2 3 2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_32_3" style:display-name="20% - Accent2 3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_32_3_32_2" style:display-name="20% - Accent2 3 3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_32_4" style:display-name="20% - Accent2 3 4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4" style:display-name="20% - Accent2 4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4_32_2" style:display-name="20% - Accent2 4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4_32_2_32_2" style:display-name="20% - Accent2 4 2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4_32_2_32_2_32_2" style:display-name="20% - Accent2 4 2 2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4_32_2_32_3" style:display-name="20% - Accent2 4 2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4_32_3" style:display-name="20% - Accent2 4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4_32_3_32_2" style:display-name="20% - Accent2 4 3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4_32_4" style:display-name="20% - Accent2 4 4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5" style:display-name="20% - Accent2 5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5_32_2" style:display-name="20% - Accent2 5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5_32_2_32_2" style:display-name="20% - Accent2 5 2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5_32_2_32_2_32_2" style:display-name="20% - Accent2 5 2 2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5_32_2_32_3" style:display-name="20% - Accent2 5 2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5_32_3" style:display-name="20% - Accent2 5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5_32_3_32_2" style:display-name="20% - Accent2 5 3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5_32_4" style:display-name="20% - Accent2 5 4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6" style:display-name="20% - Accent2 6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6_32_2" style:display-name="20% - Accent2 6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6_32_2_32_2" style:display-name="20% - Accent2 6 2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6_32_3" style:display-name="20% - Accent2 6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" style:display-name="20% - Accent3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_32_2" style:display-name="20% - Accent3 2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_32_2_32_2" style:display-name="20% - Accent3 2 2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_32_2_32_2_32_2" style:display-name="20% - Accent3 2 2 2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_32_2_32_3" style:display-name="20% - Accent3 2 2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_32_3" style:display-name="20% - Accent3 2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_32_3_32_2" style:display-name="20% - Accent3 2 3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_32_4" style:display-name="20% - Accent3 2 4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" style:display-name="20% - Accent3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_32_2" style:display-name="20% - Accent3 3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_32_2_32_2" style:display-name="20% - Accent3 3 2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_32_2_32_2_32_2" style:display-name="20% - Accent3 3 2 2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_32_2_32_3" style:display-name="20% - Accent3 3 2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_32_3" style:display-name="20% - Accent3 3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_32_3_32_2" style:display-name="20% - Accent3 3 3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_32_4" style:display-name="20% - Accent3 3 4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4" style:display-name="20% - Accent3 4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4_32_2" style:display-name="20% - Accent3 4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4_32_2_32_2" style:display-name="20% - Accent3 4 2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4_32_2_32_2_32_2" style:display-name="20% - Accent3 4 2 2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4_32_2_32_3" style:display-name="20% - Accent3 4 2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4_32_3" style:display-name="20% - Accent3 4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4_32_3_32_2" style:display-name="20% - Accent3 4 3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4_32_4" style:display-name="20% - Accent3 4 4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5" style:display-name="20% - Accent3 5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5_32_2" style:display-name="20% - Accent3 5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5_32_2_32_2" style:display-name="20% - Accent3 5 2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5_32_2_32_2_32_2" style:display-name="20% - Accent3 5 2 2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5_32_2_32_3" style:display-name="20% - Accent3 5 2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5_32_3" style:display-name="20% - Accent3 5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5_32_3_32_2" style:display-name="20% - Accent3 5 3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5_32_4" style:display-name="20% - Accent3 5 4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6" style:display-name="20% - Accent3 6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6_32_2" style:display-name="20% - Accent3 6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6_32_2_32_2" style:display-name="20% - Accent3 6 2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6_32_3" style:display-name="20% - Accent3 6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" style:display-name="20% - Accent4 2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_32_2" style:display-name="20% - Accent4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_32_2_32_2" style:display-name="20% - Accent4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_32_2_32_2_32_2" style:display-name="20% - Accent4 2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_32_2_32_3" style:display-name="20% - Accent4 2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_32_3" style:display-name="20% - Accent4 2 3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_32_3_32_2" style:display-name="20% - Accent4 2 3 2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_32_4" style:display-name="20% - Accent4 2 4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" style:display-name="20% - Accent4 3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_32_2" style:display-name="20% - Accent4 3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_32_2_32_2" style:display-name="20% - Accent4 3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_32_2_32_2_32_2" style:display-name="20% - Accent4 3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_32_2_32_3" style:display-name="20% - Accent4 3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_32_3" style:display-name="20% - Accent4 3 3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_32_3_32_2" style:display-name="20% - Accent4 3 3 2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_32_4" style:display-name="20% - Accent4 3 4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4" style:display-name="20% - Accent4 4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4_32_2" style:display-name="20% - Accent4 4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4_32_2_32_2" style:display-name="20% - Accent4 4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4_32_2_32_2_32_2" style:display-name="20% - Accent4 4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4_32_2_32_3" style:display-name="20% - Accent4 4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4_32_3" style:display-name="20% - Accent4 4 3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4_32_3_32_2" style:display-name="20% - Accent4 4 3 2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4_32_4" style:display-name="20% - Accent4 4 4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5" style:display-name="20% - Accent4 5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5_32_2" style:display-name="20% - Accent4 5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5_32_2_32_2" style:display-name="20% - Accent4 5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5_32_2_32_2_32_2" style:display-name="20% - Accent4 5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5_32_2_32_3" style:display-name="20% - Accent4 5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5_32_3" style:display-name="20% - Accent4 5 3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5_32_3_32_2" style:display-name="20% - Accent4 5 3 2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5_32_4" style:display-name="20% - Accent4 5 4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6" style:display-name="20% - Accent4 6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6_32_2" style:display-name="20% - Accent4 6 2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6_32_2_32_2" style:display-name="20% - Accent4 6 2 2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6_32_3" style:display-name="20% - Accent4 6 3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" style:display-name="20% - Accent5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_32_2" style:display-name="20% - Accent5 2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_32_2_32_2" style:display-name="20% - Accent5 2 2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_32_2_32_2_32_2" style:display-name="20% - Accent5 2 2 2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_32_2_32_3" style:display-name="20% - Accent5 2 2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_32_3" style:display-name="20% - Accent5 2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_32_3_32_2" style:display-name="20% - Accent5 2 3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_32_4" style:display-name="20% - Accent5 2 4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" style:display-name="20% - Accent5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_32_2" style:display-name="20% - Accent5 3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_32_2_32_2" style:display-name="20% - Accent5 3 2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_32_2_32_2_32_2" style:display-name="20% - Accent5 3 2 2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_32_2_32_3" style:display-name="20% - Accent5 3 2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_32_3" style:display-name="20% - Accent5 3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_32_3_32_2" style:display-name="20% - Accent5 3 3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_32_4" style:display-name="20% - Accent5 3 4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4" style:display-name="20% - Accent5 4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4_32_2" style:display-name="20% - Accent5 4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4_32_2_32_2" style:display-name="20% - Accent5 4 2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4_32_2_32_2_32_2" style:display-name="20% - Accent5 4 2 2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4_32_2_32_3" style:display-name="20% - Accent5 4 2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4_32_3" style:display-name="20% - Accent5 4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4_32_3_32_2" style:display-name="20% - Accent5 4 3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4_32_4" style:display-name="20% - Accent5 4 4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5" style:display-name="20% - Accent5 5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5_32_2" style:display-name="20% - Accent5 5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5_32_2_32_2" style:display-name="20% - Accent5 5 2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5_32_2_32_2_32_2" style:display-name="20% - Accent5 5 2 2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5_32_2_32_3" style:display-name="20% - Accent5 5 2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5_32_3" style:display-name="20% - Accent5 5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5_32_3_32_2" style:display-name="20% - Accent5 5 3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5_32_4" style:display-name="20% - Accent5 5 4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6" style:display-name="20% - Accent5 6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6_32_2" style:display-name="20% - Accent5 6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6_32_2_32_2" style:display-name="20% - Accent5 6 2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6_32_3" style:display-name="20% - Accent5 6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" style:display-name="20% - Accent6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_32_2" style:display-name="20% - Accent6 2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_32_2_32_2" style:display-name="20% - Accent6 2 2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_32_2_32_2_32_2" style:display-name="20% - Accent6 2 2 2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_32_2_32_3" style:display-name="20% - Accent6 2 2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_32_3" style:display-name="20% - Accent6 2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_32_3_32_2" style:display-name="20% - Accent6 2 3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_32_4" style:display-name="20% - Accent6 2 4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" style:display-name="20% - Accent6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_32_2" style:display-name="20% - Accent6 3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_32_2_32_2" style:display-name="20% - Accent6 3 2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_32_2_32_2_32_2" style:display-name="20% - Accent6 3 2 2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_32_2_32_3" style:display-name="20% - Accent6 3 2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_32_3" style:display-name="20% - Accent6 3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_32_3_32_2" style:display-name="20% - Accent6 3 3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_32_4" style:display-name="20% - Accent6 3 4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4" style:display-name="20% - Accent6 4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4_32_2" style:display-name="20% - Accent6 4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4_32_2_32_2" style:display-name="20% - Accent6 4 2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4_32_2_32_2_32_2" style:display-name="20% - Accent6 4 2 2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4_32_2_32_3" style:display-name="20% - Accent6 4 2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4_32_3" style:display-name="20% - Accent6 4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4_32_3_32_2" style:display-name="20% - Accent6 4 3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4_32_4" style:display-name="20% - Accent6 4 4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5" style:display-name="20% - Accent6 5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5_32_2" style:display-name="20% - Accent6 5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5_32_2_32_2" style:display-name="20% - Accent6 5 2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5_32_2_32_2_32_2" style:display-name="20% - Accent6 5 2 2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5_32_2_32_3" style:display-name="20% - Accent6 5 2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5_32_3" style:display-name="20% - Accent6 5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5_32_3_32_2" style:display-name="20% - Accent6 5 3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5_32_4" style:display-name="20% - Accent6 5 4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6" style:display-name="20% - Accent6 6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6_32_2" style:display-name="20% - Accent6 6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6_32_2_32_2" style:display-name="20% - Accent6 6 2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6_32_3" style:display-name="20% - Accent6 6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" style:display-name="40% - Accent1 2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_32_2" style:display-name="40% - Accent1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_32_2_32_2" style:display-name="40% - Accent1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_32_2_32_2_32_2" style:display-name="40% - Accent1 2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_32_2_32_3" style:display-name="40% - Accent1 2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_32_3" style:display-name="40% - Accent1 2 3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_32_3_32_2" style:display-name="40% - Accent1 2 3 2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_32_4" style:display-name="40% - Accent1 2 4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" style:display-name="40% - Accent1 3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_32_2" style:display-name="40% - Accent1 3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_32_2_32_2" style:display-name="40% - Accent1 3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_32_2_32_2_32_2" style:display-name="40% - Accent1 3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_32_2_32_3" style:display-name="40% - Accent1 3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_32_3" style:display-name="40% - Accent1 3 3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_32_3_32_2" style:display-name="40% - Accent1 3 3 2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_32_4" style:display-name="40% - Accent1 3 4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4" style:display-name="40% - Accent1 4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4_32_2" style:display-name="40% - Accent1 4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4_32_2_32_2" style:display-name="40% - Accent1 4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4_32_2_32_2_32_2" style:display-name="40% - Accent1 4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4_32_2_32_3" style:display-name="40% - Accent1 4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4_32_3" style:display-name="40% - Accent1 4 3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4_32_3_32_2" style:display-name="40% - Accent1 4 3 2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4_32_4" style:display-name="40% - Accent1 4 4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5" style:display-name="40% - Accent1 5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5_32_2" style:display-name="40% - Accent1 5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5_32_2_32_2" style:display-name="40% - Accent1 5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5_32_2_32_2_32_2" style:display-name="40% - Accent1 5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5_32_2_32_3" style:display-name="40% - Accent1 5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5_32_3" style:display-name="40% - Accent1 5 3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5_32_3_32_2" style:display-name="40% - Accent1 5 3 2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5_32_4" style:display-name="40% - Accent1 5 4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6" style:display-name="40% - Accent1 6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6_32_2" style:display-name="40% - Accent1 6 2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6_32_2_32_2" style:display-name="40% - Accent1 6 2 2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6_32_3" style:display-name="40% - Accent1 6 3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" style:display-name="40% - Accent2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_32_2" style:display-name="40% - Accent2 2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_32_2_32_2" style:display-name="40% - Accent2 2 2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_32_2_32_2_32_2" style:display-name="40% - Accent2 2 2 2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_32_2_32_3" style:display-name="40% - Accent2 2 2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_32_3" style:display-name="40% - Accent2 2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_32_3_32_2" style:display-name="40% - Accent2 2 3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_32_4" style:display-name="40% - Accent2 2 4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" style:display-name="40% - Accent2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_32_2" style:display-name="40% - Accent2 3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_32_2_32_2" style:display-name="40% - Accent2 3 2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_32_2_32_2_32_2" style:display-name="40% - Accent2 3 2 2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_32_2_32_3" style:display-name="40% - Accent2 3 2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_32_3" style:display-name="40% - Accent2 3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_32_3_32_2" style:display-name="40% - Accent2 3 3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_32_4" style:display-name="40% - Accent2 3 4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4" style:display-name="40% - Accent2 4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4_32_2" style:display-name="40% - Accent2 4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4_32_2_32_2" style:display-name="40% - Accent2 4 2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4_32_2_32_2_32_2" style:display-name="40% - Accent2 4 2 2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4_32_2_32_3" style:display-name="40% - Accent2 4 2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4_32_3" style:display-name="40% - Accent2 4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4_32_3_32_2" style:display-name="40% - Accent2 4 3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4_32_4" style:display-name="40% - Accent2 4 4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5" style:display-name="40% - Accent2 5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5_32_2" style:display-name="40% - Accent2 5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5_32_2_32_2" style:display-name="40% - Accent2 5 2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5_32_2_32_2_32_2" style:display-name="40% - Accent2 5 2 2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5_32_2_32_3" style:display-name="40% - Accent2 5 2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5_32_3" style:display-name="40% - Accent2 5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5_32_3_32_2" style:display-name="40% - Accent2 5 3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5_32_4" style:display-name="40% - Accent2 5 4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6" style:display-name="40% - Accent2 6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6_32_2" style:display-name="40% - Accent2 6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6_32_2_32_2" style:display-name="40% - Accent2 6 2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6_32_3" style:display-name="40% - Accent2 6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" style:display-name="40% - Accent3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_32_2" style:display-name="40% - Accent3 2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_32_2_32_2" style:display-name="40% - Accent3 2 2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_32_2_32_2_32_2" style:display-name="40% - Accent3 2 2 2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_32_2_32_3" style:display-name="40% - Accent3 2 2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_32_3" style:display-name="40% - Accent3 2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_32_3_32_2" style:display-name="40% - Accent3 2 3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_32_4" style:display-name="40% - Accent3 2 4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" style:display-name="40% - Accent3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_32_2" style:display-name="40% - Accent3 3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_32_2_32_2" style:display-name="40% - Accent3 3 2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_32_2_32_2_32_2" style:display-name="40% - Accent3 3 2 2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_32_2_32_3" style:display-name="40% - Accent3 3 2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_32_3" style:display-name="40% - Accent3 3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_32_3_32_2" style:display-name="40% - Accent3 3 3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_32_4" style:display-name="40% - Accent3 3 4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4" style:display-name="40% - Accent3 4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4_32_2" style:display-name="40% - Accent3 4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4_32_2_32_2" style:display-name="40% - Accent3 4 2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4_32_2_32_2_32_2" style:display-name="40% - Accent3 4 2 2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4_32_2_32_3" style:display-name="40% - Accent3 4 2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4_32_3" style:display-name="40% - Accent3 4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4_32_3_32_2" style:display-name="40% - Accent3 4 3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4_32_4" style:display-name="40% - Accent3 4 4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5" style:display-name="40% - Accent3 5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5_32_2" style:display-name="40% - Accent3 5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5_32_2_32_2" style:display-name="40% - Accent3 5 2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5_32_2_32_2_32_2" style:display-name="40% - Accent3 5 2 2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5_32_2_32_3" style:display-name="40% - Accent3 5 2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5_32_3" style:display-name="40% - Accent3 5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5_32_3_32_2" style:display-name="40% - Accent3 5 3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5_32_4" style:display-name="40% - Accent3 5 4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6" style:display-name="40% - Accent3 6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6_32_2" style:display-name="40% - Accent3 6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6_32_2_32_2" style:display-name="40% - Accent3 6 2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6_32_3" style:display-name="40% - Accent3 6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" style:display-name="40% - Accent4 2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_32_2" style:display-name="40% - Accent4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_32_2_32_2" style:display-name="40% - Accent4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_32_2_32_2_32_2" style:display-name="40% - Accent4 2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_32_2_32_3" style:display-name="40% - Accent4 2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_32_3" style:display-name="40% - Accent4 2 3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_32_3_32_2" style:display-name="40% - Accent4 2 3 2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_32_4" style:display-name="40% - Accent4 2 4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" style:display-name="40% - Accent4 3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_32_2" style:display-name="40% - Accent4 3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_32_2_32_2" style:display-name="40% - Accent4 3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_32_2_32_2_32_2" style:display-name="40% - Accent4 3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_32_2_32_3" style:display-name="40% - Accent4 3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_32_3" style:display-name="40% - Accent4 3 3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_32_3_32_2" style:display-name="40% - Accent4 3 3 2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_32_4" style:display-name="40% - Accent4 3 4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4" style:display-name="40% - Accent4 4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4_32_2" style:display-name="40% - Accent4 4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4_32_2_32_2" style:display-name="40% - Accent4 4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4_32_2_32_2_32_2" style:display-name="40% - Accent4 4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4_32_2_32_3" style:display-name="40% - Accent4 4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4_32_3" style:display-name="40% - Accent4 4 3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4_32_3_32_2" style:display-name="40% - Accent4 4 3 2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4_32_4" style:display-name="40% - Accent4 4 4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5" style:display-name="40% - Accent4 5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5_32_2" style:display-name="40% - Accent4 5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5_32_2_32_2" style:display-name="40% - Accent4 5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5_32_2_32_2_32_2" style:display-name="40% - Accent4 5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5_32_2_32_3" style:display-name="40% - Accent4 5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5_32_3" style:display-name="40% - Accent4 5 3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5_32_3_32_2" style:display-name="40% - Accent4 5 3 2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5_32_4" style:display-name="40% - Accent4 5 4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6" style:display-name="40% - Accent4 6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6_32_2" style:display-name="40% - Accent4 6 2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6_32_2_32_2" style:display-name="40% - Accent4 6 2 2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6_32_3" style:display-name="40% - Accent4 6 3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" style:display-name="40% - Accent5 2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_32_2" style:display-name="40% - Accent5 2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_32_2_32_2" style:display-name="40% - Accent5 2 2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_32_2_32_2_32_2" style:display-name="40% - Accent5 2 2 2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_32_2_32_3" style:display-name="40% - Accent5 2 2 3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_32_3" style:display-name="40% - Accent5 2 3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_32_3_32_2" style:display-name="40% - Accent5 2 3 2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_32_4" style:display-name="40% - Accent5 2 4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" style:display-name="40% - Accent5 3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_32_2" style:display-name="40% - Accent5 3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_32_2_32_2" style:display-name="40% - Accent5 3 2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_32_2_32_2_32_2" style:display-name="40% - Accent5 3 2 2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_32_2_32_3" style:display-name="40% - Accent5 3 2 3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_32_3" style:display-name="40% - Accent5 3 3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_32_3_32_2" style:display-name="40% - Accent5 3 3 2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_32_4" style:display-name="40% - Accent5 3 4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4" style:display-name="40% - Accent5 4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4_32_2" style:display-name="40% - Accent5 4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4_32_2_32_2" style:display-name="40% - Accent5 4 2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4_32_2_32_2_32_2" style:display-name="40% - Accent5 4 2 2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4_32_2_32_3" style:display-name="40% - Accent5 4 2 3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4_32_3" style:display-name="40% - Accent5 4 3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4_32_3_32_2" style:display-name="40% - Accent5 4 3 2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4_32_4" style:display-name="40% - Accent5 4 4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5" style:display-name="40% - Accent5 5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5_32_2" style:display-name="40% - Accent5 5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5_32_2_32_2" style:display-name="40% - Accent5 5 2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5_32_2_32_2_32_2" style:display-name="40% - Accent5 5 2 2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5_32_2_32_3" style:display-name="40% - Accent5 5 2 3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5_32_3" style:display-name="40% - Accent5 5 3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5_32_3_32_2" style:display-name="40% - Accent5 5 3 2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5_32_4" style:display-name="40% - Accent5 5 4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6" style:display-name="40% - Accent5 6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6_32_2" style:display-name="40% - Accent5 6 2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6_32_2_32_2" style:display-name="40% - Accent5 6 2 2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6_32_3" style:display-name="40% - Accent5 6 3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" style:display-name="40% - Accent6 2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_32_2" style:display-name="40% - Accent6 2 2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_32_2_32_2" style:display-name="40% - Accent6 2 2 2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_32_2_32_2_32_2" style:display-name="40% - Accent6 2 2 2 2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_32_2_32_3" style:display-name="40% - Accent6 2 2 3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_32_3" style:display-name="40% - Accent6 2 3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_32_3_32_2" style:display-name="40% - Accent6 2 3 2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_32_4" style:display-name="40% - Accent6 2 4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" style:display-name="40% - Accent6 3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_32_2" style:display-name="40% - Accent6 3 2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_32_2_32_2" style:display-name="40% - Accent6 3 2 2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_32_2_32_2_32_2" style:display-name="40% - Accent6 3 2 2 2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_32_2_32_3" style:display-name="40% - Accent6 3 2 3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_32_3" style:display-name="40% - Accent6 3 3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_32_3_32_2" style:display-name="40% - Accent6 3 3 2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_32_4" style:display-name="40% - Accent6 3 4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4" style:display-name="40% - Accent6 4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4_32_2" style:display-name="40% - Accent6 4 2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4_32_2_32_2" style:display-name="40% - Accent6 4 2 2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4_32_2_32_2_32_2" style:display-name="40% - Accent6 4 2 2 2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4_32_2_32_3" style:display-name="40% - Accent6 4 2 3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4_32_3" style:display-name="40% - Accent6 4 3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4_32_3_32_2" style:display-name="40% - Accent6 4 3 2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4_32_4" style:display-name="40% - Accent6 4 4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5" style:display-name="40% - Accent6 5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5_32_2" style:display-name="40% - Accent6 5 2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5_32_2_32_2" style:display-name="40% - Accent6 5 2 2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5_32_2_32_2_32_2" style:display-name="40% - Accent6 5 2 2 2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5_32_2_32_3" style:display-name="40% - Accent6 5 2 3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5_32_3" style:display-name="40% - Accent6 5 3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5_32_3_32_2" style:display-name="40% - Accent6 5 3 2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5_32_4" style:display-name="40% - Accent6 5 4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6" style:display-name="40% - Accent6 6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6_32_2" style:display-name="40% - Accent6 6 2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6_32_2_32_2" style:display-name="40% - Accent6 6 2 2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6_32_3" style:display-name="40% - Accent6 6 3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4_0_37__32_-_32_Accent1_32_2" style:display-name="60% - Accent1 2" style:family="table-cell" style:data-style-name="N0">
      <style:table-cell-properties fo:background-color="#95B3D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2_32_2" style:display-name="60% - Accent1 2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3" style:display-name="60% - Accent1 3" style:family="table-cell" style:data-style-name="N0">
      <style:table-cell-properties fo:background-color="#95B3D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3_32_2" style:display-name="60% - Accent1 3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4" style:display-name="60% - Accent1 4" style:family="table-cell" style:data-style-name="N0">
      <style:table-cell-properties fo:background-color="#95B3D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4_32_2" style:display-name="60% - Accent1 4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5" style:display-name="60% - Accent1 5" style:family="table-cell" style:data-style-name="N0">
      <style:table-cell-properties fo:background-color="#95B3D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5_32_2" style:display-name="60% - Accent1 5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6" style:display-name="60% - Accent1 6" style:family="table-cell" style:data-style-name="N0">
      <style:table-cell-properties fo:background-color="#95B3D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2" style:display-name="60% - Accent2 2" style:family="table-cell" style:data-style-name="N0">
      <style:table-cell-properties fo:background-color="#DA9694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2_32_2" style:display-name="60% - Accent2 2 2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3" style:display-name="60% - Accent2 3" style:family="table-cell" style:data-style-name="N0">
      <style:table-cell-properties fo:background-color="#DA9694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3_32_2" style:display-name="60% - Accent2 3 2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4" style:display-name="60% - Accent2 4" style:family="table-cell" style:data-style-name="N0">
      <style:table-cell-properties fo:background-color="#DA9694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4_32_2" style:display-name="60% - Accent2 4 2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5" style:display-name="60% - Accent2 5" style:family="table-cell" style:data-style-name="N0">
      <style:table-cell-properties fo:background-color="#DA9694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5_32_2" style:display-name="60% - Accent2 5 2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6" style:display-name="60% - Accent2 6" style:family="table-cell" style:data-style-name="N0">
      <style:table-cell-properties fo:background-color="#DA9694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2" style:display-name="60% - Accent3 2" style:family="table-cell" style:data-style-name="N0">
      <style:table-cell-properties fo:background-color="#C4D79B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2_32_2" style:display-name="60% - Accent3 2 2" style:family="table-cell" style:data-style-name="N0">
      <style:table-cell-properties fo:background-color="#FFFF99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3" style:display-name="60% - Accent3 3" style:family="table-cell" style:data-style-name="N0">
      <style:table-cell-properties fo:background-color="#C4D79B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3_32_2" style:display-name="60% - Accent3 3 2" style:family="table-cell" style:data-style-name="N0">
      <style:table-cell-properties fo:background-color="#FFFF99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4" style:display-name="60% - Accent3 4" style:family="table-cell" style:data-style-name="N0">
      <style:table-cell-properties fo:background-color="#C4D79B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4_32_2" style:display-name="60% - Accent3 4 2" style:family="table-cell" style:data-style-name="N0">
      <style:table-cell-properties fo:background-color="#FFFF99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5" style:display-name="60% - Accent3 5" style:family="table-cell" style:data-style-name="N0">
      <style:table-cell-properties fo:background-color="#C4D79B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5_32_2" style:display-name="60% - Accent3 5 2" style:family="table-cell" style:data-style-name="N0">
      <style:table-cell-properties fo:background-color="#FFFF99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6" style:display-name="60% - Accent3 6" style:family="table-cell" style:data-style-name="N0">
      <style:table-cell-properties fo:background-color="#C4D79B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2" style:display-name="60% - Accent4 2" style:family="table-cell" style:data-style-name="N0">
      <style:table-cell-properties fo:background-color="#B1A0C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2_32_2" style:display-name="60% - Accent4 2 2" style:family="table-cell" style:data-style-name="N0">
      <style:table-cell-properties fo:background-color="#C0C0C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3" style:display-name="60% - Accent4 3" style:family="table-cell" style:data-style-name="N0">
      <style:table-cell-properties fo:background-color="#B1A0C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3_32_2" style:display-name="60% - Accent4 3 2" style:family="table-cell" style:data-style-name="N0">
      <style:table-cell-properties fo:background-color="#C0C0C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4" style:display-name="60% - Accent4 4" style:family="table-cell" style:data-style-name="N0">
      <style:table-cell-properties fo:background-color="#B1A0C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4_32_2" style:display-name="60% - Accent4 4 2" style:family="table-cell" style:data-style-name="N0">
      <style:table-cell-properties fo:background-color="#C0C0C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5" style:display-name="60% - Accent4 5" style:family="table-cell" style:data-style-name="N0">
      <style:table-cell-properties fo:background-color="#B1A0C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5_32_2" style:display-name="60% - Accent4 5 2" style:family="table-cell" style:data-style-name="N0">
      <style:table-cell-properties fo:background-color="#C0C0C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6" style:display-name="60% - Accent4 6" style:family="table-cell" style:data-style-name="N0">
      <style:table-cell-properties fo:background-color="#B1A0C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2" style:display-name="60% - Accent5 2" style:family="table-cell" style:data-style-name="N0">
      <style:table-cell-properties fo:background-color="#92CDD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2_32_2" style:display-name="60% - Accent5 2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3" style:display-name="60% - Accent5 3" style:family="table-cell" style:data-style-name="N0">
      <style:table-cell-properties fo:background-color="#92CDD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3_32_2" style:display-name="60% - Accent5 3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4" style:display-name="60% - Accent5 4" style:family="table-cell" style:data-style-name="N0">
      <style:table-cell-properties fo:background-color="#92CDD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4_32_2" style:display-name="60% - Accent5 4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5" style:display-name="60% - Accent5 5" style:family="table-cell" style:data-style-name="N0">
      <style:table-cell-properties fo:background-color="#92CDD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5_32_2" style:display-name="60% - Accent5 5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6" style:display-name="60% - Accent5 6" style:family="table-cell" style:data-style-name="N0">
      <style:table-cell-properties fo:background-color="#92CDD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2" style:display-name="60% - Accent6 2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2_32_2" style:display-name="60% - Accent6 2 2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3" style:display-name="60% - Accent6 3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3_32_2" style:display-name="60% - Accent6 3 2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4" style:display-name="60% - Accent6 4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4_32_2" style:display-name="60% - Accent6 4 2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5" style:display-name="60% - Accent6 5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5_32_2" style:display-name="60% - Accent6 5 2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6" style:display-name="60% - Accent6 6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2" style:display-name="Accent1 2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2_32_2" style:display-name="Accent1 2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3" style:display-name="Accent1 3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3_32_2" style:display-name="Accent1 3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4" style:display-name="Accent1 4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4_32_2" style:display-name="Accent1 4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5" style:display-name="Accent1 5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5_32_2" style:display-name="Accent1 5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6" style:display-name="Accent1 6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2" style:display-name="Accent2 2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2_32_2" style:display-name="Accent2 2 2" style:family="table-cell" style:data-style-name="N0">
      <style:table-cell-properties fo:background-color="#FF00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3" style:display-name="Accent2 3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3_32_2" style:display-name="Accent2 3 2" style:family="table-cell" style:data-style-name="N0">
      <style:table-cell-properties fo:background-color="#FF00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4" style:display-name="Accent2 4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4_32_2" style:display-name="Accent2 4 2" style:family="table-cell" style:data-style-name="N0">
      <style:table-cell-properties fo:background-color="#FF00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5" style:display-name="Accent2 5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5_32_2" style:display-name="Accent2 5 2" style:family="table-cell" style:data-style-name="N0">
      <style:table-cell-properties fo:background-color="#FF00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6" style:display-name="Accent2 6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2" style:display-name="Accent3 2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2_32_2" style:display-name="Accent3 2 2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3" style:display-name="Accent3 3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3_32_2" style:display-name="Accent3 3 2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4" style:display-name="Accent3 4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4_32_2" style:display-name="Accent3 4 2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5" style:display-name="Accent3 5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5_32_2" style:display-name="Accent3 5 2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6" style:display-name="Accent3 6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2" style:display-name="Accent4 2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2_32_2" style:display-name="Accent4 2 2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3" style:display-name="Accent4 3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3_32_2" style:display-name="Accent4 3 2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4" style:display-name="Accent4 4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4_32_2" style:display-name="Accent4 4 2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5" style:display-name="Accent4 5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5_32_2" style:display-name="Accent4 5 2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6" style:display-name="Accent4 6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2" style:display-name="Accent5 2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2_32_2" style:display-name="Accent5 2 2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3" style:display-name="Accent5 3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3_32_2" style:display-name="Accent5 3 2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4" style:display-name="Accent5 4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4_32_2" style:display-name="Accent5 4 2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5" style:display-name="Accent5 5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5_32_2" style:display-name="Accent5 5 2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6" style:display-name="Accent5 6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2" style:display-name="Accent6 2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2_32_2" style:display-name="Accent6 2 2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3" style:display-name="Accent6 3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3_32_2" style:display-name="Accent6 3 2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4" style:display-name="Accent6 4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4_32_2" style:display-name="Accent6 4 2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5" style:display-name="Accent6 5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5_32_2" style:display-name="Accent6 5 2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6" style:display-name="Accent6 6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_197_rMndDag" style:display-name="ÅrMndDag" style:family="table-cell" style:data-style-name="N36"/>
    <style:style style:name="B_38_W" style:display-name="B&amp;W" style:family="table-cell" style:data-style-name="N2">
      <style:table-cell-properties style:vertical-align="middle" fo:background-color="#000000"/>
      <style:text-properties fo:color="#FFFFFF" style:font-name="Gill Sans MT" style:font-name-asian="Gill Sans MT" style:font-name-complex="Gill Sans MT" fo:font-size="10pt" style:font-size-asian="10pt" style:font-size-complex="10pt"/>
    </style:style>
    <style:style style:name="B_38_Wbold" style:display-name="B&amp;Wbold" style:family="table-cell" style:data-style-name="N2">
      <style:table-cell-properties style:vertical-align="middle" fo:background-color="#000000"/>
      <style:text-properties fo:color="#FFFFFF" style:font-name="Gill Sans MT" style:font-name-asian="Gill Sans MT" style:font-name-complex="Gill Sans MT" fo:font-size="10pt" style:font-size-asian="10pt" style:font-size-complex="10pt" fo:font-weight="bold" style:font-weight-asian="bold" style:font-weight-complex="bold"/>
    </style:style>
    <style:style style:name="Bad_32_2" style:display-name="Bad 2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Bad_32_2_32_2" style:display-name="Bad 2 2" style:family="table-cell" style:data-style-name="N0">
      <style:table-cell-properties fo:background-color="#FF99CC"/>
      <style:text-properties fo:color="#9C0006" style:font-name="Calibri" style:font-name-asian="Calibri" style:font-name-complex="Calibri" fo:font-size="11pt" style:font-size-asian="11pt" style:font-size-complex="11pt"/>
    </style:style>
    <style:style style:name="Bad_32_3" style:display-name="Bad 3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Bad_32_3_32_2" style:display-name="Bad 3 2" style:family="table-cell" style:data-style-name="N0">
      <style:table-cell-properties fo:background-color="#FF99CC"/>
      <style:text-properties fo:color="#9C0006" style:font-name="Calibri" style:font-name-asian="Calibri" style:font-name-complex="Calibri" fo:font-size="11pt" style:font-size-asian="11pt" style:font-size-complex="11pt"/>
    </style:style>
    <style:style style:name="Bad_32_4" style:display-name="Bad 4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Bad_32_4_32_2" style:display-name="Bad 4 2" style:family="table-cell" style:data-style-name="N0">
      <style:table-cell-properties fo:background-color="#FF99CC"/>
      <style:text-properties fo:color="#9C0006" style:font-name="Calibri" style:font-name-asian="Calibri" style:font-name-complex="Calibri" fo:font-size="11pt" style:font-size-asian="11pt" style:font-size-complex="11pt"/>
    </style:style>
    <style:style style:name="Bad_32_5" style:display-name="Bad 5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Bad_32_5_32_2" style:display-name="Bad 5 2" style:family="table-cell" style:data-style-name="N0">
      <style:table-cell-properties fo:background-color="#FF99CC"/>
      <style:text-properties fo:color="#9C0006" style:font-name="Calibri" style:font-name-asian="Calibri" style:font-name-complex="Calibri" fo:font-size="11pt" style:font-size-asian="11pt" style:font-size-complex="11pt"/>
    </style:style>
    <style:style style:name="Bad_32_6" style:display-name="Bad 6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Bold_32_11" style:display-name="Bold 11" style:family="table-cell" style:data-style-name="N41">
      <style:text-properties fo:font-size="11pt" style:font-size-asian="11pt" style:font-size-complex="11pt" fo:font-weight="bold" style:font-weight-asian="bold" style:font-weight-complex="bold"/>
    </style:style>
    <style:style style:name="Border" style:family="table-cell" style:data-style-name="N42">
      <style:table-cell-properties fo:border-top="thin solid #000000" fo:border-bottom="none" fo:border-left="none" fo:border-right="none" fo:background-color="transparent"/>
      <style:text-properties style:font-name="MS Sans Serif" style:font-name-asian="MS Sans Serif" style:font-name-complex="MS Sans Serif" fo:font-size="10pt" style:font-size-asian="10pt" style:font-size-complex="10pt" fo:font-weight="bold" style:font-weight-asian="bold" style:font-weight-complex="bold"/>
    </style:style>
    <style:style style:name="Border_32_2" style:display-name="Border 2" style:family="table-cell" style:data-style-name="N42">
      <style:table-cell-properties fo:border-top="thin solid #000000" fo:border-bottom="none" fo:border-left="none" fo:border-right="none" fo:background-color="transparent"/>
      <style:text-properties style:font-name="MS Sans Serif" style:font-name-asian="MS Sans Serif" style:font-name-complex="MS Sans Serif" fo:font-size="10pt" style:font-size-asian="10pt" style:font-size-complex="10pt" fo:font-weight="bold" style:font-weight-asian="bold" style:font-weight-complex="bold"/>
    </style:style>
    <style:style style:name="Brand_32_Default" style:display-name="Brand Default" style:family="table-cell" style:data-style-name="N43">
      <style:table-cell-properties fo:background-color="transparent"/>
      <style:text-properties fo:font-size="9pt" style:font-size-asian="9pt" style:font-size-complex="9pt"/>
    </style:style>
    <style:style style:name="Calc" style:family="table-cell" style:data-style-name="N0">
      <style:table-cell-properties fo:border="thin dashed #333333" style:vertical-align="middle" fo:background-color="#CCFFFF"/>
      <style:text-properties fo:font-size="10pt" style:font-size-asian="10pt" style:font-size-complex="10pt"/>
    </style:style>
    <style:style style:name="Calc_32_-_32_Blue" style:display-name="Calc - Blue" style:family="table-cell" style:data-style-name="N46">
      <style:table-cell-properties fo:border="thin dashed #333333" style:vertical-align="middle" fo:background-color="#FFFFCC"/>
      <style:text-properties fo:font-size="10pt" style:font-size-asian="10pt" style:font-size-complex="10pt"/>
    </style:style>
    <style:style style:name="Calc_32_-_32_Feed" style:display-name="Calc - Feed" style:family="table-cell" style:data-style-name="N1">
      <style:table-cell-properties fo:border="thin dashed #333333" style:vertical-align="middle" fo:background-color="#660066"/>
      <style:text-properties fo:font-size="10pt" style:font-size-asian="10pt" style:font-size-complex="10pt"/>
    </style:style>
    <style:style style:name="Calc_32_-_32_Green" style:display-name="Calc - Green" style:family="table-cell" style:data-style-name="N47">
      <style:table-cell-properties fo:border="thin dashed #333333" style:vertical-align="middle" fo:background-color="#660066"/>
      <style:text-properties fo:font-size="10pt" style:font-size-asian="10pt" style:font-size-complex="10pt"/>
    </style:style>
    <style:style style:name="Calc_32_-_32_Grey" style:display-name="Calc - Grey" style:family="table-cell" style:data-style-name="N47">
      <style:table-cell-properties fo:border="thin dashed #333333" style:vertical-align="middle" fo:background-color="#C0C0C0"/>
      <style:text-properties fo:font-size="10pt" style:font-size-asian="10pt" style:font-size-complex="10pt"/>
    </style:style>
    <style:style style:name="Calc_32_-_32_White" style:display-name="Calc - White" style:family="table-cell" style:data-style-name="N3">
      <style:table-cell-properties fo:border="thin dashed #333333" style:vertical-align="middle" fo:background-color="transparent"/>
      <style:text-properties fo:font-size="10pt" style:font-size-asian="10pt" style:font-size-complex="10pt"/>
    </style:style>
    <style:style style:name="Calculation_32_2" style:display-name="Calculation 2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2_32_2" style:display-name="Calculation 2 2" style:family="table-cell" style:data-style-name="N0">
      <style:table-cell-properties fo:border="thin solid #7F7F7F" fo:background-color="#F2F2F2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3" style:display-name="Calculation 3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3_32_2" style:display-name="Calculation 3 2" style:family="table-cell" style:data-style-name="N0">
      <style:table-cell-properties fo:border="thin solid #7F7F7F" fo:background-color="#F2F2F2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4" style:display-name="Calculation 4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4_32_2" style:display-name="Calculation 4 2" style:family="table-cell" style:data-style-name="N0">
      <style:table-cell-properties fo:border="thin solid #7F7F7F" fo:background-color="#F2F2F2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5" style:display-name="Calculation 5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5_32_2" style:display-name="Calculation 5 2" style:family="table-cell" style:data-style-name="N0">
      <style:table-cell-properties fo:border="thin solid #7F7F7F" fo:background-color="#F2F2F2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6" style:display-name="Calculation 6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ption" style:family="table-cell" style:data-style-name="N4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_225_rky_32__91_0_93__CTD" style:display-name="cárky [0]_CTD" style:family="table-cell" style:data-style-name="N44"/>
    <style:style style:name="c_225_rky_CTD" style:display-name="cárky_CTD" style:family="table-cell" style:data-style-name="N45"/>
    <style:style style:name="Celkem" style:family="table-cell" style:data-style-name="N0">
      <style:table-cell-properties fo:border-top="thin solid #000000" fo:border-bottom="thin double #000000" fo:border-left="none" fo:border-right="none"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cf1" style:family="table-cell" style:data-style-name="N0">
      <style:table-cell-properties fo:background-color="#FF0000"/>
    </style:style>
    <style:style style:name="Check_32_Cell_32_2" style:display-name="Check Cell 2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2_32_2" style:display-name="Check Cell 2 2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3" style:display-name="Check Cell 3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3_32_2" style:display-name="Check Cell 3 2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4" style:display-name="Check Cell 4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4_32_2" style:display-name="Check Cell 4 2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5" style:display-name="Check Cell 5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5_32_2" style:display-name="Check Cell 5 2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6" style:display-name="Check Cell 6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_268__237_slo__35__32__35__35_0" style:display-name="Číslo_# ##0" style:family="table-cell" style:data-style-name="N38"/>
    <style:style style:name="ColHead" style:family="table-cell" style:data-style-name="N50">
      <style:text-properties fo:color="#333300" style:font-name="Univers 45 Light" style:font-name-asian="Univers 45 Light" style:font-name-complex="Univers 45 Light" fo:font-size="8pt" style:font-size-asian="8pt" style:font-size-complex="8pt" fo:font-weight="bold" style:font-weight-asian="bold" style:font-weight-complex="bold"/>
    </style:style>
    <style:style style:name="Color_Anna" style:family="table-cell" style:data-style-name="N38">
      <style:table-cell-properties fo:background-color="#99CCFF"/>
    </style:style>
    <style:style style:name="Comma_32_10" style:display-name="Comma 10" style:family="table-cell" style:data-style-name="N51"/>
    <style:style style:name="Comma_32_10_32_2" style:display-name="Comma 10 2" style:family="table-cell" style:data-style-name="N51"/>
    <style:style style:name="Comma_32_10_32_2_32_2" style:display-name="Comma 10 2 2" style:family="table-cell" style:data-style-name="N51"/>
    <style:style style:name="Comma_32_10_32_2_32_3" style:display-name="Comma 10 2 3" style:family="table-cell" style:data-style-name="N51"/>
    <style:style style:name="Comma_32_10_32_3" style:display-name="Comma 10 3" style:family="table-cell" style:data-style-name="N51"/>
    <style:style style:name="Comma_32_11" style:display-name="Comma 11" style:family="table-cell" style:data-style-name="N51"/>
    <style:style style:name="Comma_32_11_32_2" style:display-name="Comma 11 2" style:family="table-cell" style:data-style-name="N51"/>
    <style:style style:name="Comma_32_12" style:display-name="Comma 12" style:family="table-cell" style:data-style-name="N51"/>
    <style:style style:name="Comma_32_13" style:display-name="Comma 13" style:family="table-cell" style:data-style-name="N51"/>
    <style:style style:name="Comma_32_2" style:display-name="Comma 2" style:family="table-cell" style:data-style-name="N51"/>
    <style:style style:name="Comma_32_2_32_2" style:display-name="Comma 2 2" style:family="table-cell" style:data-style-name="N51"/>
    <style:style style:name="Comma_32_2_32_2_32_2" style:display-name="Comma 2 2 2" style:family="table-cell" style:data-style-name="N51"/>
    <style:style style:name="Comma_32_2_32_2_32_2_32_2" style:display-name="Comma 2 2 2 2" style:family="table-cell" style:data-style-name="N51"/>
    <style:style style:name="Comma_32_2_32_2_32_3" style:display-name="Comma 2 2 3" style:family="table-cell" style:data-style-name="N51"/>
    <style:style style:name="Comma_32_2_32_2_32_4" style:display-name="Comma 2 2 4" style:family="table-cell" style:data-style-name="N51"/>
    <style:style style:name="Comma_32_2_32_2_32_4_32_2" style:display-name="Comma 2 2 4 2" style:family="table-cell" style:data-style-name="N51"/>
    <style:style style:name="Comma_32_2_32_2_32_5" style:display-name="Comma 2 2 5" style:family="table-cell" style:data-style-name="N51"/>
    <style:style style:name="Comma_32_2_32_3" style:display-name="Comma 2 3" style:family="table-cell" style:data-style-name="N51"/>
    <style:style style:name="Comma_32_2_32_4" style:display-name="Comma 2 4" style:family="table-cell" style:data-style-name="N51"/>
    <style:style style:name="Comma_32_2_32_5" style:display-name="Comma 2 5" style:family="table-cell" style:data-style-name="N51"/>
    <style:style style:name="Comma_32_2_32_6" style:display-name="Comma 2 6" style:family="table-cell" style:data-style-name="N51"/>
    <style:style style:name="Comma_32_2_32_7" style:display-name="Comma 2 7" style:family="table-cell" style:data-style-name="N51"/>
    <style:style style:name="Comma_32_3" style:display-name="Comma 3" style:family="table-cell" style:data-style-name="N51"/>
    <style:style style:name="Comma_32_3_32_2" style:display-name="Comma 3 2" style:family="table-cell" style:data-style-name="N51"/>
    <style:style style:name="Comma_32_3_32_2_32_2" style:display-name="Comma 3 2 2" style:family="table-cell" style:data-style-name="N51"/>
    <style:style style:name="Comma_32_3_32_3" style:display-name="Comma 3 3" style:family="table-cell" style:data-style-name="N51"/>
    <style:style style:name="Comma_32_3_32_4" style:display-name="Comma 3 4" style:family="table-cell" style:data-style-name="N51"/>
    <style:style style:name="Comma_32_3_32_5" style:display-name="Comma 3 5" style:family="table-cell" style:data-style-name="N51"/>
    <style:style style:name="Comma_32_3_32_6" style:display-name="Comma 3 6" style:family="table-cell" style:data-style-name="N51"/>
    <style:style style:name="Comma_32_4" style:display-name="Comma 4" style:family="table-cell" style:data-style-name="N51"/>
    <style:style style:name="Comma_32_4_32_2" style:display-name="Comma 4 2" style:family="table-cell" style:data-style-name="N51"/>
    <style:style style:name="Comma_32_5" style:display-name="Comma 5" style:family="table-cell" style:data-style-name="N51"/>
    <style:style style:name="Comma_32_5_32_2" style:display-name="Comma 5 2" style:family="table-cell" style:data-style-name="N51"/>
    <style:style style:name="Comma_32_5_32_2_32_2" style:display-name="Comma 5 2 2" style:family="table-cell" style:data-style-name="N51"/>
    <style:style style:name="Comma_32_5_32_3" style:display-name="Comma 5 3" style:family="table-cell" style:data-style-name="N51"/>
    <style:style style:name="Comma_32_6" style:display-name="Comma 6" style:family="table-cell" style:data-style-name="N51"/>
    <style:style style:name="Comma_32_6_32_2" style:display-name="Comma 6 2" style:family="table-cell" style:data-style-name="N51"/>
    <style:style style:name="Comma_32_7" style:display-name="Comma 7" style:family="table-cell" style:data-style-name="N51"/>
    <style:style style:name="Comma_32_7_32_2" style:display-name="Comma 7 2" style:family="table-cell" style:data-style-name="N51"/>
    <style:style style:name="Comma_32_7_32_2_32_2" style:display-name="Comma 7 2 2" style:family="table-cell" style:data-style-name="N51"/>
    <style:style style:name="Comma_32_7_32_3" style:display-name="Comma 7 3" style:family="table-cell" style:data-style-name="N51"/>
    <style:style style:name="Comma_32_7_32_4" style:display-name="Comma 7 4" style:family="table-cell" style:data-style-name="N51"/>
    <style:style style:name="Comma_32_7_32_5" style:display-name="Comma 7 5" style:family="table-cell" style:data-style-name="N51"/>
    <style:style style:name="Comma_32_8" style:display-name="Comma 8" style:family="table-cell" style:data-style-name="N51"/>
    <style:style style:name="Comma_32_8_32_2" style:display-name="Comma 8 2" style:family="table-cell" style:data-style-name="N51"/>
    <style:style style:name="Comma_32_8_32_3" style:display-name="Comma 8 3" style:family="table-cell" style:data-style-name="N51"/>
    <style:style style:name="Comma_32_9" style:display-name="Comma 9" style:family="table-cell" style:data-style-name="N51"/>
    <style:style style:name="Comma0" style:family="table-cell" style:data-style-name="N0">
      <style:text-properties style:font-name="MS Sans Serif" style:font-name-asian="MS Sans Serif" style:font-name-complex="MS Sans Serif" fo:font-size="10pt" style:font-size-asian="10pt" style:font-size-complex="10pt"/>
    </style:style>
    <style:style style:name="cope" style:family="table-cell" style:data-style-name="N0">
      <style:table-cell-properties fo:border-top="thin solid #000000" fo:border-bottom="thin solid #000000" fo:border-left="thin solid #000000" fo:border-right="none" style:vertical-align="automatic" fo:background-color="transparent"/>
      <style:text-properties fo:font-size="10pt" style:font-size-asian="10pt" style:font-size-complex="10pt"/>
    </style:style>
    <style:style style:name="cope_32_2" style:display-name="cope 2" style:family="table-cell" style:data-style-name="N0">
      <style:table-cell-properties fo:border-top="thin solid #000000" fo:border-bottom="thin solid #000000" fo:border-left="thin solid #000000" fo:border-right="none" style:vertical-align="automatic" fo:background-color="transparent"/>
      <style:text-properties fo:font-size="10pt" style:font-size-asian="10pt" style:font-size-complex="10pt"/>
    </style:style>
    <style:style style:name="Curren_32_-_32_Style1" style:display-name="Curren - Style1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2" style:display-name="Curren - Style2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3" style:display-name="Curren - Style3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4" style:display-name="Curren - Style4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5" style:display-name="Curren - Style5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6" style:display-name="Curren - Style6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cy_32__40_0_41_" style:display-name="Currency (0)" style:family="table-cell" style:data-style-name="N52"/>
    <style:style style:name="Currency_32__40_2_41_" style:display-name="Currency (2)" style:family="table-cell" style:data-style-name="N53"/>
    <style:style style:name="Currency_32__91_2_93_" style:display-name="Currency [2]" style:family="table-cell" style:data-style-name="N53">
      <style:table-cell-properties fo:border-top="thin solid #000000" fo:border-bottom="none" fo:border-left="none" fo:border-right="thin solid #000000" style:vertical-align="automatic" fo:background-color="transparent" style:cell-protect="none"/>
      <style:text-properties fo:color="#0000FF" style:font-name="Book Antiqua" style:font-name-asian="Book Antiqua" style:font-name-complex="Book Antiqua" fo:font-size="11pt" style:font-size-asian="11pt" style:font-size-complex="11pt" style:font-family-generic="roman"/>
    </style:style>
    <style:style style:name="Currency_32__91_2_93__32_2" style:display-name="Currency [2] 2" style:family="table-cell" style:data-style-name="N53">
      <style:table-cell-properties fo:border-top="thin solid #000000" fo:border-bottom="none" fo:border-left="none" fo:border-right="thin solid #000000" style:vertical-align="automatic" fo:background-color="transparent" style:cell-protect="none"/>
      <style:text-properties fo:color="#0000FF" style:font-name="Book Antiqua" style:font-name-asian="Book Antiqua" style:font-name-complex="Book Antiqua" fo:font-size="11pt" style:font-size-asian="11pt" style:font-size-complex="11pt" style:font-family-generic="roman"/>
    </style:style>
    <style:style style:name="Currency_32_2" style:display-name="Currency 2" style:family="table-cell" style:data-style-name="N54"/>
    <style:style style:name="Currency_32_2_32_2" style:display-name="Currency 2 2" style:family="table-cell" style:data-style-name="N54"/>
    <style:style style:name="Currency_32_2_32_2_32_2" style:display-name="Currency 2 2 2" style:family="table-cell" style:data-style-name="N54"/>
    <style:style style:name="Currency_32_2_32_3" style:display-name="Currency 2 3" style:family="table-cell" style:data-style-name="N54"/>
    <style:style style:name="Currency_32_2_32_4" style:display-name="Currency 2 4" style:family="table-cell" style:data-style-name="N54"/>
    <style:style style:name="Currency_32_2_32_5" style:display-name="Currency 2 5" style:family="table-cell" style:data-style-name="N54"/>
    <style:style style:name="Currency_32_2_32_6" style:display-name="Currency 2 6" style:family="table-cell" style:data-style-name="N54"/>
    <style:style style:name="Currency_32_3" style:display-name="Currency 3" style:family="table-cell" style:data-style-name="N54"/>
    <style:style style:name="Currency_32_4" style:display-name="Currency 4" style:family="table-cell" style:data-style-name="N54"/>
    <style:style style:name="Currency_32_4_32_2" style:display-name="Currency 4 2" style:family="table-cell" style:data-style-name="N54"/>
    <style:style style:name="Currency_32_5" style:display-name="Currency 5" style:family="table-cell" style:data-style-name="N54"/>
    <style:style style:name="Currency0" style:family="table-cell" style:data-style-name="N0">
      <style:text-properties style:font-name="MS Sans Serif" style:font-name-asian="MS Sans Serif" style:font-name-complex="MS Sans Serif" fo:font-size="10pt" style:font-size-asian="10pt" style:font-size-complex="10pt"/>
    </style:style>
    <style:style style:name="DagerOgTimer" style:family="table-cell" style:data-style-name="N55"/>
    <style:style style:name="DagOgDato" style:family="table-cell" style:data-style-name="N56"/>
    <style:style style:name="DagOgDatoLang" style:family="table-cell" style:data-style-name="N56"/>
    <style:style style:name="Date" style:family="table-cell" style:data-style-name="N20"/>
    <style:style style:name="Date-Time" style:family="table-cell" style:data-style-name="N57">
      <style:table-cell-properties style:vertical-align="automatic" style:repeat-content="false"/>
      <style:paragraph-properties fo:text-align="start" fo:margin-left="0cm"/>
    </style:style>
    <style:style style:name="Dato" style:family="table-cell" style:data-style-name="N19"/>
    <style:style style:name="Datum" style:family="table-cell" style:data-style-name="N58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Decimal_32_1" style:display-name="Decimal 1" style:family="table-cell" style:data-style-name="N59"/>
    <style:style style:name="Decimal_32_2" style:display-name="Decimal 2" style:family="table-cell" style:data-style-name="N60"/>
    <style:style style:name="Decimal_32_3" style:display-name="Decimal 3" style:family="table-cell" style:data-style-name="N61"/>
    <style:style style:name="Dezimal_32__91_0_93__laroux" style:display-name="Dezimal [0]_laroux" style:family="table-cell" style:data-style-name="N62"/>
    <style:style style:name="Dezimal_laroux" style:family="table-cell" style:data-style-name="N63"/>
    <style:style style:name="Dziesi_281_tny_32__91_0_93__laroux" style:display-name="Dziesiętny [0]_laroux" style:family="table-cell" style:data-style-name="N64"/>
    <style:style style:name="Dziesi_281_tny_laroux" style:display-name="Dziesiętny_laroux" style:family="table-cell" style:data-style-name="N51"/>
    <style:style style:name="ET_32_m_283_na" style:display-name="ET měna" style:family="table-cell" style:data-style-name="N38">
      <style:table-cell-properties style:vertical-align="automatic" fo:background-color="transparent" style:repeat-content="false"/>
      <style:paragraph-properties fo:text-align="end" fo:margin-right="0cm"/>
      <style:text-properties style:font-name="Arial CE" style:font-name-asian="Arial CE" style:font-name-complex="Arial CE" fo:font-size="9pt" style:font-size-asian="9pt" style:font-size-complex="9pt"/>
    </style:style>
    <style:style style:name="ET_32_procenta" style:display-name="ET procenta" style:family="table-cell" style:data-style-name="N65">
      <style:table-cell-properties style:vertical-align="automatic" fo:background-color="transparent" style:repeat-content="false"/>
      <style:paragraph-properties fo:text-align="end" fo:margin-right="0cm"/>
      <style:text-properties style:font-name="Arial CE" style:font-name-asian="Arial CE" style:font-name-complex="Arial CE" fo:font-size="9pt" style:font-size-asian="9pt" style:font-size-complex="9pt"/>
    </style:style>
    <style:style style:name="Exception" style:family="table-cell" style:data-style-name="N0">
      <style:table-cell-properties fo:border="thin dotted #660066" style:vertical-align="middle" fo:background-color="#FFCC00"/>
      <style:text-properties fo:font-size="10pt" style:font-size-asian="10pt" style:font-size-complex="10pt"/>
    </style:style>
    <style:style style:name="Explanatory_32_Text_32_2" style:display-name="Explanatory Text 2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2_32_2" style:display-name="Explanatory Text 2 2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3" style:display-name="Explanatory Text 3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3_32_2" style:display-name="Explanatory Text 3 2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4" style:display-name="Explanatory Text 4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4_32_2" style:display-name="Explanatory Text 4 2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5" style:display-name="Explanatory Text 5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5_32_2" style:display-name="Explanatory Text 5 2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6" style:display-name="Explanatory Text 6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Y_32_House" style:display-name="EY House" style:family="table-cell" style:data-style-name="N0">
      <style:text-properties style:font-name="Times New Roman" style:font-name-asian="Times New Roman" style:font-name-complex="Times New Roman" style:font-family-generic="roman"/>
    </style:style>
    <style:style style:name="Feeder_32_Field" style:display-name="Feeder Field" style:family="table-cell" style:data-style-name="N0">
      <style:table-cell-properties fo:border="thin solid #333333" style:vertical-align="middle" fo:background-color="#C0C0C0"/>
      <style:text-properties fo:font-size="10pt" style:font-size-asian="10pt" style:font-size-complex="10pt"/>
    </style:style>
    <style:style style:name="Feeder_32_Field_32_2" style:display-name="Feeder Field 2" style:family="table-cell" style:data-style-name="N0">
      <style:table-cell-properties fo:border="thin solid #333333" style:vertical-align="middle" fo:background-color="#C0C0C0"/>
      <style:text-properties fo:font-size="10pt" style:font-size-asian="10pt" style:font-size-complex="10pt"/>
    </style:style>
    <style:style style:name="Fixed" style:family="table-cell" style:data-style-name="N0">
      <style:table-cell-properties style:vertical-align="automatic" fo:background-color="transparent" style:cell-protect="none"/>
      <style:text-properties fo:color="#800000" style:font-name="Courier" style:font-name-asian="Courier" style:font-name-complex="Courier" fo:font-size="1pt" style:font-size-asian="1pt" style:font-size-complex="1pt" style:font-family-generic="modern"/>
    </style:style>
    <style:style style:name="footer" style:family="table-cell" style:data-style-name="N0">
      <style:table-cell-properties style:vertical-align="automatic"/>
    </style:style>
    <style:style style:name="Good_32_2" style:display-name="Good 2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Good_32_2_32_2" style:display-name="Good 2 2" style:family="table-cell" style:data-style-name="N0">
      <style:table-cell-properties fo:background-color="#CCFFCC"/>
      <style:text-properties fo:color="#006100" style:font-name="Calibri" style:font-name-asian="Calibri" style:font-name-complex="Calibri" fo:font-size="11pt" style:font-size-asian="11pt" style:font-size-complex="11pt"/>
    </style:style>
    <style:style style:name="Good_32_3" style:display-name="Good 3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Good_32_3_32_2" style:display-name="Good 3 2" style:family="table-cell" style:data-style-name="N0">
      <style:table-cell-properties fo:background-color="#CCFFCC"/>
      <style:text-properties fo:color="#006100" style:font-name="Calibri" style:font-name-asian="Calibri" style:font-name-complex="Calibri" fo:font-size="11pt" style:font-size-asian="11pt" style:font-size-complex="11pt"/>
    </style:style>
    <style:style style:name="Good_32_4" style:display-name="Good 4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Good_32_4_32_2" style:display-name="Good 4 2" style:family="table-cell" style:data-style-name="N0">
      <style:table-cell-properties fo:background-color="#CCFFCC"/>
      <style:text-properties fo:color="#006100" style:font-name="Calibri" style:font-name-asian="Calibri" style:font-name-complex="Calibri" fo:font-size="11pt" style:font-size-asian="11pt" style:font-size-complex="11pt"/>
    </style:style>
    <style:style style:name="Good_32_5" style:display-name="Good 5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Good_32_5_32_2" style:display-name="Good 5 2" style:family="table-cell" style:data-style-name="N0">
      <style:table-cell-properties fo:background-color="#CCFFCC"/>
      <style:text-properties fo:color="#006100" style:font-name="Calibri" style:font-name-asian="Calibri" style:font-name-complex="Calibri" fo:font-size="11pt" style:font-size-asian="11pt" style:font-size-complex="11pt"/>
    </style:style>
    <style:style style:name="Good_32_6" style:display-name="Good 6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Grey" style:family="table-cell" style:data-style-name="N44">
      <style:table-cell-properties fo:background-color="#C0C0C0"/>
      <style:text-properties fo:font-size="8pt" style:font-size-asian="8pt" style:font-size-complex="8pt"/>
    </style:style>
    <style:style style:name="Greyed_32_out" style:display-name="Greyed out" style:family="table-cell" style:data-style-name="N0">
      <style:table-cell-properties fo:border="thin dashed #969696" style:vertical-align="middle" fo:background-color="#C0C0C0"/>
      <style:text-properties fo:color="#808080" fo:font-size="10pt" style:font-size-asian="10pt" style:font-size-complex="10pt"/>
    </style:style>
    <style:style style:name="GSM_Barva" style:family="table-cell" style:data-style-name="N38">
      <style:table-cell-properties fo:background-color="#800000"/>
    </style:style>
    <style:style style:name="Header" style:family="table-cell" style:data-style-name="N0">
      <style:table-cell-properties fo:background-color="transparent"/>
    </style:style>
    <style:style style:name="Heading" style:family="table-cell" style:data-style-name="N66">
      <style:table-cell-properties fo:border-top="none" fo:border-bottom="2pt solid #FF99CC" fo:border-left="none" fo:border-right="none" style:vertical-align="automatic" fo:wrap-option="wrap"/>
      <style:text-properties fo:color="#993366" style:font-name="Helvetica Black" style:font-name-asian="Helvetica Black" style:font-name-complex="Helvetica Black" fo:font-size="8pt" style:font-size-asian="8pt" style:font-size-complex="8pt"/>
    </style:style>
    <style:style style:name="Heading_32_1_32_2" style:display-name="Heading 1 2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2_32_2" style:display-name="Heading 1 2 2" style:family="table-cell" style:data-style-name="N0">
      <style:table-cell-properties fo:border-top="none" fo:border-bottom="thick solid #33CCCC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3" style:display-name="Heading 1 3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3_32_2" style:display-name="Heading 1 3 2" style:family="table-cell" style:data-style-name="N0">
      <style:table-cell-properties fo:border-top="none" fo:border-bottom="thick solid #33CCCC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4" style:display-name="Heading 1 4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4_32_2" style:display-name="Heading 1 4 2" style:family="table-cell" style:data-style-name="N0">
      <style:table-cell-properties fo:border-top="none" fo:border-bottom="thick solid #33CCCC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5" style:display-name="Heading 1 5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5_32_2" style:display-name="Heading 1 5 2" style:family="table-cell" style:data-style-name="N0">
      <style:table-cell-properties fo:border-top="none" fo:border-bottom="thick solid #33CCCC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6" style:display-name="Heading 1 6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2_32_2" style:display-name="Heading 2 2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2_32_2" style:display-name="Heading 2 2 2" style:family="table-cell" style:data-style-name="N0">
      <style:table-cell-properties fo:border-top="none" fo:border-bottom="thick solid #C0C0C0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3" style:display-name="Heading 2 3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3_32_2" style:display-name="Heading 2 3 2" style:family="table-cell" style:data-style-name="N0">
      <style:table-cell-properties fo:border-top="none" fo:border-bottom="thick solid #C0C0C0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4" style:display-name="Heading 2 4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4_32_2" style:display-name="Heading 2 4 2" style:family="table-cell" style:data-style-name="N0">
      <style:table-cell-properties fo:border-top="none" fo:border-bottom="thick solid #C0C0C0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5" style:display-name="Heading 2 5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5_32_2" style:display-name="Heading 2 5 2" style:family="table-cell" style:data-style-name="N0">
      <style:table-cell-properties fo:border-top="none" fo:border-bottom="thick solid #C0C0C0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6" style:display-name="Heading 2 6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3_32_2" style:display-name="Heading 3 2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2_32_2" style:display-name="Heading 3 2 2" style:family="table-cell" style:data-style-name="N0">
      <style:table-cell-properties fo:border-top="none" fo:border-bottom="2pt solid #33CCCC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3" style:display-name="Heading 3 3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3_32_2" style:display-name="Heading 3 3 2" style:family="table-cell" style:data-style-name="N0">
      <style:table-cell-properties fo:border-top="none" fo:border-bottom="2pt solid #33CCCC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4" style:display-name="Heading 3 4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4_32_2" style:display-name="Heading 3 4 2" style:family="table-cell" style:data-style-name="N0">
      <style:table-cell-properties fo:border-top="none" fo:border-bottom="2pt solid #33CCCC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5" style:display-name="Heading 3 5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5_32_2" style:display-name="Heading 3 5 2" style:family="table-cell" style:data-style-name="N0">
      <style:table-cell-properties fo:border-top="none" fo:border-bottom="2pt solid #33CCCC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6" style:display-name="Heading 3 6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2" style:display-name="Heading 4 2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2_32_2" style:display-name="Heading 4 2 2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3" style:display-name="Heading 4 3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3_32_2" style:display-name="Heading 4 3 2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4" style:display-name="Heading 4 4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4_32_2" style:display-name="Heading 4 4 2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5" style:display-name="Heading 4 5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5_32_2" style:display-name="Heading 4 5 2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6" style:display-name="Heading 4 6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cell-protect="none"/>
      <style:text-properties fo:color="#800000" style:font-name="Courier" style:font-name-asian="Courier" style:font-name-complex="Courier" fo:font-size="1pt" style:font-size-asian="1pt" style:font-size-complex="1pt" fo:font-weight="bold" style:font-weight-asian="bold" style:font-weight-complex="bold" style:font-family-generic="modern"/>
    </style:style>
    <style:style style:name="Heading2" style:family="table-cell" style:data-style-name="N0">
      <style:table-cell-properties style:vertical-align="automatic" fo:background-color="transparent" style:cell-protect="none"/>
      <style:text-properties fo:color="#800000" style:font-name="Courier" style:font-name-asian="Courier" style:font-name-complex="Courier" fo:font-size="1pt" style:font-size-asian="1pt" style:font-size-complex="1pt" fo:font-weight="bold" style:font-weight-asian="bold" style:font-weight-complex="bold" style:font-family-generic="modern"/>
    </style:style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2_32_2" style:display-name="Hyperlink 2 2" style:family="table-cell" style:data-style-name="N0">
      <style:text-properties fo:color="#0000FF" style:font-name="Calibri" style:font-name-asian="Calibri" style:font-name-complex="Calibri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ext-properties fo:color="#0000FF" style:font-name="Calibri" style:font-name-asian="Calibri" style:font-name-complex="Calibri" fo:font-size="11pt" style:font-size-asian="11pt" style:font-size-complex="11pt" style:text-underline-style="solid" style:text-underline-type="single"/>
    </style:style>
    <style:style style:name="Hyperlink_32_5_32_2" style:display-name="Hyperlink 5 2" style:family="table-cell" style:data-style-name="N0">
      <style:text-properties fo:color="#0000FF" style:text-underline-style="solid" style:text-underline-type="single"/>
    </style:style>
    <style:style style:name="Hyperlink_32_6" style:display-name="Hyperlink 6" style:family="table-cell" style:data-style-name="N0">
      <style:text-properties fo:color="#0000FF" style:font-name="Calibri" style:font-name-asian="Calibri" style:font-name-complex="Calibri" fo:font-size="11pt" style:font-size-asian="11pt" style:font-size-complex="11pt" style:text-underline-style="solid" style:text-underline-type="single"/>
    </style:style>
    <style:style style:name="Input_32__37_" style:display-name="Input %" style:family="table-cell" style:data-style-name="N67">
      <style:table-cell-properties style:cell-protect="none"/>
      <style:text-properties fo:color="#0000FF" style:font-name="Times New Roman" style:font-name-asian="Times New Roman" style:font-name-complex="Times New Roman" fo:font-size="8pt" style:font-size-asian="8pt" style:font-size-complex="8pt" fo:text-shadow="1pt 1pt" style:font-family-generic="roman"/>
    </style:style>
    <style:style style:name="Input_32__91_yellow_93_" style:display-name="Input [yellow]" style:family="table-cell" style:data-style-name="N14">
      <style:table-cell-properties fo:background-color="#FFFFCC"/>
      <style:text-properties fo:font-size="8pt" style:font-size-asian="8pt" style:font-size-complex="8pt"/>
    </style:style>
    <style:style style:name="Input_32__91_yellow_93__32_2" style:display-name="Input [yellow] 2" style:family="table-cell" style:data-style-name="N14">
      <style:table-cell-properties fo:background-color="#FFFFCC"/>
      <style:text-properties fo:font-size="8pt" style:font-size-asian="8pt" style:font-size-complex="8pt"/>
    </style:style>
    <style:style style:name="Input_32_1" style:display-name="Input 1" style:family="table-cell" style:data-style-name="N59">
      <style:table-cell-properties style:cell-protect="none"/>
      <style:text-properties fo:color="#0000FF" style:font-name="Times New Roman" style:font-name-asian="Times New Roman" style:font-name-complex="Times New Roman" fo:font-size="8pt" style:font-size-asian="8pt" style:font-size-complex="8pt" fo:text-shadow="1pt 1pt" style:font-family-generic="roman"/>
    </style:style>
    <style:style style:name="Input_32_2" style:display-name="Input 2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Input_32_2_32_2" style:display-name="Input 2 2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Input_32_2_32_3" style:display-name="Input 2 3" style:family="table-cell" style:data-style-name="N0">
      <style:table-cell-properties fo:border="thin dashed #660066" style:vertical-align="middle" fo:background-color="#0066CC" style:cell-protect="none"/>
      <style:text-properties fo:color="#000080" fo:font-size="10pt" style:font-size-asian="10pt" style:font-size-complex="10pt"/>
    </style:style>
    <style:style style:name="Input_32_3" style:display-name="Input 3" style:family="table-cell" style:data-style-name="N61">
      <style:text-properties fo:color="#0000FF" style:font-name="Times New Roman" style:font-name-asian="Times New Roman" style:font-name-complex="Times New Roman" fo:font-size="8pt" style:font-size-asian="8pt" style:font-size-complex="8pt" fo:text-shadow="1pt 1pt" style:font-family-generic="roman"/>
    </style:style>
    <style:style style:name="Input_32_3_32_2" style:display-name="Input 3 2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Input_32_4" style:display-name="Input 4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Input_32_4_32_2" style:display-name="Input 4 2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Input_32_5" style:display-name="Input 5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Input_32_5_32_2" style:display-name="Input 5 2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Input_32_6" style:display-name="Input 6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Italic" style:family="table-cell" style:data-style-name="N0">
      <style:table-cell-properties style:vertical-align="automatic" fo:background-color="transparent"/>
      <style:text-properties style:font-name="Gill Sans MT" style:font-name-asian="Gill Sans MT" style:font-name-complex="Gill Sans MT" fo:font-size="10pt" style:font-size-asian="10pt" style:font-size-complex="10pt" fo:font-style="italic" style:font-style-asian="italic" style:font-style-complex="italic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68"/>
    <style:style style:name="Konto" style:family="table-cell" style:data-style-name="N69"/>
    <style:style style:name="KPMG_32_Heading_32_1" style:display-name="KPMG Heading 1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ize="18pt" style:font-size-asian="18pt" style:font-size-complex="18pt" style:font-family-generic="roman"/>
    </style:style>
    <style:style style:name="KPMG_32_Heading_32_2" style:display-name="KPMG Heading 2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KPMG_32_Heading_32_3" style:display-name="KPMG Heading 3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tyle="italic" style:font-style-asian="italic" style:font-style-complex="italic" fo:font-weight="bold" style:font-weight-asian="bold" style:font-weight-complex="bold" style:font-family-generic="roman"/>
    </style:style>
    <style:style style:name="KPMG_32_Heading_32_4" style:display-name="KPMG Heading 4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tyle="italic" style:font-style-asian="italic" style:font-style-complex="italic" style:font-family-generic="roman"/>
    </style:style>
    <style:style style:name="KPMG_32_Normal" style:display-name="KPMG Normal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KPMG_32_Normal_32_Text" style:display-name="KPMG Normal Text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KPMGcolheader" style:family="table-cell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000080" style:font-name="Univers 45 Light" style:font-name-asian="Univers 45 Light" style:font-name-complex="Univers 45 Light" fo:font-size="8pt" style:font-size-asian="8pt" style:font-size-complex="8pt" fo:font-weight="bold" style:font-weight-asian="bold" style:font-weight-complex="bold"/>
    </style:style>
    <style:style style:name="KPMGnormal" style:family="table-cell" style:data-style-name="N70"/>
    <style:style style:name="KPMGnormalindent" style:family="table-cell" style:data-style-name="N0">
      <style:table-cell-properties style:vertical-align="automatic" fo:background-color="transparent" style:repeat-content="false"/>
      <style:paragraph-properties fo:text-align="start" fo:margin-left="0.353cm"/>
      <style:text-properties style:font-name="Univers 45 Light" style:font-name-asian="Univers 45 Light" style:font-name-complex="Univers 45 Light" fo:font-size="8pt" style:font-size-asian="8pt" style:font-size-complex="8pt"/>
    </style:style>
    <style:style style:name="KPMGnormalindent2" style:family="table-cell" style:data-style-name="N0">
      <style:table-cell-properties style:vertical-align="automatic" fo:background-color="transparent" style:repeat-content="false"/>
      <style:paragraph-properties fo:text-align="start" fo:margin-left="0.706cm"/>
      <style:text-properties style:font-name="Univers 45 Light" style:font-name-asian="Univers 45 Light" style:font-name-complex="Univers 45 Light" fo:font-size="8pt" style:font-size-asian="8pt" style:font-size-complex="8pt"/>
    </style:style>
    <style:style style:name="KPMGnumber" style:family="table-cell" style:data-style-name="N70">
      <style:text-properties style:font-name="Univers 45 Light" style:font-name-asian="Univers 45 Light" style:font-name-complex="Univers 45 Light" fo:font-size="8pt" style:font-size-asian="8pt" style:font-size-complex="8pt"/>
    </style:style>
    <style:style style:name="KPMGpercent" style:family="table-cell" style:data-style-name="N71">
      <style:table-cell-properties style:vertical-align="automatic" fo:background-color="transparent" style:repeat-content="false"/>
      <style:paragraph-properties fo:text-align="end" fo:margin-right="0cm"/>
      <style:text-properties style:font-name="Univers 45 Light" style:font-name-asian="Univers 45 Light" style:font-name-complex="Univers 45 Light" fo:font-size="8pt" style:font-size-asian="8pt" style:font-size-complex="8pt" fo:font-style="italic" style:font-style-asian="italic" style:font-style-complex="italic"/>
    </style:style>
    <style:style style:name="KPMGpercentrow" style:family="table-cell" style:data-style-name="N30">
      <style:table-cell-properties style:vertical-align="automatic" fo:background-color="transparent" style:repeat-content="false"/>
      <style:paragraph-properties fo:text-align="start" fo:margin-left="0cm"/>
      <style:text-properties style:font-name="Univers 45 Light" style:font-name-asian="Univers 45 Light" style:font-name-complex="Univers 45 Light" fo:font-size="8pt" style:font-size-asian="8pt" style:font-size-complex="8pt" fo:font-style="italic" style:font-style-asian="italic" style:font-style-complex="italic"/>
    </style:style>
    <style:style style:name="KPMGsubheader" style:family="table-cell" style:data-style-name="N0">
      <style:text-properties fo:color="#FF00FF" style:font-name="Univers 45 Light" style:font-name-asian="Univers 45 Light" style:font-name-complex="Univers 45 Light" fo:font-size="8pt" style:font-size-asian="8pt" style:font-size-complex="8pt" fo:font-weight="bold" style:font-weight-asian="bold" style:font-weight-complex="bold"/>
    </style:style>
    <style:style style:name="Lien_32_hypertexte_32_visit_233__P_38_L_32_by_32_Activity_32_March_32__39_02_32__40_Apr_32_15_41__32_-_32_All_32_details" style:display-name="Lien hypertexte visité_P&amp;L by Activity March '02 (Apr 15) - All details" style:family="table-cell" style:data-style-name="N0">
      <style:text-properties fo:color="#800080" fo:font-size="10pt" style:font-size-asian="10pt" style:font-size-complex="10pt" style:text-underline-style="solid" style:text-underline-type="single"/>
    </style:style>
    <style:style style:name="Linked_32_Cell_32_2" style:display-name="Linked Cell 2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Linked_32_Cell_32_2_32_2" style:display-name="Linked Cell 2 2" style:family="table-cell" style:data-style-name="N0">
      <style:table-cell-properties fo:border-top="none" fo:border-bottom="thin double #FF9900" fo:border-left="none" fo:border-right="none"/>
      <style:text-properties fo:color="#FF9900" style:font-name="Calibri" style:font-name-asian="Calibri" style:font-name-complex="Calibri" fo:font-size="11pt" style:font-size-asian="11pt" style:font-size-complex="11pt"/>
    </style:style>
    <style:style style:name="Linked_32_Cell_32_3" style:display-name="Linked Cell 3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Linked_32_Cell_32_3_32_2" style:display-name="Linked Cell 3 2" style:family="table-cell" style:data-style-name="N0">
      <style:table-cell-properties fo:border-top="none" fo:border-bottom="thin double #FF9900" fo:border-left="none" fo:border-right="none"/>
      <style:text-properties fo:color="#FF9900" style:font-name="Calibri" style:font-name-asian="Calibri" style:font-name-complex="Calibri" fo:font-size="11pt" style:font-size-asian="11pt" style:font-size-complex="11pt"/>
    </style:style>
    <style:style style:name="Linked_32_Cell_32_4" style:display-name="Linked Cell 4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Linked_32_Cell_32_4_32_2" style:display-name="Linked Cell 4 2" style:family="table-cell" style:data-style-name="N0">
      <style:table-cell-properties fo:border-top="none" fo:border-bottom="thin double #FF9900" fo:border-left="none" fo:border-right="none"/>
      <style:text-properties fo:color="#FF9900" style:font-name="Calibri" style:font-name-asian="Calibri" style:font-name-complex="Calibri" fo:font-size="11pt" style:font-size-asian="11pt" style:font-size-complex="11pt"/>
    </style:style>
    <style:style style:name="Linked_32_Cell_32_5" style:display-name="Linked Cell 5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Linked_32_Cell_32_5_32_2" style:display-name="Linked Cell 5 2" style:family="table-cell" style:data-style-name="N0">
      <style:table-cell-properties fo:border-top="none" fo:border-bottom="thin double #FF9900" fo:border-left="none" fo:border-right="none"/>
      <style:text-properties fo:color="#FF9900" style:font-name="Calibri" style:font-name-asian="Calibri" style:font-name-complex="Calibri" fo:font-size="11pt" style:font-size-asian="11pt" style:font-size-complex="11pt"/>
    </style:style>
    <style:style style:name="Linked_32_Cell_32_6" style:display-name="Linked Cell 6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m_63_ny_0f83zm4yytAvDZPSbNxjaUl2F" style:display-name="m?ny_0f83zm4yytAvDZPSbNxjaUl2F" style:family="table-cell" style:data-style-name="N39"/>
    <style:style style:name="M_183_na" style:display-name="M·na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meny_CTD" style:family="table-cell" style:data-style-name="N72"/>
    <style:style style:name="Millares_32__91_0_93__EjW30n4zytAwEaPSbNwiaTl2F" style:display-name="Millares [0]_EjW30n4zytAwEaPSbNwiaTl2F" style:family="table-cell" style:data-style-name="N73"/>
    <style:style style:name="Millares_EjW30n4zytAwEaPSbNwiaTl2F" style:family="table-cell" style:data-style-name="N74"/>
    <style:style style:name="Milliers_32__91_0_93__9ctfwjhVNIpKs513Q0MYGasMM" style:display-name="Milliers [0]_9ctfwjhVNIpKs513Q0MYGasMM" style:family="table-cell" style:data-style-name="N75"/>
    <style:style style:name="Milliers_9ctfwjhVNIpKs513Q0MYGasMM" style:family="table-cell" style:data-style-name="N62"/>
    <style:style style:name="Moneda_32__91_0_93__EjW30n4zytAwEaPSbNwiaTl2F" style:display-name="Moneda [0]_EjW30n4zytAwEaPSbNwiaTl2F" style:family="table-cell" style:data-style-name="N78"/>
    <style:style style:name="Moneda_EjW30n4zytAwEaPSbNwiaTl2F" style:family="table-cell" style:data-style-name="N79"/>
    <style:style style:name="Mon_233_taire_32__91_0_93__9ctfwjhVNIpKs513Q0MYGasMM" style:display-name="Monétaire [0]_9ctfwjhVNIpKs513Q0MYGasMM" style:family="table-cell" style:data-style-name="N76"/>
    <style:style style:name="Mon_233_taire_9ctfwjhVNIpKs513Q0MYGasMM" style:display-name="Monétaire_9ctfwjhVNIpKs513Q0MYGasMM" style:family="table-cell" style:data-style-name="N77"/>
    <style:style style:name="Month" style:family="table-cell" style:data-style-name="N80"/>
    <style:style style:name="Nadpis1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Nadpis2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Named_32_Range" style:display-name="Named Range" style:family="table-cell" style:data-style-name="N0">
      <style:table-cell-properties fo:border="thin dotted #FF0000"/>
    </style:style>
    <style:style style:name="Named_32_Range_32_Tag" style:display-name="Named Range Tag" style:family="table-cell" style:data-style-name="N0">
      <style:table-cell-properties style:vertical-align="top" fo:background-color="transparent" style:repeat-content="false"/>
      <style:paragraph-properties fo:text-align="start" fo:margin-left="0cm"/>
      <style:text-properties fo:color="#FF0000" fo:font-size="8pt" style:font-size-asian="8pt" style:font-size-complex="8pt"/>
    </style:style>
    <style:style style:name="Neutral_32_2" style:display-name="Neutral 2" style:family="table-cell" style:data-style-name="N0">
      <style:table-cell-properties fo:background-color="#FFEB9C"/>
      <style:text-properties fo:color="#9C6500" style:font-name="Calibri" style:font-name-asian="Calibri" style:font-name-complex="Calibri" fo:font-size="11pt" style:font-size-asian="11pt" style:font-size-complex="11pt"/>
    </style:style>
    <style:style style:name="Neutral_32_2_32_2" style:display-name="Neutral 2 2" style:family="table-cell" style:data-style-name="N0">
      <style:table-cell-properties fo:background-color="#FFEB9C"/>
      <style:text-properties fo:color="#993300" style:font-name="Calibri" style:font-name-asian="Calibri" style:font-name-complex="Calibri" fo:font-size="11pt" style:font-size-asian="11pt" style:font-size-complex="11pt"/>
    </style:style>
    <style:style style:name="Neutral_32_3" style:display-name="Neutral 3" style:family="table-cell" style:data-style-name="N0">
      <style:table-cell-properties fo:background-color="#FFEB9C"/>
      <style:text-properties fo:color="#9C6500" style:font-name="Calibri" style:font-name-asian="Calibri" style:font-name-complex="Calibri" fo:font-size="11pt" style:font-size-asian="11pt" style:font-size-complex="11pt"/>
    </style:style>
    <style:style style:name="Neutral_32_3_32_2" style:display-name="Neutral 3 2" style:family="table-cell" style:data-style-name="N0">
      <style:table-cell-properties fo:background-color="#FFEB9C"/>
      <style:text-properties fo:color="#993300" style:font-name="Calibri" style:font-name-asian="Calibri" style:font-name-complex="Calibri" fo:font-size="11pt" style:font-size-asian="11pt" style:font-size-complex="11pt"/>
    </style:style>
    <style:style style:name="Neutral_32_4" style:display-name="Neutral 4" style:family="table-cell" style:data-style-name="N0">
      <style:table-cell-properties fo:background-color="#FFEB9C"/>
      <style:text-properties fo:color="#9C6500" style:font-name="Calibri" style:font-name-asian="Calibri" style:font-name-complex="Calibri" fo:font-size="11pt" style:font-size-asian="11pt" style:font-size-complex="11pt"/>
    </style:style>
    <style:style style:name="Neutral_32_4_32_2" style:display-name="Neutral 4 2" style:family="table-cell" style:data-style-name="N0">
      <style:table-cell-properties fo:background-color="#FFEB9C"/>
      <style:text-properties fo:color="#993300" style:font-name="Calibri" style:font-name-asian="Calibri" style:font-name-complex="Calibri" fo:font-size="11pt" style:font-size-asian="11pt" style:font-size-complex="11pt"/>
    </style:style>
    <style:style style:name="Neutral_32_5" style:display-name="Neutral 5" style:family="table-cell" style:data-style-name="N0">
      <style:table-cell-properties fo:background-color="#FFEB9C"/>
      <style:text-properties fo:color="#9C6500" style:font-name="Calibri" style:font-name-asian="Calibri" style:font-name-complex="Calibri" fo:font-size="11pt" style:font-size-asian="11pt" style:font-size-complex="11pt"/>
    </style:style>
    <style:style style:name="Neutral_32_5_32_2" style:display-name="Neutral 5 2" style:family="table-cell" style:data-style-name="N0">
      <style:table-cell-properties fo:background-color="#FFEB9C"/>
      <style:text-properties fo:color="#993300" style:font-name="Calibri" style:font-name-asian="Calibri" style:font-name-complex="Calibri" fo:font-size="11pt" style:font-size-asian="11pt" style:font-size-complex="11pt"/>
    </style:style>
    <style:style style:name="Neutral_32_6" style:display-name="Neutral 6" style:family="table-cell" style:data-style-name="N0">
      <style:table-cell-properties fo:background-color="#FFEB9C"/>
      <style:text-properties fo:color="#9C6500" style:font-name="Calibri" style:font-name-asian="Calibri" style:font-name-complex="Calibri" fo:font-size="11pt" style:font-size-asian="11pt" style:font-size-complex="11pt"/>
    </style:style>
    <style:style style:name="NMT_Barva" style:family="table-cell" style:data-style-name="N38">
      <style:table-cell-properties fo:background-color="#0066CC"/>
    </style:style>
    <style:style style:name="norm_63_ln_63___63_.Bud.-D98-kont._40_SAG_41_" style:display-name="norm?ln?_?.Bud.-D98-kont.(SAG)" style:family="table-cell" style:data-style-name="N3">
      <style:table-cell-properties style:vertical-align="automatic" fo:background-color="transparent"/>
      <style:text-properties style:font-name="Arial CE" style:font-name-asian="Arial CE" style:font-name-complex="Arial CE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-_32_Style1" style:display-name="Normal - Style1" style:family="table-cell" style:data-style-name="N81">
      <style:table-cell-properties style:vertical-align="automatic" fo:background-color="transparent"/>
      <style:text-properties style:font-name="Arial CE" style:font-name-asian="Arial CE" style:font-name-complex="Arial CE" fo:font-size="10pt" style:font-size-asian="10pt" style:font-size-complex="10pt"/>
    </style:style>
    <style:style style:name="Normal_32_-_32_Style7" style:display-name="Normal - Style7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Normal_32_-_32_Style8" style:display-name="Normal - Style8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0_32_2" style:display-name="Normal 10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0_32_3" style:display-name="Normal 10 3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11" style:display-name="Normal 11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11_32_2" style:display-name="Normal 11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1_32_3" style:display-name="Normal 11 3" style:family="table-cell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Normal_32_12" style:display-name="Normal 12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12_32_2" style:display-name="Normal 1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3" style:display-name="Normal 13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13_32_2" style:display-name="Normal 13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4" style:display-name="Normal 14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14_32_2" style:display-name="Normal 14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5" style:display-name="Normal 15" style:family="table-cell" style:data-style-name="N82">
      <style:table-cell-properties style:vertical-align="automatic" fo:background-color="transparent"/>
      <style:text-properties fo:font-size="10pt" style:font-size-asian="10pt" style:font-size-complex="10pt"/>
    </style:style>
    <style:style style:name="Normal_32_15_32_2" style:display-name="Normal 15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6" style:display-name="Normal 16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7" style:display-name="Normal 1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8" style:display-name="Normal 18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9" style:display-name="Normal 19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2_32_10" style:display-name="Normal 2 10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11" style:display-name="Normal 2 11" style:family="table-cell" style:data-style-name="N0">
      <style:table-cell-properties style:vertical-align="automatic" fo:background-color="transparent"/>
    </style:style>
    <style:style style:name="Normal_32_2_32_12" style:display-name="Normal 2 1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Normal_32_2_32_13" style:display-name="Normal 2 1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2_32_2" style:display-name="Normal 2 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2_32_3" style:display-name="Normal 2 2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2_32_4" style:display-name="Normal 2 2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2_32_5" style:display-name="Normal 2 2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2_32_6" style:display-name="Normal 2 2 6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3" style:display-name="Normal 2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3_32_2" style:display-name="Normal 2 3 2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 fo:font-size="10pt" style:font-size-asian="10pt" style:font-size-complex="10pt"/>
    </style:style>
    <style:style style:name="Normal_32_2_32_4" style:display-name="Normal 2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5" style:display-name="Normal 2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6" style:display-name="Normal 2 6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7" style:display-name="Normal 2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8" style:display-name="Normal 2 8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9" style:display-name="Normal 2 9" style:family="table-cell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Normal_32_2_PF_accounts_pack_workings" style:display-name="Normal 2_PF_accounts_pack_workings" style:family="table-cell" style:data-style-name="N83">
      <style:table-cell-properties style:vertical-align="automatic" fo:background-color="transparent"/>
      <style:text-properties fo:font-size="10pt" style:font-size-asian="10pt" style:font-size-complex="10pt"/>
    </style:style>
    <style:style style:name="Normal_32_20" style:display-name="Normal 20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0_32_2" style:display-name="Normal 20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1" style:display-name="Normal 2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2" style:display-name="Normal 2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3" style:display-name="Normal 2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4" style:display-name="Normal 2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4_32_2" style:display-name="Normal 24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5" style:display-name="Normal 2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6" style:display-name="Normal 2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6_32_2" style:display-name="Normal 26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6_32_2_32_2" style:display-name="Normal 26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6_32_2_32_3" style:display-name="Normal 26 2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6_32_3" style:display-name="Normal 26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7" style:display-name="Normal 2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8" style:display-name="Normal 28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9" style:display-name="Normal 29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_32_13" style:display-name="Normal 3 2 1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_32_13_32_2" style:display-name="Normal 3 2 1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_32_13_32_2_32_2" style:display-name="Normal 3 2 13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_32_13_32_3" style:display-name="Normal 3 2 13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_32_2" style:display-name="Normal 3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_32_2_32_2" style:display-name="Normal 3 2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_32_2_32_3" style:display-name="Normal 3 2 2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_32_3" style:display-name="Normal 3 2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_32_2_32_3_32_2" style:display-name="Normal 3 2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3_32_3_32_2" style:display-name="Normal 3 3 2" style:family="table-cell" style:data-style-name="N0">
      <style:table-cell-properties style:vertical-align="automatic" fo:background-color="transparent"/>
    </style:style>
    <style:style style:name="Normal_32_3_32_3_32_2_32_2" style:display-name="Normal 3 3 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_32_3_32_3" style:display-name="Normal 3 3 3" style:family="table-cell" style:data-style-name="N0">
      <style:table-cell-properties style:vertical-align="automatic" fo:background-color="transparent"/>
    </style:style>
    <style:style style:name="Normal_32_3_32_3_32_4" style:display-name="Normal 3 3 4" style:family="table-cell" style:data-style-name="N0">
      <style:table-cell-properties style:vertical-align="automatic" fo:background-color="transparent"/>
    </style:style>
    <style:style style:name="Normal_32_3_32_4" style:display-name="Normal 3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4_32_2" style:display-name="Normal 3 4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_32_5" style:display-name="Normal 3 5" style:family="table-cell" style:data-style-name="N0">
      <style:table-cell-properties style:vertical-align="automatic" fo:background-color="transparent"/>
    </style:style>
    <style:style style:name="Normal_32_3_32_5_32_2" style:display-name="Normal 3 5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5_32_3" style:display-name="Normal 3 5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Apr_32_12_32_template_32_v1" style:display-name="Normal 3_Apr 12 template v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0" style:display-name="Normal 30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1" style:display-name="Normal 3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2" style:display-name="Normal 3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3" style:display-name="Normal 3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4" style:display-name="Normal 3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5" style:display-name="Normal 3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6" style:display-name="Normal 36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7" style:display-name="Normal 3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8" style:display-name="Normal 38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9" style:display-name="Normal 39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4_32_2" style:display-name="Normal 4 2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4_32_2_32_2" style:display-name="Normal 4 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4_32_3" style:display-name="Normal 4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4_32_4" style:display-name="Normal 4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4_32_5" style:display-name="Normal 4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6" style:display-name="Normal 4 6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40" style:display-name="Normal 40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41" style:display-name="Normal 4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42" style:display-name="Normal 4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2_32_2" style:display-name="Normal 4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3" style:display-name="Normal 4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32_44" style:display-name="Normal 4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4_32_2" style:display-name="Normal 44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5" style:display-name="Normal 4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5_32_2" style:display-name="Normal 45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6" style:display-name="Normal 4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6_32_2" style:display-name="Normal 46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7" style:display-name="Normal 4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48" style:display-name="Normal 48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49" style:display-name="Normal 49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9_32_2" style:display-name="Normal 49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9_32_3" style:display-name="Normal 49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10" style:display-name="Normal 5 10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5_32_2_32_2" style:display-name="Normal 5 2 2" style:family="table-cell" style:data-style-name="N0">
      <style:table-cell-properties style:vertical-align="automatic" fo:background-color="transparent"/>
    </style:style>
    <style:style style:name="Normal_32_5_32_2_32_3" style:display-name="Normal 5 2 3" style:family="table-cell" style:data-style-name="N0">
      <style:table-cell-properties style:vertical-align="automatic" fo:background-color="transparent"/>
    </style:style>
    <style:style style:name="Normal_32_5_32_2_32_4" style:display-name="Normal 5 2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3" style:display-name="Normal 5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3_32_2" style:display-name="Normal 5 3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3_32_3" style:display-name="Normal 5 3 3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5_32_4" style:display-name="Normal 5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5" style:display-name="Normal 5 5" style:family="table-cell" style:data-style-name="N0">
      <style:table-cell-properties style:vertical-align="automatic" fo:background-color="transparent"/>
    </style:style>
    <style:style style:name="Normal_32_5_32_6" style:display-name="Normal 5 6" style:family="table-cell" style:data-style-name="N0">
      <style:table-cell-properties style:vertical-align="automatic" fo:background-color="transparent"/>
    </style:style>
    <style:style style:name="Normal_32_5_32_7" style:display-name="Normal 5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8" style:display-name="Normal 5 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_32_9" style:display-name="Normal 5 9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Apr_32_12_32_template_32_v1" style:display-name="Normal 5_Apr 12 template v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0" style:display-name="Normal 50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1" style:display-name="Normal 5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1_32_2" style:display-name="Normal 51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2" style:display-name="Normal 5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2_32_2" style:display-name="Normal 5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3" style:display-name="Normal 5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4" style:display-name="Normal 5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5" style:display-name="Normal 5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6" style:display-name="Normal 56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7" style:display-name="Normal 5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8" style:display-name="Normal 58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9" style:display-name="Normal 59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6_32_2" style:display-name="Normal 6 2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6_32_2_32_2" style:display-name="Normal 6 2 2" style:family="table-cell" style:data-style-name="N0">
      <style:table-cell-properties style:vertical-align="automatic" fo:background-color="transparent"/>
    </style:style>
    <style:style style:name="Normal_32_6_32_2_32_3" style:display-name="Normal 6 2 3" style:family="table-cell" style:data-style-name="N0">
      <style:table-cell-properties style:vertical-align="automatic" fo:background-color="transparent"/>
    </style:style>
    <style:style style:name="Normal_32_6_32_3" style:display-name="Normal 6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_32_4" style:display-name="Normal 6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0" style:display-name="Normal 60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0_32_2" style:display-name="Normal 60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1" style:display-name="Normal 6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2" style:display-name="Normal 6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3" style:display-name="Normal 6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4" style:display-name="Normal 6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5" style:display-name="Normal 6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6" style:display-name="Normal 66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7" style:display-name="Normal 6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8" style:display-name="Normal 68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9" style:display-name="Normal 69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7_32_2" style:display-name="Normal 7 2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7_32_2_32_2" style:display-name="Normal 7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7_32_2_32_2_32_2" style:display-name="Normal 7 2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7_32_2_32_3" style:display-name="Normal 7 2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7_32_4" style:display-name="Normal 7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70" style:display-name="Normal 70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71" style:display-name="Normal 7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72" style:display-name="Normal 7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73" style:display-name="Normal 7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8_32_2" style:display-name="Normal 8 2" style:family="table-cell" style:data-style-name="N0">
      <style:table-cell-properties style:vertical-align="automatic" fo:background-color="transparent"/>
    </style:style>
    <style:style style:name="Normal_32_8_32_2_32_2" style:display-name="Normal 8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2_32_2_32_2" style:display-name="Normal 8 2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2_32_3" style:display-name="Normal 8 2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_32_2_32_4" style:display-name="Normal 8 2 4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8_32_3" style:display-name="Normal 8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3_32_2" style:display-name="Normal 8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3_32_2_32_2" style:display-name="Normal 8 3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3_32_3" style:display-name="Normal 8 3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4" style:display-name="Normal 8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_32_4_32_2" style:display-name="Normal 8 4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4_32_2_32_2" style:display-name="Normal 8 4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5" style:display-name="Normal 8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5_32_2" style:display-name="Normal 8 5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6" style:display-name="Normal 8 6" style:family="table-cell" style:data-style-name="N0">
      <style:table-cell-properties style:vertical-align="automatic" fo:background-color="transparent"/>
    </style:style>
    <style:style style:name="Normal_32_8_32_7" style:display-name="Normal 8 7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Normal_32_9_32_2" style:display-name="Normal 9 2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9_32_2_32_2" style:display-name="Normal 9 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9_32_3" style:display-name="Normal 9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9_32_4" style:display-name="Normal 9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9_32_5" style:display-name="Normal 9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9_32_6" style:display-name="Normal 9 6" style:family="table-cell" style:data-style-name="N0">
      <style:table-cell-properties style:vertical-align="automatic" fo:background-color="transparent"/>
    </style:style>
    <style:style style:name="Normal_32_91" style:display-name="Normal 9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_225_l_Munka1" style:display-name="Normál_Munka1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 fo:font-size="10pt" style:font-size-asian="10pt" style:font-size-complex="10pt"/>
    </style:style>
    <style:style style:name="norm_225_ln_237__CTc_actual_02" style:display-name="normální_CTc_actual_02" style:family="table-cell" style:data-style-name="N0">
      <style:table-cell-properties style:vertical-align="automatic" fo:background-color="transparent"/>
      <style:text-properties style:font-name="Times New Roman CE" style:font-name-asian="Times New Roman CE" style:font-name-complex="Times New Roman CE" fo:font-size="10pt" style:font-size-asian="10pt" style:font-size-complex="10pt"/>
    </style:style>
    <style:style style:name="Normalny_laroux" style:family="table-cell" style:data-style-name="N0">
      <style:table-cell-properties style:vertical-align="automatic" fo:background-color="transparent"/>
      <style:text-properties style:font-name="Arial CE" style:font-name-asian="Arial CE" style:font-name-complex="Arial CE" fo:font-size="10pt" style:font-size-asian="10pt" style:font-size-complex="10pt"/>
    </style:style>
    <style:style style:name="Note_32_2" style:display-name="Note 2" style:family="table-cell" style:data-style-name="N0">
      <style:table-cell-properties fo:border="thin solid #B2B2B2" fo:background-color="#FFFFCC"/>
    </style:style>
    <style:style style:name="Note_32_2_32_2" style:display-name="Note 2 2" style:family="table-cell" style:data-style-name="N0">
      <style:table-cell-properties fo:border="thin solid #B2B2B2" fo:background-color="#FFFFCC"/>
    </style:style>
    <style:style style:name="Note_32_2_32_2_32_2" style:display-name="Note 2 2 2" style:family="table-cell" style:data-style-name="N0">
      <style:table-cell-properties fo:border="thin solid #B2B2B2" fo:background-color="#FFFFCC"/>
    </style:style>
    <style:style style:name="Note_32_2_32_3" style:display-name="Note 2 3" style:family="table-cell" style:data-style-name="N0">
      <style:table-cell-properties fo:border="thin solid #B2B2B2" fo:background-color="#FFFFCC"/>
    </style:style>
    <style:style style:name="Note_32_3" style:display-name="Note 3" style:family="table-cell" style:data-style-name="N0">
      <style:table-cell-properties fo:border="thin solid #B2B2B2" fo:background-color="#FFFFCC"/>
    </style:style>
    <style:style style:name="Note_32_3_32_2" style:display-name="Note 3 2" style:family="table-cell" style:data-style-name="N0">
      <style:table-cell-properties fo:border="thin solid #B2B2B2" fo:background-color="#FFFFCC"/>
    </style:style>
    <style:style style:name="Note_32_3_32_2_32_2" style:display-name="Note 3 2 2" style:family="table-cell" style:data-style-name="N0">
      <style:table-cell-properties fo:border="thin solid #B2B2B2" fo:background-color="#FFFFCC"/>
    </style:style>
    <style:style style:name="Note_32_3_32_3" style:display-name="Note 3 3" style:family="table-cell" style:data-style-name="N0">
      <style:table-cell-properties fo:border="thin solid #B2B2B2" fo:background-color="#FFFFCC"/>
    </style:style>
    <style:style style:name="Note_32_3_32_3_32_2" style:display-name="Note 3 3 2" style:family="table-cell" style:data-style-name="N0">
      <style:table-cell-properties fo:border="thin solid #B2B2B2" fo:background-color="#FFFFCC"/>
    </style:style>
    <style:style style:name="Note_32_3_32_4" style:display-name="Note 3 4" style:family="table-cell" style:data-style-name="N0">
      <style:table-cell-properties fo:border="thin solid #B2B2B2" fo:background-color="#FFFFCC"/>
    </style:style>
    <style:style style:name="Note_32_4" style:display-name="Note 4" style:family="table-cell" style:data-style-name="N0">
      <style:table-cell-properties fo:border="thin solid #B2B2B2" fo:background-color="#FFFFCC"/>
    </style:style>
    <style:style style:name="Note_32_4_32_2" style:display-name="Note 4 2" style:family="table-cell" style:data-style-name="N0">
      <style:table-cell-properties fo:border="thin solid #B2B2B2" fo:background-color="#FFFFCC"/>
    </style:style>
    <style:style style:name="Note_32_4_32_2_32_2" style:display-name="Note 4 2 2" style:family="table-cell" style:data-style-name="N0">
      <style:table-cell-properties fo:border="thin solid #B2B2B2" fo:background-color="#FFFFCC"/>
    </style:style>
    <style:style style:name="Note_32_4_32_3" style:display-name="Note 4 3" style:family="table-cell" style:data-style-name="N0">
      <style:table-cell-properties fo:border="thin solid #B2B2B2" fo:background-color="#FFFFCC"/>
    </style:style>
    <style:style style:name="Note_32_4_32_3_32_2" style:display-name="Note 4 3 2" style:family="table-cell" style:data-style-name="N0">
      <style:table-cell-properties fo:border="thin solid #B2B2B2" fo:background-color="#FFFFCC"/>
    </style:style>
    <style:style style:name="Note_32_4_32_4" style:display-name="Note 4 4" style:family="table-cell" style:data-style-name="N0">
      <style:table-cell-properties fo:border="thin solid #B2B2B2" fo:background-color="#FFFFCC"/>
    </style:style>
    <style:style style:name="Note_32_5" style:display-name="Note 5" style:family="table-cell" style:data-style-name="N0">
      <style:table-cell-properties fo:border="thin solid #B2B2B2" fo:background-color="#FFFFCC"/>
    </style:style>
    <style:style style:name="Note_32_5_32_2" style:display-name="Note 5 2" style:family="table-cell" style:data-style-name="N0">
      <style:table-cell-properties fo:border="thin solid #B2B2B2" fo:background-color="#FFFFCC"/>
    </style:style>
    <style:style style:name="Note_32_5_32_2_32_2" style:display-name="Note 5 2 2" style:family="table-cell" style:data-style-name="N0">
      <style:table-cell-properties fo:border="thin solid #B2B2B2" fo:background-color="#FFFFCC"/>
    </style:style>
    <style:style style:name="Note_32_5_32_3" style:display-name="Note 5 3" style:family="table-cell" style:data-style-name="N0">
      <style:table-cell-properties fo:border="thin solid #B2B2B2" fo:background-color="#FFFFCC"/>
    </style:style>
    <style:style style:name="Note_32_5_32_3_32_2" style:display-name="Note 5 3 2" style:family="table-cell" style:data-style-name="N0">
      <style:table-cell-properties fo:border="thin solid #B2B2B2" fo:background-color="#FFFFCC"/>
    </style:style>
    <style:style style:name="Note_32_5_32_4" style:display-name="Note 5 4" style:family="table-cell" style:data-style-name="N0">
      <style:table-cell-properties fo:border="thin solid #B2B2B2" fo:background-color="#FFFFCC"/>
    </style:style>
    <style:style style:name="Note_32_6" style:display-name="Note 6" style:family="table-cell" style:data-style-name="N0">
      <style:table-cell-properties fo:border="thin solid #B2B2B2" fo:background-color="#FFFFCC"/>
    </style:style>
    <style:style style:name="Note_32_6_32_2" style:display-name="Note 6 2" style:family="table-cell" style:data-style-name="N0">
      <style:table-cell-properties fo:border="thin solid #B2B2B2" fo:background-color="#FFFFCC"/>
    </style:style>
    <style:style style:name="Note_32_6_32_2_32_2" style:display-name="Note 6 2 2" style:family="table-cell" style:data-style-name="N0">
      <style:table-cell-properties fo:border="thin solid #B2B2B2" fo:background-color="#FFFFCC"/>
    </style:style>
    <style:style style:name="Note_32_6_32_3" style:display-name="Note 6 3" style:family="table-cell" style:data-style-name="N0">
      <style:table-cell-properties fo:border="thin solid #B2B2B2" fo:background-color="#FFFFCC"/>
    </style:style>
    <style:style style:name="Number" style:family="table-cell" style:data-style-name="N70">
      <style:table-cell-properties style:vertical-align="middle" style:repeat-content="false"/>
      <style:paragraph-properties fo:text-align="end" fo:margin-right="0cm"/>
    </style:style>
    <style:style style:name="Output_32_2" style:display-name="Output 2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2_32_2" style:display-name="Output 2 2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3" style:display-name="Output 3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3_32_2" style:display-name="Output 3 2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4" style:display-name="Output 4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4_32_2" style:display-name="Output 4 2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5" style:display-name="Output 5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5_32_2" style:display-name="Output 5 2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6" style:display-name="Output 6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Amounts" style:display-name="Output Amounts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Output_32_Line_32_Items" style:display-name="Output Line Items" style:family="table-cell" style:data-style-name="N0">
      <style:table-cell-properties fo:border-top="none" fo:border-bottom="none" fo:border-left="none" fo:border-right="thin solid #000000" style:vertical-align="automatic" fo:background-color="#99CC00"/>
      <style:text-properties fo:color="#800000" style:font-name="Times New Roman" style:font-name-asian="Times New Roman" style:font-name-complex="Times New Roman" fo:font-size="11pt" style:font-size-asian="11pt" style:font-size-complex="11pt" fo:font-weight="bold" style:font-weight-asian="bold" style:font-weight-complex="bold" style:font-family-generic="roman"/>
    </style:style>
    <style:style style:name="Percent_32__40__41_" style:display-name="Percent ()" style:family="table-cell" style:data-style-name="N84"/>
    <style:style style:name="Percent_32__40_0_41_" style:display-name="Percent (0)" style:family="table-cell" style:data-style-name="N85"/>
    <style:style style:name="Percent_32__40_1_41_" style:display-name="Percent (1)" style:family="table-cell" style:data-style-name="N86"/>
    <style:style style:name="Percent_32__91_2_93_" style:display-name="Percent [2]" style:family="table-cell" style:data-style-name="N14"/>
    <style:style style:name="Percent_32_1" style:display-name="Percent 1" style:family="table-cell" style:data-style-name="N87"/>
    <style:style style:name="Percent_32_10" style:display-name="Percent 10" style:family="table-cell" style:data-style-name="N13"/>
    <style:style style:name="Percent_32_10_32_2" style:display-name="Percent 10 2" style:family="table-cell" style:data-style-name="N13"/>
    <style:style style:name="Percent_32_10_32_2_32_2" style:display-name="Percent 10 2 2" style:family="table-cell" style:data-style-name="N13"/>
    <style:style style:name="Percent_32_10_32_3" style:display-name="Percent 10 3" style:family="table-cell" style:data-style-name="N13"/>
    <style:style style:name="Percent_32_11" style:display-name="Percent 11" style:family="table-cell" style:data-style-name="N13"/>
    <style:style style:name="Percent_32_12" style:display-name="Percent 12" style:family="table-cell" style:data-style-name="N13"/>
    <style:style style:name="Percent_32_12_32_2" style:display-name="Percent 12 2" style:family="table-cell" style:data-style-name="N13"/>
    <style:style style:name="Percent_32_13" style:display-name="Percent 13" style:family="table-cell" style:data-style-name="N13"/>
    <style:style style:name="Percent_32_13_32_2" style:display-name="Percent 13 2" style:family="table-cell" style:data-style-name="N13"/>
    <style:style style:name="Percent_32_14" style:display-name="Percent 14" style:family="table-cell" style:data-style-name="N13"/>
    <style:style style:name="Percent_32_15" style:display-name="Percent 15" style:family="table-cell" style:data-style-name="N13"/>
    <style:style style:name="Percent_32_2" style:display-name="Percent 2" style:family="table-cell" style:data-style-name="N13"/>
    <style:style style:name="Percent_32_2_32_2" style:display-name="Percent 2 2" style:family="table-cell" style:data-style-name="N13"/>
    <style:style style:name="Percent_32_2_32_2_32_2" style:display-name="Percent 2 2 2" style:family="table-cell" style:data-style-name="N13"/>
    <style:style style:name="Percent_32_2_32_3" style:display-name="Percent 2 3" style:family="table-cell" style:data-style-name="N13"/>
    <style:style style:name="Percent_32_2_32_4" style:display-name="Percent 2 4" style:family="table-cell" style:data-style-name="N13"/>
    <style:style style:name="Percent_32_2_32_5" style:display-name="Percent 2 5" style:family="table-cell" style:data-style-name="N13"/>
    <style:style style:name="Percent_32_2_32_5_32_2" style:display-name="Percent 2 5 2" style:family="table-cell" style:data-style-name="N13"/>
    <style:style style:name="Percent_32_2_32_6" style:display-name="Percent 2 6" style:family="table-cell" style:data-style-name="N13"/>
    <style:style style:name="Percent_32_2_32_7" style:display-name="Percent 2 7" style:family="table-cell" style:data-style-name="N13"/>
    <style:style style:name="Percent_32_2_2.6.1" style:display-name="Percent 2_2.6.1" style:family="table-cell" style:data-style-name="N13"/>
    <style:style style:name="Percent_32_3" style:display-name="Percent 3" style:family="table-cell" style:data-style-name="N13"/>
    <style:style style:name="Percent_32_3_32_2" style:display-name="Percent 3 2" style:family="table-cell" style:data-style-name="N13"/>
    <style:style style:name="Percent_32_3_32_2_32_2" style:display-name="Percent 3 2 2" style:family="table-cell" style:data-style-name="N13"/>
    <style:style style:name="Percent_32_3_32_2_32_2_32_2" style:display-name="Percent 3 2 2 2" style:family="table-cell" style:data-style-name="N13"/>
    <style:style style:name="Percent_32_3_32_2_32_3" style:display-name="Percent 3 2 3" style:family="table-cell" style:data-style-name="N13"/>
    <style:style style:name="Percent_32_3_32_3" style:display-name="Percent 3 3" style:family="table-cell" style:data-style-name="N13"/>
    <style:style style:name="Percent_32_3_32_3_32_2" style:display-name="Percent 3 3 2" style:family="table-cell" style:data-style-name="N13"/>
    <style:style style:name="Percent_32_3_32_4" style:display-name="Percent 3 4" style:family="table-cell" style:data-style-name="N13"/>
    <style:style style:name="Percent_32_4" style:display-name="Percent 4" style:family="table-cell" style:data-style-name="N13"/>
    <style:style style:name="Percent_32_4_32_2" style:display-name="Percent 4 2" style:family="table-cell" style:data-style-name="N13"/>
    <style:style style:name="Percent_32_4_32_2_32_2" style:display-name="Percent 4 2 2" style:family="table-cell" style:data-style-name="N13"/>
    <style:style style:name="Percent_32_4_32_2_32_2_32_2" style:display-name="Percent 4 2 2 2" style:family="table-cell" style:data-style-name="N13"/>
    <style:style style:name="Percent_32_4_32_2_32_3" style:display-name="Percent 4 2 3" style:family="table-cell" style:data-style-name="N13"/>
    <style:style style:name="Percent_32_4_32_3" style:display-name="Percent 4 3" style:family="table-cell" style:data-style-name="N13"/>
    <style:style style:name="Percent_32_4_32_3_32_2" style:display-name="Percent 4 3 2" style:family="table-cell" style:data-style-name="N13"/>
    <style:style style:name="Percent_32_4_32_3_32_2_32_2" style:display-name="Percent 4 3 2 2" style:family="table-cell" style:data-style-name="N13"/>
    <style:style style:name="Percent_32_4_32_3_32_3" style:display-name="Percent 4 3 3" style:family="table-cell" style:data-style-name="N13"/>
    <style:style style:name="Percent_32_4_32_4" style:display-name="Percent 4 4" style:family="table-cell" style:data-style-name="N13"/>
    <style:style style:name="Percent_32_4_32_4_32_2" style:display-name="Percent 4 4 2" style:family="table-cell" style:data-style-name="N13"/>
    <style:style style:name="Percent_32_4_32_5" style:display-name="Percent 4 5" style:family="table-cell" style:data-style-name="N13"/>
    <style:style style:name="Percent_32_4_32_5_32_2" style:display-name="Percent 4 5 2" style:family="table-cell" style:data-style-name="N13"/>
    <style:style style:name="Percent_32_4_32_6" style:display-name="Percent 4 6" style:family="table-cell" style:data-style-name="N13"/>
    <style:style style:name="Percent_32_4_32_7" style:display-name="Percent 4 7" style:family="table-cell" style:data-style-name="N13"/>
    <style:style style:name="Percent_32_5" style:display-name="Percent 5" style:family="table-cell" style:data-style-name="N13"/>
    <style:style style:name="Percent_32_5_32_2" style:display-name="Percent 5 2" style:family="table-cell" style:data-style-name="N13"/>
    <style:style style:name="Percent_32_5_32_2_32_2" style:display-name="Percent 5 2 2" style:family="table-cell" style:data-style-name="N13"/>
    <style:style style:name="Percent_32_5_32_3" style:display-name="Percent 5 3" style:family="table-cell" style:data-style-name="N13"/>
    <style:style style:name="Percent_32_5_32_4" style:display-name="Percent 5 4" style:family="table-cell" style:data-style-name="N13"/>
    <style:style style:name="Percent_32_6" style:display-name="Percent 6" style:family="table-cell" style:data-style-name="N13"/>
    <style:style style:name="Percent_32_6_32_2" style:display-name="Percent 6 2" style:family="table-cell" style:data-style-name="N13"/>
    <style:style style:name="Percent_32_7" style:display-name="Percent 7" style:family="table-cell" style:data-style-name="N13"/>
    <style:style style:name="Percent_32_7_32_2" style:display-name="Percent 7 2" style:family="table-cell" style:data-style-name="N13"/>
    <style:style style:name="Percent_32_7_32_2_32_2" style:display-name="Percent 7 2 2" style:family="table-cell" style:data-style-name="N13"/>
    <style:style style:name="Percent_32_7_32_2_32_2_32_2" style:display-name="Percent 7 2 2 2" style:family="table-cell" style:data-style-name="N13"/>
    <style:style style:name="Percent_32_7_32_2_32_3" style:display-name="Percent 7 2 3" style:family="table-cell" style:data-style-name="N13"/>
    <style:style style:name="Percent_32_7_32_3" style:display-name="Percent 7 3" style:family="table-cell" style:data-style-name="N13"/>
    <style:style style:name="Percent_32_7_32_3_32_2" style:display-name="Percent 7 3 2" style:family="table-cell" style:data-style-name="N13"/>
    <style:style style:name="Percent_32_7_32_4" style:display-name="Percent 7 4" style:family="table-cell" style:data-style-name="N13"/>
    <style:style style:name="Percent_32_8" style:display-name="Percent 8" style:family="table-cell" style:data-style-name="N13"/>
    <style:style style:name="Percent_32_8_32_2" style:display-name="Percent 8 2" style:family="table-cell" style:data-style-name="N13"/>
    <style:style style:name="Percent_32_8_32_2_32_2" style:display-name="Percent 8 2 2" style:family="table-cell" style:data-style-name="N13"/>
    <style:style style:name="Percent_32_8_32_3" style:display-name="Percent 8 3" style:family="table-cell" style:data-style-name="N13"/>
    <style:style style:name="Percent_32_9" style:display-name="Percent 9" style:family="table-cell" style:data-style-name="N13"/>
    <style:style style:name="Percent_32_9_32_2" style:display-name="Percent 9 2" style:family="table-cell" style:data-style-name="N13"/>
    <style:style style:name="PersonNr" style:family="table-cell" style:data-style-name="N88"/>
    <style:style style:name="Pevn_63_" style:display-name="Pevn?" style:family="table-cell" style:data-style-name="N1">
      <style:table-cell-properties style:vertical-align="automatic" fo:background-color="transparent" style:cell-protect="none"/>
      <style:text-properties style:font-name="Courier" style:font-name-asian="Courier" style:font-name-complex="Courier" fo:font-size="1pt" style:font-size-asian="1pt" style:font-size-complex="1pt" style:font-family-generic="modern"/>
    </style:style>
    <style:style style:name="Pevn_237_" style:display-name="Pevní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PostNr" style:family="table-cell" style:data-style-name="N89"/>
    <style:style style:name="PostNrNorge" style:family="table-cell" style:data-style-name="N90"/>
    <style:style style:name="Procenta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RowHead" style:family="table-cell" style:data-style-name="N30">
      <style:table-cell-properties style:vertical-align="middle" fo:wrap-option="wrap" style:repeat-content="false"/>
      <style:paragraph-properties fo:text-align="start" fo:margin-left="0cm"/>
    </style:style>
    <style:style style:name="_353_ediv_253_" style:display-name="šedivý" style:family="table-cell" style:data-style-name="N0">
      <style:table-cell-properties fo:border-top="2pt solid #000000" fo:border-bottom="thin solid #000000" fo:border-left="2pt solid #000000" fo:border-right="thin solid #000000" style:vertical-align="automatic" fo:background-color="#C0C0C0" style:repeat-content="false"/>
      <style:paragraph-properties fo:text-align="center"/>
      <style:text-properties style:font-name="Arial CE" style:font-name-asian="Arial CE" style:font-name-complex="Arial CE" fo:font-size="10pt" style:font-size-asian="10pt" style:font-size-complex="10pt" fo:font-weight="bold" style:font-weight-asian="bold" style:font-weight-complex="bold"/>
    </style:style>
    <style:style style:name="Shaded" style:family="table-cell" style:data-style-name="N44"/>
    <style:style style:name="SkjulAlt" style:family="table-cell" style:data-style-name="N91"/>
    <style:style style:name="SkjulTall" style:family="table-cell" style:data-style-name="N92"/>
    <style:style style:name="sou_269_et" style:display-name="součet" style:family="table-cell" style:data-style-name="N38">
      <style:table-cell-properties fo:border-top="thin dashed #000000" fo:border-bottom="none" fo:border-left="none" fo:border-right="none" style:vertical-align="automatic" fo:background-color="transparent"/>
    </style:style>
    <style:style style:name="Standard_RMS_INV_TEMPLATE-GERMANY" style:family="table-cell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Standard1_OS" style:family="table-cell" style:data-style-name="N3">
      <style:table-cell-properties style:vertical-align="middle" fo:background-color="transparent"/>
      <style:text-properties style:font-name="Verdana" style:font-name-asian="Verdana" style:font-name-complex="Verdana" fo:font-size="10pt" style:font-size-asian="10pt" style:font-size-complex="10pt"/>
    </style:style>
    <style:style style:name="Style_32_1" style:display-name="Style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Style_32_1_32_2" style:display-name="Style 1 2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/>
    </style:style>
    <style:style style:name="Sum" style:family="table-cell" style:data-style-name="N44">
      <style:text-properties style:font-name="Univers (WN)" style:font-name-asian="Univers (WN)" style:font-name-complex="Univers (WN)" fo:font-weight="bold" style:font-weight-asian="bold" style:font-weight-complex="bold"/>
    </style:style>
    <style:style style:name="Sum_32__37_of_32_HV" style:display-name="Sum %of HV" style:family="table-cell" style:data-style-name="N87">
      <style:text-properties style:font-name="Univers (WN)" style:font-name-asian="Univers (WN)" style:font-name-complex="Univers (WN)" fo:font-size="10pt" style:font-size-asian="10pt" style:font-size-complex="10pt" fo:font-weight="bold" style:font-weight-asian="bold" style:font-weight-complex="bold"/>
    </style:style>
    <style:style style:name="Telefon" style:family="table-cell" style:data-style-name="N93"/>
    <style:style style:name="Thousands_32__40_0_41_" style:display-name="Thousands (0)" style:family="table-cell" style:data-style-name="N94"/>
    <style:style style:name="Thousands_32__40_1_41_" style:display-name="Thousands (1)" style:family="table-cell" style:data-style-name="N95"/>
    <style:style style:name="time" style:family="table-cell" style:data-style-name="N96"/>
    <style:style style:name="Timer1" style:family="table-cell" style:data-style-name="N97"/>
    <style:style style:name="Timer2" style:family="table-cell" style:data-style-name="N98"/>
    <style:style style:name="Title_32_1" style:display-name="Title 1" style:family="table-cell" style:data-style-name="N0">
      <style:table-cell-properties style:vertical-align="middle" fo:background-color="#000080"/>
      <style:text-properties fo:color="#FFFFFF" fo:font-size="16pt" style:font-size-asian="16pt" style:font-size-complex="16pt" fo:font-weight="bold" style:font-weight-asian="bold" style:font-weight-complex="bold"/>
    </style:style>
    <style:style style:name="Title_32_2" style:display-name="Title 2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2_32_2" style:display-name="Title 2 2" style:family="table-cell" style:data-style-name="N47">
      <style:table-cell-properties style:vertical-align="middle" fo:background-color="#CCFFFF"/>
      <style:text-properties fo:color="#9999FF" style:font-name="Univers 45 Light" style:font-name-asian="Univers 45 Light" style:font-name-complex="Univers 45 Light" fo:font-size="16pt" style:font-size-asian="16pt" style:font-size-complex="16pt" fo:font-weight="bold" style:font-weight-asian="bold" style:font-weight-complex="bold"/>
    </style:style>
    <style:style style:name="Title_32_3" style:display-name="Title 3" style:family="table-cell" style:data-style-name="N0">
      <style:table-cell-properties style:vertical-align="middle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Title_32_4" style:display-name="Title 4" style:family="table-cell" style:data-style-name="N0">
      <style:table-cell-properties style:vertical-align="middle" fo:background-color="transparent"/>
      <style:text-properties fo:font-size="11pt" style:font-size-asian="11pt" style:font-size-complex="11pt" fo:font-weight="bold" style:font-weight-asian="bold" style:font-weight-complex="bold"/>
    </style:style>
    <style:style style:name="Title_32_5" style:display-name="Title 5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Siffer" style:family="table-cell" style:data-style-name="N99"/>
    <style:style style:name="Total_32_2" style:display-name="Total 2" style:family="table-cell" style:data-style-name="N0">
      <style:table-cell-properties fo:border-top="thin solid #4F81BD" fo:border-bottom="thin double #4F81BD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2_32_2" style:display-name="Total 2 2" style:family="table-cell" style:data-style-name="N0">
      <style:table-cell-properties fo:border-top="thin solid #33CCCC" fo:border-bottom="thin double #33CCCC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2_32_2_32_2" style:display-name="Total 2 2 2" style:family="table-cell" style:data-style-name="N0">
      <style:table-cell-properties fo:border-top="thin solid #33CCCC" fo:border-bottom="thin double #33CCCC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3" style:display-name="Total 3" style:family="table-cell" style:data-style-name="N0">
      <style:table-cell-properties fo:border-top="thin solid #4F81BD" fo:border-bottom="thin double #4F81BD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3_32_2" style:display-name="Total 3 2" style:family="table-cell" style:data-style-name="N0">
      <style:table-cell-properties fo:border-top="thin solid #33CCCC" fo:border-bottom="thin double #33CCCC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3_32_2_32_2" style:display-name="Total 3 2 2" style:family="table-cell" style:data-style-name="N0">
      <style:table-cell-properties fo:border-top="thin solid #33CCCC" fo:border-bottom="thin double #33CCCC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4" style:display-name="Total 4" style:family="table-cell" style:data-style-name="N0">
      <style:table-cell-properties fo:border-top="thin solid #4F81BD" fo:border-bottom="thin double #4F81BD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4_32_2" style:display-name="Total 4 2" style:family="table-cell" style:data-style-name="N0">
      <style:table-cell-properties fo:border-top="thin solid #33CCCC" fo:border-bottom="thin double #33CCCC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4_32_2_32_2" style:display-name="Total 4 2 2" style:family="table-cell" style:data-style-name="N0">
      <style:table-cell-properties fo:border-top="thin solid #33CCCC" fo:border-bottom="thin double #33CCCC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5" style:display-name="Total 5" style:family="table-cell" style:data-style-name="N0">
      <style:table-cell-properties fo:border-top="thin solid #4F81BD" fo:border-bottom="thin double #4F81BD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5_32_2" style:display-name="Total 5 2" style:family="table-cell" style:data-style-name="N0">
      <style:table-cell-properties fo:border-top="thin solid #33CCCC" fo:border-bottom="thin double #33CCCC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5_32_2_32_2" style:display-name="Total 5 2 2" style:family="table-cell" style:data-style-name="N0">
      <style:table-cell-properties fo:border-top="thin solid #33CCCC" fo:border-bottom="thin double #33CCCC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6" style:display-name="Total 6" style:family="table-cell" style:data-style-name="N0">
      <style:table-cell-properties fo:border-top="thin solid #4F81BD" fo:border-bottom="thin double #4F81BD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reSiffer" style:family="table-cell" style:data-style-name="N100"/>
    <style:style style:name="Tusenskille1000" style:family="table-cell" style:data-style-name="N101"/>
    <style:style style:name="TusenskilleFarger" style:family="table-cell" style:data-style-name="N102"/>
    <style:style style:name="Underline_32_2" style:display-name="Underline 2" style:family="table-cell" style:data-style-name="N14">
      <style:table-cell-properties fo:border-top="none" fo:border-bottom="thin double #000000" fo:border-left="none" fo:border-right="none"/>
    </style:style>
    <style:style style:name="Valuta1000" style:family="table-cell" style:data-style-name="N103"/>
    <style:style style:name="ValutaFarger" style:family="table-cell" style:data-style-name="N104"/>
    <style:style style:name="Walutowy_32__91_0_93__laroux" style:display-name="Walutowy [0]_laroux" style:family="table-cell" style:data-style-name="N105"/>
    <style:style style:name="Walutowy_laroux" style:family="table-cell" style:data-style-name="N106"/>
    <style:style style:name="Warning_32_Text_32_2" style:display-name="Warning Text 2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2_32_2" style:display-name="Warning Text 2 2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3" style:display-name="Warning Text 3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3_32_2" style:display-name="Warning Text 3 2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4" style:display-name="Warning Text 4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4_32_2" style:display-name="Warning Text 4 2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5" style:display-name="Warning Text 5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5_32_2" style:display-name="Warning Text 5 2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6" style:display-name="Warning Text 6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Year" style:family="table-cell" style:data-style-name="N107"/>
    <style:style style:name="Year_32_2" style:display-name="Year 2" style:family="table-cell" style:data-style-name="N107"/>
    <style:style style:name="_19968__33324__PROPERTY" style:display-name="一般_PROPERTY" style:family="table-cell" style:data-style-name="N37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15748031496063in" fo:margin-bottom="0.31496062992126in" fo:margin-left="0.236220472440945in" fo:margin-right="0.196850393700787in" style:print-orientation="landscape" style:print-page-order="ttb" style:first-page-number="continue" style:scale-to="80%" style:table-centering="none" style:print="objects charts drawings"/>
      <style:header-style>
        <style:header-footer-properties fo:min-height="0.15748031496063in" fo:margin-left="0.236220472440945in" fo:margin-right="0.196850393700787in" fo:margin-bottom="0in"/>
      </style:header-style>
      <style:footer-style>
        <style:header-footer-properties fo:min-height="0.078740157480315in" fo:margin-left="0.236220472440945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title>DWP's headcount and payroll data for May 2016</dc:title>
    <meta:initial-creator/>
    <dc:creator/>
    <meta:creation-date>2016-06-24T09:14:56Z</meta:creation-date>
    <dc:date>2016-06-24T09:15:45Z</dc:date>
  </office:meta>
</office:document-meta>
</file>